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f73c0"/>
    </style:style>
    <style:style style:name="P2" style:family="paragraph" style:parent-style-name="Standard">
      <style:paragraph-properties fo:text-align="start" style:justify-single-word="false"/>
      <style:text-properties fo:color="#2a6099" fo:language="de" fo:country="DE" officeooo:rsid="001d4927" officeooo:paragraph-rsid="001d4927"/>
    </style:style>
    <style:style style:name="P3" style:family="paragraph" style:parent-style-name="Standard">
      <style:paragraph-properties fo:text-align="start" style:justify-single-word="false"/>
      <style:text-properties fo:color="#bf0041" fo:language="de" fo:country="DE" officeooo:rsid="001dd8aa" officeooo:paragraph-rsid="001dd8aa"/>
    </style:style>
    <style:style style:name="P4" style:family="paragraph" style:parent-style-name="Standard">
      <style:paragraph-properties fo:text-align="start" style:justify-single-word="false"/>
      <style:text-properties fo:color="#ffbf00" fo:language="de" fo:country="DE" officeooo:rsid="001dd8aa" officeooo:paragraph-rsid="001dd8aa"/>
    </style:style>
    <style:style style:name="P5" style:family="paragraph" style:parent-style-name="Standard">
      <style:paragraph-properties fo:text-align="start" style:justify-single-word="false"/>
      <style:text-properties fo:color="#00a933" fo:language="de" fo:country="DE" officeooo:rsid="001dd8aa" officeooo:paragraph-rsid="001dd8aa"/>
    </style:style>
    <style:style style:name="P6" style:family="paragraph" style:parent-style-name="Standard">
      <style:paragraph-properties fo:text-align="center" style:justify-single-word="false"/>
      <style:text-properties fo:language="de" fo:country="DE"/>
    </style:style>
    <style:style style:name="P7" style:family="paragraph" style:parent-style-name="Standard">
      <style:paragraph-properties fo:text-align="center" style:justify-single-word="false"/>
      <style:text-properties fo:language="de" fo:country="DE" officeooo:paragraph-rsid="001d4927"/>
    </style:style>
    <style:style style:name="P8" style:family="paragraph" style:parent-style-name="Standard">
      <style:paragraph-properties fo:text-align="start" style:justify-single-word="false"/>
      <style:text-properties fo:language="de" fo:country="DE" officeooo:rsid="001dd8aa" officeooo:paragraph-rsid="001dd8aa"/>
    </style:style>
    <style:style style:name="P9" style:family="paragraph" style:parent-style-name="Standard">
      <style:paragraph-properties fo:text-align="start" style:justify-single-word="false"/>
      <style:text-properties fo:language="de" fo:country="DE"/>
    </style:style>
    <style:style style:name="P10" style:family="paragraph" style:parent-style-name="Standard">
      <style:paragraph-properties fo:text-align="start" style:justify-single-word="false"/>
      <style:text-properties fo:language="de" fo:country="DE" officeooo:rsid="001f73c0" officeooo:paragraph-rsid="001f73c0"/>
    </style:style>
    <style:style style:name="P11" style:family="paragraph" style:parent-style-name="Standard">
      <style:paragraph-properties fo:text-align="start" style:justify-single-word="false"/>
      <style:text-properties fo:language="de" fo:country="DE" officeooo:rsid="001d4927" officeooo:paragraph-rsid="001d4927"/>
    </style:style>
    <style:style style:name="P12" style:family="paragraph" style:parent-style-name="Standard">
      <style:paragraph-properties fo:text-align="start" style:justify-single-word="false"/>
      <style:text-properties fo:language="de" fo:country="DE" officeooo:rsid="0021c65c" officeooo:paragraph-rsid="0021c65c"/>
    </style:style>
    <style:style style:name="P13" style:family="paragraph" style:parent-style-name="Standard">
      <style:paragraph-properties fo:text-align="start" style:justify-single-word="false"/>
      <style:text-properties fo:language="de" fo:country="DE" officeooo:rsid="00254a96" officeooo:paragraph-rsid="00254a96"/>
    </style:style>
    <style:style style:name="P14" style:family="paragraph" style:parent-style-name="Standard">
      <style:paragraph-properties fo:text-align="start" style:justify-single-word="false"/>
      <style:text-properties fo:language="de" fo:country="DE" officeooo:rsid="0026d625" officeooo:paragraph-rsid="0026d625"/>
    </style:style>
    <style:style style:name="P15" style:family="paragraph" style:parent-style-name="Standard">
      <style:paragraph-properties fo:text-align="start" style:justify-single-word="false"/>
      <style:text-properties fo:language="de" fo:country="DE" fo:font-weight="bold" officeooo:paragraph-rsid="001d4927" style:font-weight-asian="bold" style:font-weight-complex="bold"/>
    </style:style>
    <style:style style:name="P16" style:family="paragraph" style:parent-style-name="Standard">
      <style:paragraph-properties fo:text-align="start" style:justify-single-word="false"/>
      <style:text-properties fo:language="de" fo:country="DE" fo:font-weight="bold" officeooo:rsid="001dd8aa" officeooo:paragraph-rsid="001dd8aa" style:font-weight-asian="bold" style:font-weight-complex="bold"/>
    </style:style>
    <style:style style:name="T1" style:family="text">
      <style:text-properties officeooo:rsid="001d4927"/>
    </style:style>
    <style:style style:name="T2" style:family="text">
      <style:text-properties officeooo:rsid="001dd8aa"/>
    </style:style>
    <style:style style:name="T3" style:family="text">
      <style:text-properties fo:language="de" fo:country="DE" officeooo:rsid="001f73c0"/>
    </style:style>
    <style:style style:name="T4" style:family="text">
      <style:text-properties fo:language="de" fo:country="DE" officeooo:rsid="00210a06"/>
    </style:style>
    <style:style style:name="T5" style:family="text">
      <style:text-properties officeooo:rsid="0021c65c"/>
    </style:style>
    <style:style style:name="T6" style:family="text">
      <style:text-properties officeooo:rsid="002381a6"/>
    </style:style>
    <style:style style:name="T7" style:family="text">
      <style:text-properties officeooo:rsid="00243bd7"/>
    </style:style>
    <style:style style:name="T8" style:family="text">
      <style:text-properties officeooo:rsid="00254a96"/>
    </style:style>
    <style:style style:name="T9" style:family="text">
      <style:text-properties fo:language="en" fo:country="US" officeooo:rsid="00254a96"/>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draw:frame draw:style-name="fr2" draw:name="Object1" text:anchor-type="char" svg:width="6.2984in" svg:height="3.5457in" draw:z-index="0"><draw:object xlink:href="./Object 1" xlink:type="simple" xlink:show="embed" xlink:actuate="onLoad"/><draw:image xlink:href="./ObjectReplacements/Object 1" xlink:type="simple" xlink:show="embed" xlink:actuate="onLoad"/></draw:frame></text:p>
      <text:p text:style-name="P7"><draw:frame draw:style-name="fr2" draw:name="Object2" text:anchor-type="char" svg:width="6.2984in" svg:height="3.5453in" draw:z-index="1"><draw:object xlink:href="./Object 2" xlink:type="simple" xlink:show="embed" xlink:actuate="onLoad"/><draw:image xlink:href="./ObjectReplacements/Object 2" xlink:type="simple" xlink:show="embed" xlink:actuate="onLoad"/></draw:frame></text:p>
      <text:p text:style-name="P6"><draw:frame draw:style-name="fr1" draw:name="Object3" text:anchor-type="char" svg:width="6.2992in" svg:height="3.5429in" draw:z-index="2"><draw:object xlink:href="./Object 3" xlink:type="simple" xlink:show="embed" xlink:actuate="onLoad"/><draw:image xlink:href="./ObjectReplacements/Object 3" xlink:type="simple" xlink:show="embed" xlink:actuate="onLoad"/></draw:frame></text:p>
      <text:p text:style-name="P8"><text:soft-page-break/></text:p>
      <text:p text:style-name="P8">Die Farben representieren jeweils einen Server aus folgendem Pool:</text:p>
      <text:p text:style-name="P2">Blau: 0.de.pool.ntp.org <text:span text:style-name="T2">(Server 0)</text:span></text:p>
      <text:p text:style-name="P3">Rot: 1.de.pool.ntp.org (Server 1)</text:p>
      <text:p text:style-name="P4">Gelb: 2.de.pool.ntp.org (Server 2)</text:p>
      <text:p text:style-name="P5">Grün: 3.de.pool.ntp.org (Server 3)</text:p>
      <text:p text:style-name="P9"/>
      <text:p text:style-name="P9"/>
      <text:p text:style-name="P9"/>
      <text:p text:style-name="P10">Zu dem gelben Server gibt es den geringsten Offset. Sein Zeit scheint also am nächsten an unserer Zeit zu liegen. Wohingegen die Uhr des blauen Servers am meisten von unserer abweicht.</text:p>
      <text:p text:style-name="P10">Bezüglich der räumlichen Distanz scheint hingegen der grüne Server am nächsten zu sein, da dessen Delay am geringsten ausfällt. Und der rote Server scheint am weitesten weg zu sein.</text:p>
      <text:p text:style-name="P1"><text:span text:style-name="T3">Die Uhr des blauen Servers scheint am </text:span><text:span text:style-name="T4">besten mit seinem Zeitserver synchronisiert</text:span><text:span text:style-name="T3"> zu sein, da seine Root Dispersion wesentlich geringer ausfällt, als die der anderen drei Server. </text:span><text:span text:style-name="T4">Es ist außerdem zu erkennen, dass die Root Dispersion des gelben Servers etwas geringer ausfällt, als die des roten Servers, jedoch ist der Unterschied eher gering.</text:span></text:p>
      <text:p text:style-name="P1"><text:span text:style-name="T4"/></text:p>
      <text:p text:style-name="P1"><text:span text:style-name="T4"/></text:p>
      <text:p text:style-name="P15"><text:span text:style-name="T1">Offset </text:span><text:span text:style-name="T5">[((T2 – T1) + (T3 – T4)) / 2]</text:span><text:span text:style-name="T1">:</text:span></text:p>
      <text:p text:style-name="P12">Es fallen mehrere Ausreißer auf, wobei einer besonders stark ausfällt. (grün, zwischen 17 und 21) Diese Ausreißer sind wohl nicht darauf <text:span text:style-name="T6">zurückzuführen, dass die Differenz zwischen unserer Uhr und der des Servers plötzlich sehr hoch ist und dann wieder normal. Uhren sollten normalerweise keine Sprünge machen. Es gibt zwar einen Clock Drift, jedoch ist dieser kontinuierlich. Die Ausreißer sind also auf etwas anderes zurückzuführen. Bei Betrachtung der Formel für den Offset </text:span><text:span text:style-name="T7">ist erkennbar, dass sich dieser erhöht, wenn sich T2 erhöht. Die Ausreißer nach oben sind also damit zu erklären, dass Pakete auf dem Weg von uns zum Server „im Stau stecken bleiben“. </text:span><text:span text:style-name="T8">Im umgekehrten Fall verursachen Pakete, die auf dem Weg vom Server zu uns in „</text:span><text:span text:style-name="T9">Congestion</text:span><text:span text:style-name="T8">“ geraten einen Ausreißer nach unten, weil sich T4 erhöht.</text:span></text:p>
      <text:p text:style-name="P11"/>
      <text:p text:style-name="P16">Delay <text:span text:style-name="T8">(RTT / 2)</text:span>:</text:p>
      <text:p text:style-name="P13">Hier sind Ausreißer zu den selben Zeitpunkten zu erkenne. Diese Fallen jedoch immer nach oben aus. Dies lässt sich mit der Formel für das Delay erklären: Wenn ein Paket „stecken bleibt“ verlängert sich die RTT immer – unabhängig davon, ob das Paket von uns zum Server oder vom Server zu uns geschickt wurde.</text:p>
      <text:p text:style-name="P8"/>
      <text:p text:style-name="P16">Root Dispersion:</text:p>
      <text:p text:style-name="P14">Die erkennbaren „Sägezahnkurven“ sind mit dem Clock Drift zu erklären. Die Uhren der Server „driften“ und synchronisieren sich dann in gewissen Zeitabständen immer wieder. Das erklärt das plötzliche Abfallen der Kurve.</text:p>
      <text:p text:style-name="P14">Der blaue Server zeigt dieses Verhalten nicht, da er scheinbar sehr gut mit seinem Zeitserver synchronisiert ist. Er hat möglicherweise ein geringeres Stratum (liegt also in der Hierarchie auf einer höheren Ebene).</text:p>
      <text:p text:style-name="P9"/>
      <text:p text:style-name="P9"/>
      <text:p text:style-name="P9"/>
      <text:p text:style-name="P9"/>
      <text:p text:style-name="P9"/>
      <text:p text:style-name="P9"/>
      <text:p text:style-name="P9"/>
      <text:p text:style-name="P9"/>
      <text:p text:style-name="P9"/>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052in" fo:margin-bottom="0.1909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7T13:27:26.872608588</meta:creation-date>
    <dc:date>2021-01-27T15:13:39.267144761</dc:date>
    <meta:editing-duration>PT11M55S</meta:editing-duration>
    <meta:editing-cycles>2</meta:editing-cycles>
    <meta:generator>LibreOffice/6.4.6.2$Linux_X86_64 LibreOffice_project/40$Build-2</meta:generator>
    <meta:document-statistic meta:table-count="0" meta:image-count="0" meta:object-count="3" meta:page-count="2" meta:paragraph-count="15" meta:word-count="394" meta:character-count="2524" meta:non-whitespace-character-count="2142"/>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9.006cm" xlink:href="." xlink:type="simple" chart:class="chart:line" chart:style-name="ch1">
        <chart:title svg:x="7.307cm" svg:y="0.316cm" chart:style-name="ch2">
          <text:p>Offset</text:p>
        </chart:title>
        <chart:plot-area chart:style-name="ch3" chart:data-source-has-labels="both" svg:x="1.33cm" svg:y="1.275cm" svg:width="14.349cm" svg:height="6.57cm">
          <chartooo:coordinate-region svg:x="2.242cm" svg:y="1.474cm" svg:width="13.437cm" svg:height="5.579cm"/>
          <chart:axis chart:dimension="x" chart:name="primary-x" chart:style-name="ch4" chartooo:axis-type="text">
            <chart:title svg:x="8.354cm" svg:y="8.025cm" chart:style-name="ch5">
              <text:p>n</text:p>
            </chart:title>
            <chart:categories table:cell-range-address="local-table.$A$2:.$A$101"/>
          </chart:axis>
          <chart:axis chart:dimension="y" chart:name="primary-y" chart:style-name="ch4">
            <chart:title svg:x="0.451cm" svg:y="5.49cm" chart:style-name="ch6">
              <text:p>Offset in sec</text:p>
            </chart:title>
            <chart:grid chart:style-name="ch7" chart:class="major"/>
          </chart:axis>
          <chart:series chart:style-name="ch8" chart:values-cell-range-address="local-table.$B$2:.$B$101" chart:label-cell-address="local-table.$B$1" chart:class="chart:line">
            <chart:data-point chart:repeated="100"/>
          </chart:series>
          <chart:series chart:style-name="ch9" chart:values-cell-range-address="local-table.$C$2:.$C$101" chart:label-cell-address="local-table.$C$1" chart:class="chart:line">
            <chart:data-point chart:repeated="100"/>
          </chart:series>
          <chart:series chart:style-name="ch10" chart:values-cell-range-address="local-table.$D$2:.$D$101" chart:label-cell-address="local-table.$D$1" chart:class="chart:line">
            <chart:data-point chart:repeated="100"/>
          </chart:series>
          <chart:series chart:style-name="ch11" chart:values-cell-range-address="local-table.$E$2:.$E$101" chart:label-cell-address="local-table.$E$1" chart:class="chart:line">
            <chart:data-point chart:repeated="100"/>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C</text:p>
              </table:table-cell>
              <table:table-cell office:value-type="string">
                <text:p>Column D</text:p>
              </table:table-cell>
              <table:table-cell office:value-type="string">
                <text:p>Column E</text:p>
              </table:table-cell>
              <table:table-cell office:value-type="string">
                <text:p>Column F</text:p>
              </table:table-cell>
            </table:table-row>
          </table:table-header-rows>
          <table:table-rows>
            <table:table-row>
              <table:table-cell office:value-type="string">
                <text:p>1</text:p>
              </table:table-cell>
              <table:table-cell office:value-type="float" office:value="0.006037">
                <text:p>0.006037</text:p>
              </table:table-cell>
              <table:table-cell office:value-type="float" office:value="0.005331">
                <text:p>0.005331</text:p>
              </table:table-cell>
              <table:table-cell office:value-type="float" office:value="0.002018">
                <text:p>0.002018</text:p>
              </table:table-cell>
              <table:table-cell office:value-type="float" office:value="0.004219">
                <text:p>0.004219</text:p>
              </table:table-cell>
            </table:table-row>
            <table:table-row>
              <table:table-cell office:value-type="string">
                <text:p>2</text:p>
              </table:table-cell>
              <table:table-cell office:value-type="float" office:value="0.005642">
                <text:p>0.005642</text:p>
              </table:table-cell>
              <table:table-cell office:value-type="float" office:value="0.00517">
                <text:p>0.00517</text:p>
              </table:table-cell>
              <table:table-cell office:value-type="float" office:value="0.001693">
                <text:p>0.001693</text:p>
              </table:table-cell>
              <table:table-cell office:value-type="float" office:value="0.003624">
                <text:p>0.003624</text:p>
              </table:table-cell>
            </table:table-row>
            <table:table-row>
              <table:table-cell office:value-type="string">
                <text:p>3</text:p>
              </table:table-cell>
              <table:table-cell office:value-type="float" office:value="0.005508">
                <text:p>0.005508</text:p>
              </table:table-cell>
              <table:table-cell office:value-type="float" office:value="0.004971">
                <text:p>0.004971</text:p>
              </table:table-cell>
              <table:table-cell office:value-type="float" office:value="0.001928">
                <text:p>0.001928</text:p>
              </table:table-cell>
              <table:table-cell office:value-type="float" office:value="0.00401">
                <text:p>0.00401</text:p>
              </table:table-cell>
            </table:table-row>
            <table:table-row>
              <table:table-cell office:value-type="string">
                <text:p>4</text:p>
              </table:table-cell>
              <table:table-cell office:value-type="float" office:value="0.005514">
                <text:p>0.005514</text:p>
              </table:table-cell>
              <table:table-cell office:value-type="float" office:value="0.005193">
                <text:p>0.005193</text:p>
              </table:table-cell>
              <table:table-cell office:value-type="float" office:value="0.001942">
                <text:p>0.001942</text:p>
              </table:table-cell>
              <table:table-cell office:value-type="float" office:value="0.004012">
                <text:p>0.004012</text:p>
              </table:table-cell>
            </table:table-row>
            <table:table-row>
              <table:table-cell office:value-type="string">
                <text:p>5</text:p>
              </table:table-cell>
              <table:table-cell office:value-type="float" office:value="0.005606">
                <text:p>0.005606</text:p>
              </table:table-cell>
              <table:table-cell office:value-type="float" office:value="0.005078">
                <text:p>0.005078</text:p>
              </table:table-cell>
              <table:table-cell office:value-type="float" office:value="0.001975">
                <text:p>0.001975</text:p>
              </table:table-cell>
              <table:table-cell office:value-type="float" office:value="0.003992">
                <text:p>0.003992</text:p>
              </table:table-cell>
            </table:table-row>
            <table:table-row>
              <table:table-cell office:value-type="string">
                <text:p>6</text:p>
              </table:table-cell>
              <table:table-cell office:value-type="float" office:value="0.005425">
                <text:p>0.005425</text:p>
              </table:table-cell>
              <table:table-cell office:value-type="float" office:value="0.005178">
                <text:p>0.005178</text:p>
              </table:table-cell>
              <table:table-cell office:value-type="float" office:value="0.001914">
                <text:p>0.001914</text:p>
              </table:table-cell>
              <table:table-cell office:value-type="float" office:value="0.004019">
                <text:p>0.004019</text:p>
              </table:table-cell>
            </table:table-row>
            <table:table-row>
              <table:table-cell office:value-type="string">
                <text:p>7</text:p>
              </table:table-cell>
              <table:table-cell office:value-type="float" office:value="0.005341">
                <text:p>0.005341</text:p>
              </table:table-cell>
              <table:table-cell office:value-type="float" office:value="0.005114">
                <text:p>0.005114</text:p>
              </table:table-cell>
              <table:table-cell office:value-type="float" office:value="0.001976">
                <text:p>0.001976</text:p>
              </table:table-cell>
              <table:table-cell office:value-type="float" office:value="0.00413">
                <text:p>0.00413</text:p>
              </table:table-cell>
            </table:table-row>
            <table:table-row>
              <table:table-cell office:value-type="string">
                <text:p>8</text:p>
              </table:table-cell>
              <table:table-cell office:value-type="float" office:value="0.005587">
                <text:p>0.005587</text:p>
              </table:table-cell>
              <table:table-cell office:value-type="float" office:value="0.005155">
                <text:p>0.005155</text:p>
              </table:table-cell>
              <table:table-cell office:value-type="float" office:value="0.002012">
                <text:p>0.002012</text:p>
              </table:table-cell>
              <table:table-cell office:value-type="float" office:value="0.003315">
                <text:p>0.003315</text:p>
              </table:table-cell>
            </table:table-row>
            <table:table-row>
              <table:table-cell office:value-type="string">
                <text:p>9</text:p>
              </table:table-cell>
              <table:table-cell office:value-type="float" office:value="0.00545">
                <text:p>0.00545</text:p>
              </table:table-cell>
              <table:table-cell office:value-type="float" office:value="0.005304">
                <text:p>0.005304</text:p>
              </table:table-cell>
              <table:table-cell office:value-type="float" office:value="0.001922">
                <text:p>0.001922</text:p>
              </table:table-cell>
              <table:table-cell office:value-type="float" office:value="0.004029">
                <text:p>0.004029</text:p>
              </table:table-cell>
            </table:table-row>
            <table:table-row>
              <table:table-cell office:value-type="string">
                <text:p>10</text:p>
              </table:table-cell>
              <table:table-cell office:value-type="float" office:value="0.005479">
                <text:p>0.005479</text:p>
              </table:table-cell>
              <table:table-cell office:value-type="float" office:value="0.00515">
                <text:p>0.00515</text:p>
              </table:table-cell>
              <table:table-cell office:value-type="float" office:value="0.001979">
                <text:p>0.001979</text:p>
              </table:table-cell>
              <table:table-cell office:value-type="float" office:value="0.003881">
                <text:p>0.003881</text:p>
              </table:table-cell>
            </table:table-row>
            <table:table-row>
              <table:table-cell office:value-type="string">
                <text:p>11</text:p>
              </table:table-cell>
              <table:table-cell office:value-type="float" office:value="0.005023">
                <text:p>0.005023</text:p>
              </table:table-cell>
              <table:table-cell office:value-type="float" office:value="0.005255">
                <text:p>0.005255</text:p>
              </table:table-cell>
              <table:table-cell office:value-type="float" office:value="0.002141">
                <text:p>0.002141</text:p>
              </table:table-cell>
              <table:table-cell office:value-type="float" office:value="0.003946">
                <text:p>0.003946</text:p>
              </table:table-cell>
            </table:table-row>
            <table:table-row>
              <table:table-cell office:value-type="string">
                <text:p>12</text:p>
              </table:table-cell>
              <table:table-cell office:value-type="float" office:value="0.005541">
                <text:p>0.005541</text:p>
              </table:table-cell>
              <table:table-cell office:value-type="float" office:value="0.005205">
                <text:p>0.005205</text:p>
              </table:table-cell>
              <table:table-cell office:value-type="float" office:value="0.001944">
                <text:p>0.001944</text:p>
              </table:table-cell>
              <table:table-cell office:value-type="float" office:value="0.003926">
                <text:p>0.003926</text:p>
              </table:table-cell>
            </table:table-row>
            <table:table-row>
              <table:table-cell office:value-type="string">
                <text:p>13</text:p>
              </table:table-cell>
              <table:table-cell office:value-type="float" office:value="0.005247">
                <text:p>0.005247</text:p>
              </table:table-cell>
              <table:table-cell office:value-type="float" office:value="0.005256">
                <text:p>0.005256</text:p>
              </table:table-cell>
              <table:table-cell office:value-type="float" office:value="0.001909">
                <text:p>0.001909</text:p>
              </table:table-cell>
              <table:table-cell office:value-type="float" office:value="0.003714">
                <text:p>0.003714</text:p>
              </table:table-cell>
            </table:table-row>
            <table:table-row>
              <table:table-cell office:value-type="string">
                <text:p>14</text:p>
              </table:table-cell>
              <table:table-cell office:value-type="float" office:value="0.005315">
                <text:p>0.005315</text:p>
              </table:table-cell>
              <table:table-cell office:value-type="float" office:value="0.005226">
                <text:p>0.005226</text:p>
              </table:table-cell>
              <table:table-cell office:value-type="float" office:value="0.001977">
                <text:p>0.001977</text:p>
              </table:table-cell>
              <table:table-cell office:value-type="float" office:value="0.004069">
                <text:p>0.004069</text:p>
              </table:table-cell>
            </table:table-row>
            <table:table-row>
              <table:table-cell office:value-type="string">
                <text:p>15</text:p>
              </table:table-cell>
              <table:table-cell office:value-type="float" office:value="0.004757">
                <text:p>0.004757</text:p>
              </table:table-cell>
              <table:table-cell office:value-type="float" office:value="0.00518">
                <text:p>0.00518</text:p>
              </table:table-cell>
              <table:table-cell office:value-type="float" office:value="0.001991">
                <text:p>0.001991</text:p>
              </table:table-cell>
              <table:table-cell office:value-type="float" office:value="0.003905">
                <text:p>0.003905</text:p>
              </table:table-cell>
            </table:table-row>
            <table:table-row>
              <table:table-cell office:value-type="string">
                <text:p>16</text:p>
              </table:table-cell>
              <table:table-cell office:value-type="float" office:value="0.005499">
                <text:p>0.005499</text:p>
              </table:table-cell>
              <table:table-cell office:value-type="float" office:value="0.005015">
                <text:p>0.005015</text:p>
              </table:table-cell>
              <table:table-cell office:value-type="float" office:value="0.001994">
                <text:p>0.001994</text:p>
              </table:table-cell>
              <table:table-cell office:value-type="float" office:value="0.004093">
                <text:p>0.004093</text:p>
              </table:table-cell>
            </table:table-row>
            <table:table-row>
              <table:table-cell office:value-type="string">
                <text:p>17</text:p>
              </table:table-cell>
              <table:table-cell office:value-type="float" office:value="0.005192">
                <text:p>0.005192</text:p>
              </table:table-cell>
              <table:table-cell office:value-type="float" office:value="0.004989">
                <text:p>0.004989</text:p>
              </table:table-cell>
              <table:table-cell office:value-type="float" office:value="0.001818">
                <text:p>0.001818</text:p>
              </table:table-cell>
              <table:table-cell office:value-type="float" office:value="0.004045">
                <text:p>0.004045</text:p>
              </table:table-cell>
            </table:table-row>
            <table:table-row>
              <table:table-cell office:value-type="string">
                <text:p>18</text:p>
              </table:table-cell>
              <table:table-cell office:value-type="float" office:value="0.005597">
                <text:p>0.005597</text:p>
              </table:table-cell>
              <table:table-cell office:value-type="float" office:value="0.005249">
                <text:p>0.005249</text:p>
              </table:table-cell>
              <table:table-cell office:value-type="float" office:value="0.001885">
                <text:p>0.001885</text:p>
              </table:table-cell>
              <table:table-cell office:value-type="float" office:value="0.011779">
                <text:p>0.011779</text:p>
              </table:table-cell>
            </table:table-row>
            <table:table-row>
              <table:table-cell office:value-type="string">
                <text:p>19</text:p>
              </table:table-cell>
              <table:table-cell office:value-type="float" office:value="0.005518">
                <text:p>0.005518</text:p>
              </table:table-cell>
              <table:table-cell office:value-type="float" office:value="0.005316">
                <text:p>0.005316</text:p>
              </table:table-cell>
              <table:table-cell office:value-type="float" office:value="0.001968">
                <text:p>0.001968</text:p>
              </table:table-cell>
              <table:table-cell office:value-type="float" office:value="0.003844">
                <text:p>0.003844</text:p>
              </table:table-cell>
            </table:table-row>
            <table:table-row>
              <table:table-cell office:value-type="string">
                <text:p>20</text:p>
              </table:table-cell>
              <table:table-cell office:value-type="float" office:value="0.005315">
                <text:p>0.005315</text:p>
              </table:table-cell>
              <table:table-cell office:value-type="float" office:value="0.005142">
                <text:p>0.005142</text:p>
              </table:table-cell>
              <table:table-cell office:value-type="float" office:value="0.001932">
                <text:p>0.001932</text:p>
              </table:table-cell>
              <table:table-cell office:value-type="float" office:value="0.003442">
                <text:p>0.003442</text:p>
              </table:table-cell>
            </table:table-row>
            <table:table-row>
              <table:table-cell office:value-type="string">
                <text:p>21</text:p>
              </table:table-cell>
              <table:table-cell office:value-type="float" office:value="0.005644">
                <text:p>0.005644</text:p>
              </table:table-cell>
              <table:table-cell office:value-type="float" office:value="0.005186">
                <text:p>0.005186</text:p>
              </table:table-cell>
              <table:table-cell office:value-type="float" office:value="0.002013">
                <text:p>0.002013</text:p>
              </table:table-cell>
              <table:table-cell office:value-type="float" office:value="0.004124">
                <text:p>0.004124</text:p>
              </table:table-cell>
            </table:table-row>
            <table:table-row>
              <table:table-cell office:value-type="string">
                <text:p>22</text:p>
              </table:table-cell>
              <table:table-cell office:value-type="float" office:value="0.005635">
                <text:p>0.005635</text:p>
              </table:table-cell>
              <table:table-cell office:value-type="float" office:value="0.005221">
                <text:p>0.005221</text:p>
              </table:table-cell>
              <table:table-cell office:value-type="float" office:value="0.001909">
                <text:p>0.001909</text:p>
              </table:table-cell>
              <table:table-cell office:value-type="float" office:value="0.003965">
                <text:p>0.003965</text:p>
              </table:table-cell>
            </table:table-row>
            <table:table-row>
              <table:table-cell office:value-type="string">
                <text:p>23</text:p>
              </table:table-cell>
              <table:table-cell office:value-type="float" office:value="0.005565">
                <text:p>0.005565</text:p>
              </table:table-cell>
              <table:table-cell office:value-type="float" office:value="0.005018">
                <text:p>0.005018</text:p>
              </table:table-cell>
              <table:table-cell office:value-type="float" office:value="0.001884">
                <text:p>0.001884</text:p>
              </table:table-cell>
              <table:table-cell office:value-type="float" office:value="0.003763">
                <text:p>0.003763</text:p>
              </table:table-cell>
            </table:table-row>
            <table:table-row>
              <table:table-cell office:value-type="string">
                <text:p>24</text:p>
              </table:table-cell>
              <table:table-cell office:value-type="float" office:value="0.005603">
                <text:p>0.005603</text:p>
              </table:table-cell>
              <table:table-cell office:value-type="float" office:value="0.004979">
                <text:p>0.004979</text:p>
              </table:table-cell>
              <table:table-cell office:value-type="float" office:value="0.001962">
                <text:p>0.001962</text:p>
              </table:table-cell>
              <table:table-cell office:value-type="float" office:value="0.004101">
                <text:p>0.004101</text:p>
              </table:table-cell>
            </table:table-row>
            <table:table-row>
              <table:table-cell office:value-type="string">
                <text:p>25</text:p>
              </table:table-cell>
              <table:table-cell office:value-type="float" office:value="0.005206">
                <text:p>0.005206</text:p>
              </table:table-cell>
              <table:table-cell office:value-type="float" office:value="0.005222">
                <text:p>0.005222</text:p>
              </table:table-cell>
              <table:table-cell office:value-type="float" office:value="0.001971">
                <text:p>0.001971</text:p>
              </table:table-cell>
              <table:table-cell office:value-type="float" office:value="0.004168">
                <text:p>0.004168</text:p>
              </table:table-cell>
            </table:table-row>
            <table:table-row>
              <table:table-cell office:value-type="string">
                <text:p>26</text:p>
              </table:table-cell>
              <table:table-cell office:value-type="float" office:value="0.005398">
                <text:p>0.005398</text:p>
              </table:table-cell>
              <table:table-cell office:value-type="float" office:value="0.005107">
                <text:p>0.005107</text:p>
              </table:table-cell>
              <table:table-cell office:value-type="float" office:value="0.00207">
                <text:p>0.00207</text:p>
              </table:table-cell>
              <table:table-cell office:value-type="float" office:value="0.003895">
                <text:p>0.003895</text:p>
              </table:table-cell>
            </table:table-row>
            <table:table-row>
              <table:table-cell office:value-type="string">
                <text:p>27</text:p>
              </table:table-cell>
              <table:table-cell office:value-type="float" office:value="0.005639">
                <text:p>0.005639</text:p>
              </table:table-cell>
              <table:table-cell office:value-type="float" office:value="0.00514">
                <text:p>0.00514</text:p>
              </table:table-cell>
              <table:table-cell office:value-type="float" office:value="0.00197">
                <text:p>0.00197</text:p>
              </table:table-cell>
              <table:table-cell office:value-type="float" office:value="0.00319">
                <text:p>0.00319</text:p>
              </table:table-cell>
            </table:table-row>
            <table:table-row>
              <table:table-cell office:value-type="string">
                <text:p>28</text:p>
              </table:table-cell>
              <table:table-cell office:value-type="float" office:value="0.005589">
                <text:p>0.005589</text:p>
              </table:table-cell>
              <table:table-cell office:value-type="float" office:value="0.00462">
                <text:p>0.00462</text:p>
              </table:table-cell>
              <table:table-cell office:value-type="float" office:value="0.002067">
                <text:p>0.002067</text:p>
              </table:table-cell>
              <table:table-cell office:value-type="float" office:value="0.004027">
                <text:p>0.004027</text:p>
              </table:table-cell>
            </table:table-row>
            <table:table-row>
              <table:table-cell office:value-type="string">
                <text:p>29</text:p>
              </table:table-cell>
              <table:table-cell office:value-type="float" office:value="0.005573">
                <text:p>0.005573</text:p>
              </table:table-cell>
              <table:table-cell office:value-type="float" office:value="0.00493">
                <text:p>0.00493</text:p>
              </table:table-cell>
              <table:table-cell office:value-type="float" office:value="0.001915">
                <text:p>0.001915</text:p>
              </table:table-cell>
              <table:table-cell office:value-type="float" office:value="0.004165">
                <text:p>0.004165</text:p>
              </table:table-cell>
            </table:table-row>
            <table:table-row>
              <table:table-cell office:value-type="string">
                <text:p>30</text:p>
              </table:table-cell>
              <table:table-cell office:value-type="float" office:value="0.005461">
                <text:p>0.005461</text:p>
              </table:table-cell>
              <table:table-cell office:value-type="float" office:value="0.005154">
                <text:p>0.005154</text:p>
              </table:table-cell>
              <table:table-cell office:value-type="float" office:value="0.001964">
                <text:p>0.001964</text:p>
              </table:table-cell>
              <table:table-cell office:value-type="float" office:value="0.004071">
                <text:p>0.004071</text:p>
              </table:table-cell>
            </table:table-row>
            <table:table-row>
              <table:table-cell office:value-type="string">
                <text:p>31</text:p>
              </table:table-cell>
              <table:table-cell office:value-type="float" office:value="0.005447">
                <text:p>0.005447</text:p>
              </table:table-cell>
              <table:table-cell office:value-type="float" office:value="0.005159">
                <text:p>0.005159</text:p>
              </table:table-cell>
              <table:table-cell office:value-type="float" office:value="0.001975">
                <text:p>0.001975</text:p>
              </table:table-cell>
              <table:table-cell office:value-type="float" office:value="0.004275">
                <text:p>0.004275</text:p>
              </table:table-cell>
            </table:table-row>
            <table:table-row>
              <table:table-cell office:value-type="string">
                <text:p>32</text:p>
              </table:table-cell>
              <table:table-cell office:value-type="float" office:value="0.005479">
                <text:p>0.005479</text:p>
              </table:table-cell>
              <table:table-cell office:value-type="float" office:value="0.005207">
                <text:p>0.005207</text:p>
              </table:table-cell>
              <table:table-cell office:value-type="float" office:value="0.001962">
                <text:p>0.001962</text:p>
              </table:table-cell>
              <table:table-cell office:value-type="float" office:value="0.005045">
                <text:p>0.005045</text:p>
              </table:table-cell>
            </table:table-row>
            <table:table-row>
              <table:table-cell office:value-type="string">
                <text:p>33</text:p>
              </table:table-cell>
              <table:table-cell office:value-type="float" office:value="0.005643">
                <text:p>0.005643</text:p>
              </table:table-cell>
              <table:table-cell office:value-type="float" office:value="0.005075">
                <text:p>0.005075</text:p>
              </table:table-cell>
              <table:table-cell office:value-type="float" office:value="0.002041">
                <text:p>0.002041</text:p>
              </table:table-cell>
              <table:table-cell office:value-type="float" office:value="0.003929">
                <text:p>0.003929</text:p>
              </table:table-cell>
            </table:table-row>
            <table:table-row>
              <table:table-cell office:value-type="string">
                <text:p>34</text:p>
              </table:table-cell>
              <table:table-cell office:value-type="float" office:value="0.005572">
                <text:p>0.005572</text:p>
              </table:table-cell>
              <table:table-cell office:value-type="float" office:value="0.00514">
                <text:p>0.00514</text:p>
              </table:table-cell>
              <table:table-cell office:value-type="float" office:value="0.001979">
                <text:p>0.001979</text:p>
              </table:table-cell>
              <table:table-cell office:value-type="float" office:value="0.004166">
                <text:p>0.004166</text:p>
              </table:table-cell>
            </table:table-row>
            <table:table-row>
              <table:table-cell office:value-type="string">
                <text:p>35</text:p>
              </table:table-cell>
              <table:table-cell office:value-type="float" office:value="0.005434">
                <text:p>0.005434</text:p>
              </table:table-cell>
              <table:table-cell office:value-type="float" office:value="0.00519">
                <text:p>0.00519</text:p>
              </table:table-cell>
              <table:table-cell office:value-type="float" office:value="0.001952">
                <text:p>0.001952</text:p>
              </table:table-cell>
              <table:table-cell office:value-type="float" office:value="0.004045">
                <text:p>0.004045</text:p>
              </table:table-cell>
            </table:table-row>
            <table:table-row>
              <table:table-cell office:value-type="string">
                <text:p>36</text:p>
              </table:table-cell>
              <table:table-cell office:value-type="float" office:value="0.005544">
                <text:p>0.005544</text:p>
              </table:table-cell>
              <table:table-cell office:value-type="float" office:value="0.005079">
                <text:p>0.005079</text:p>
              </table:table-cell>
              <table:table-cell office:value-type="float" office:value="0.001873">
                <text:p>0.001873</text:p>
              </table:table-cell>
              <table:table-cell office:value-type="float" office:value="0.004114">
                <text:p>0.004114</text:p>
              </table:table-cell>
            </table:table-row>
            <table:table-row>
              <table:table-cell office:value-type="string">
                <text:p>37</text:p>
              </table:table-cell>
              <table:table-cell office:value-type="float" office:value="0.005528">
                <text:p>0.005528</text:p>
              </table:table-cell>
              <table:table-cell office:value-type="float" office:value="0.005122">
                <text:p>0.005122</text:p>
              </table:table-cell>
              <table:table-cell office:value-type="float" office:value="0.001996">
                <text:p>0.001996</text:p>
              </table:table-cell>
              <table:table-cell office:value-type="float" office:value="0.003631">
                <text:p>0.003631</text:p>
              </table:table-cell>
            </table:table-row>
            <table:table-row>
              <table:table-cell office:value-type="string">
                <text:p>38</text:p>
              </table:table-cell>
              <table:table-cell office:value-type="float" office:value="0.005406">
                <text:p>0.005406</text:p>
              </table:table-cell>
              <table:table-cell office:value-type="float" office:value="0.005097">
                <text:p>0.005097</text:p>
              </table:table-cell>
              <table:table-cell office:value-type="float" office:value="0.001629">
                <text:p>0.001629</text:p>
              </table:table-cell>
              <table:table-cell office:value-type="float" office:value="0.004345">
                <text:p>0.004345</text:p>
              </table:table-cell>
            </table:table-row>
            <table:table-row>
              <table:table-cell office:value-type="string">
                <text:p>39</text:p>
              </table:table-cell>
              <table:table-cell office:value-type="float" office:value="0.005502">
                <text:p>0.005502</text:p>
              </table:table-cell>
              <table:table-cell office:value-type="float" office:value="0.004944">
                <text:p>0.004944</text:p>
              </table:table-cell>
              <table:table-cell office:value-type="float" office:value="0.002058">
                <text:p>0.002058</text:p>
              </table:table-cell>
              <table:table-cell office:value-type="float" office:value="0.004014">
                <text:p>0.004014</text:p>
              </table:table-cell>
            </table:table-row>
            <table:table-row>
              <table:table-cell office:value-type="string">
                <text:p>40</text:p>
              </table:table-cell>
              <table:table-cell office:value-type="float" office:value="0.00556">
                <text:p>0.00556</text:p>
              </table:table-cell>
              <table:table-cell office:value-type="float" office:value="0.004961">
                <text:p>0.004961</text:p>
              </table:table-cell>
              <table:table-cell office:value-type="float" office:value="0.00199">
                <text:p>0.00199</text:p>
              </table:table-cell>
              <table:table-cell office:value-type="float" office:value="0.004133">
                <text:p>0.004133</text:p>
              </table:table-cell>
            </table:table-row>
            <table:table-row>
              <table:table-cell office:value-type="string">
                <text:p>41</text:p>
              </table:table-cell>
              <table:table-cell office:value-type="float" office:value="0.005615">
                <text:p>0.005615</text:p>
              </table:table-cell>
              <table:table-cell office:value-type="float" office:value="0.004779">
                <text:p>0.004779</text:p>
              </table:table-cell>
              <table:table-cell office:value-type="float" office:value="0.002015">
                <text:p>0.002015</text:p>
              </table:table-cell>
              <table:table-cell office:value-type="float" office:value="0.004122">
                <text:p>0.004122</text:p>
              </table:table-cell>
            </table:table-row>
            <table:table-row>
              <table:table-cell office:value-type="string">
                <text:p>42</text:p>
              </table:table-cell>
              <table:table-cell office:value-type="float" office:value="0.005588">
                <text:p>0.005588</text:p>
              </table:table-cell>
              <table:table-cell office:value-type="float" office:value="0.005086">
                <text:p>0.005086</text:p>
              </table:table-cell>
              <table:table-cell office:value-type="float" office:value="0.001919">
                <text:p>0.001919</text:p>
              </table:table-cell>
              <table:table-cell office:value-type="float" office:value="0.00413">
                <text:p>0.00413</text:p>
              </table:table-cell>
            </table:table-row>
            <table:table-row>
              <table:table-cell office:value-type="string">
                <text:p>43</text:p>
              </table:table-cell>
              <table:table-cell office:value-type="float" office:value="0.005484">
                <text:p>0.005484</text:p>
              </table:table-cell>
              <table:table-cell office:value-type="float" office:value="0.005037">
                <text:p>0.005037</text:p>
              </table:table-cell>
              <table:table-cell office:value-type="float" office:value="0.001832">
                <text:p>0.001832</text:p>
              </table:table-cell>
              <table:table-cell office:value-type="float" office:value="0.003923">
                <text:p>0.003923</text:p>
              </table:table-cell>
            </table:table-row>
            <table:table-row>
              <table:table-cell office:value-type="string">
                <text:p>44</text:p>
              </table:table-cell>
              <table:table-cell office:value-type="float" office:value="0.00548">
                <text:p>0.00548</text:p>
              </table:table-cell>
              <table:table-cell office:value-type="float" office:value="0.00509">
                <text:p>0.00509</text:p>
              </table:table-cell>
              <table:table-cell office:value-type="float" office:value="0.00181">
                <text:p>0.00181</text:p>
              </table:table-cell>
              <table:table-cell office:value-type="float" office:value="0.003232">
                <text:p>0.003232</text:p>
              </table:table-cell>
            </table:table-row>
            <table:table-row>
              <table:table-cell office:value-type="string">
                <text:p>45</text:p>
              </table:table-cell>
              <table:table-cell office:value-type="float" office:value="0.005446">
                <text:p>0.005446</text:p>
              </table:table-cell>
              <table:table-cell office:value-type="float" office:value="0.005204">
                <text:p>0.005204</text:p>
              </table:table-cell>
              <table:table-cell office:value-type="float" office:value="0.001864">
                <text:p>0.001864</text:p>
              </table:table-cell>
              <table:table-cell office:value-type="float" office:value="0.00406">
                <text:p>0.00406</text:p>
              </table:table-cell>
            </table:table-row>
            <table:table-row>
              <table:table-cell office:value-type="string">
                <text:p>46</text:p>
              </table:table-cell>
              <table:table-cell office:value-type="float" office:value="0.005381">
                <text:p>0.005381</text:p>
              </table:table-cell>
              <table:table-cell office:value-type="float" office:value="0.005141">
                <text:p>0.005141</text:p>
              </table:table-cell>
              <table:table-cell office:value-type="float" office:value="0.002002">
                <text:p>0.002002</text:p>
              </table:table-cell>
              <table:table-cell office:value-type="float" office:value="0.004231">
                <text:p>0.004231</text:p>
              </table:table-cell>
            </table:table-row>
            <table:table-row>
              <table:table-cell office:value-type="string">
                <text:p>47</text:p>
              </table:table-cell>
              <table:table-cell office:value-type="float" office:value="0.005595">
                <text:p>0.005595</text:p>
              </table:table-cell>
              <table:table-cell office:value-type="float" office:value="0.005129">
                <text:p>0.005129</text:p>
              </table:table-cell>
              <table:table-cell office:value-type="float" office:value="0.001961">
                <text:p>0.001961</text:p>
              </table:table-cell>
              <table:table-cell office:value-type="float" office:value="0.004174">
                <text:p>0.004174</text:p>
              </table:table-cell>
            </table:table-row>
            <table:table-row>
              <table:table-cell office:value-type="string">
                <text:p>48</text:p>
              </table:table-cell>
              <table:table-cell office:value-type="float" office:value="0.00558">
                <text:p>0.00558</text:p>
              </table:table-cell>
              <table:table-cell office:value-type="float" office:value="0.005099">
                <text:p>0.005099</text:p>
              </table:table-cell>
              <table:table-cell office:value-type="float" office:value="0.001884">
                <text:p>0.001884</text:p>
              </table:table-cell>
              <table:table-cell office:value-type="float" office:value="0.004142">
                <text:p>0.004142</text:p>
              </table:table-cell>
            </table:table-row>
            <table:table-row>
              <table:table-cell office:value-type="string">
                <text:p>49</text:p>
              </table:table-cell>
              <table:table-cell office:value-type="float" office:value="0.00561">
                <text:p>0.00561</text:p>
              </table:table-cell>
              <table:table-cell office:value-type="float" office:value="0.005232">
                <text:p>0.005232</text:p>
              </table:table-cell>
              <table:table-cell office:value-type="float" office:value="0.001731">
                <text:p>0.001731</text:p>
              </table:table-cell>
              <table:table-cell office:value-type="float" office:value="0.004131">
                <text:p>0.004131</text:p>
              </table:table-cell>
            </table:table-row>
            <table:table-row>
              <table:table-cell office:value-type="string">
                <text:p>50</text:p>
              </table:table-cell>
              <table:table-cell office:value-type="float" office:value="0.005642">
                <text:p>0.005642</text:p>
              </table:table-cell>
              <table:table-cell office:value-type="float" office:value="0.00507">
                <text:p>0.00507</text:p>
              </table:table-cell>
              <table:table-cell office:value-type="float" office:value="0.001869">
                <text:p>0.001869</text:p>
              </table:table-cell>
              <table:table-cell office:value-type="float" office:value="0.004063">
                <text:p>0.004063</text:p>
              </table:table-cell>
            </table:table-row>
            <table:table-row>
              <table:table-cell office:value-type="string">
                <text:p>51</text:p>
              </table:table-cell>
              <table:table-cell office:value-type="float" office:value="0.005586">
                <text:p>0.005586</text:p>
              </table:table-cell>
              <table:table-cell office:value-type="float" office:value="0.005079">
                <text:p>0.005079</text:p>
              </table:table-cell>
              <table:table-cell office:value-type="float" office:value="0.002053">
                <text:p>0.002053</text:p>
              </table:table-cell>
              <table:table-cell office:value-type="float" office:value="0.004024">
                <text:p>0.004024</text:p>
              </table:table-cell>
            </table:table-row>
            <table:table-row>
              <table:table-cell office:value-type="string">
                <text:p>52</text:p>
              </table:table-cell>
              <table:table-cell office:value-type="float" office:value="0.005577">
                <text:p>0.005577</text:p>
              </table:table-cell>
              <table:table-cell office:value-type="float" office:value="0.004888">
                <text:p>0.004888</text:p>
              </table:table-cell>
              <table:table-cell office:value-type="float" office:value="0.001938">
                <text:p>0.001938</text:p>
              </table:table-cell>
              <table:table-cell office:value-type="float" office:value="0.004">
                <text:p>0.004</text:p>
              </table:table-cell>
            </table:table-row>
            <table:table-row>
              <table:table-cell office:value-type="string">
                <text:p>53</text:p>
              </table:table-cell>
              <table:table-cell office:value-type="float" office:value="0.005652">
                <text:p>0.005652</text:p>
              </table:table-cell>
              <table:table-cell office:value-type="float" office:value="0.004962">
                <text:p>0.004962</text:p>
              </table:table-cell>
              <table:table-cell office:value-type="float" office:value="0.001966">
                <text:p>0.001966</text:p>
              </table:table-cell>
              <table:table-cell office:value-type="float" office:value="0.003878">
                <text:p>0.003878</text:p>
              </table:table-cell>
            </table:table-row>
            <table:table-row>
              <table:table-cell office:value-type="string">
                <text:p>54</text:p>
              </table:table-cell>
              <table:table-cell office:value-type="float" office:value="0.005558">
                <text:p>0.005558</text:p>
              </table:table-cell>
              <table:table-cell office:value-type="float" office:value="0.005033">
                <text:p>0.005033</text:p>
              </table:table-cell>
              <table:table-cell office:value-type="float" office:value="0.001992">
                <text:p>0.001992</text:p>
              </table:table-cell>
              <table:table-cell office:value-type="float" office:value="0.00407">
                <text:p>0.00407</text:p>
              </table:table-cell>
            </table:table-row>
            <table:table-row>
              <table:table-cell office:value-type="string">
                <text:p>55</text:p>
              </table:table-cell>
              <table:table-cell office:value-type="float" office:value="0.005481">
                <text:p>0.005481</text:p>
              </table:table-cell>
              <table:table-cell office:value-type="float" office:value="0.004993">
                <text:p>0.004993</text:p>
              </table:table-cell>
              <table:table-cell office:value-type="float" office:value="0.001951">
                <text:p>0.001951</text:p>
              </table:table-cell>
              <table:table-cell office:value-type="float" office:value="0.003743">
                <text:p>0.003743</text:p>
              </table:table-cell>
            </table:table-row>
            <table:table-row>
              <table:table-cell office:value-type="string">
                <text:p>56</text:p>
              </table:table-cell>
              <table:table-cell office:value-type="float" office:value="0.005535">
                <text:p>0.005535</text:p>
              </table:table-cell>
              <table:table-cell office:value-type="float" office:value="0.005074">
                <text:p>0.005074</text:p>
              </table:table-cell>
              <table:table-cell office:value-type="float" office:value="0.002042">
                <text:p>0.002042</text:p>
              </table:table-cell>
              <table:table-cell office:value-type="float" office:value="0.00395">
                <text:p>0.00395</text:p>
              </table:table-cell>
            </table:table-row>
            <table:table-row>
              <table:table-cell office:value-type="string">
                <text:p>57</text:p>
              </table:table-cell>
              <table:table-cell office:value-type="float" office:value="0.005565">
                <text:p>0.005565</text:p>
              </table:table-cell>
              <table:table-cell office:value-type="float" office:value="0.004299">
                <text:p>0.004299</text:p>
              </table:table-cell>
              <table:table-cell office:value-type="float" office:value="0.001903">
                <text:p>0.001903</text:p>
              </table:table-cell>
              <table:table-cell office:value-type="float" office:value="0.00397">
                <text:p>0.00397</text:p>
              </table:table-cell>
            </table:table-row>
            <table:table-row>
              <table:table-cell office:value-type="string">
                <text:p>58</text:p>
              </table:table-cell>
              <table:table-cell office:value-type="float" office:value="0.00562">
                <text:p>0.00562</text:p>
              </table:table-cell>
              <table:table-cell office:value-type="float" office:value="0.004517">
                <text:p>0.004517</text:p>
              </table:table-cell>
              <table:table-cell office:value-type="float" office:value="0.001972">
                <text:p>0.001972</text:p>
              </table:table-cell>
              <table:table-cell office:value-type="float" office:value="0.003999">
                <text:p>0.003999</text:p>
              </table:table-cell>
            </table:table-row>
            <table:table-row>
              <table:table-cell office:value-type="string">
                <text:p>59</text:p>
              </table:table-cell>
              <table:table-cell office:value-type="float" office:value="0.005395">
                <text:p>0.005395</text:p>
              </table:table-cell>
              <table:table-cell office:value-type="float" office:value="0.005124">
                <text:p>0.005124</text:p>
              </table:table-cell>
              <table:table-cell office:value-type="float" office:value="0.001993">
                <text:p>0.001993</text:p>
              </table:table-cell>
              <table:table-cell office:value-type="float" office:value="0.003827">
                <text:p>0.003827</text:p>
              </table:table-cell>
            </table:table-row>
            <table:table-row>
              <table:table-cell office:value-type="string">
                <text:p>60</text:p>
              </table:table-cell>
              <table:table-cell office:value-type="float" office:value="0.005615">
                <text:p>0.005615</text:p>
              </table:table-cell>
              <table:table-cell office:value-type="float" office:value="0.005059">
                <text:p>0.005059</text:p>
              </table:table-cell>
              <table:table-cell office:value-type="float" office:value="0.001979">
                <text:p>0.001979</text:p>
              </table:table-cell>
              <table:table-cell office:value-type="float" office:value="0.003842">
                <text:p>0.003842</text:p>
              </table:table-cell>
            </table:table-row>
            <table:table-row>
              <table:table-cell office:value-type="string">
                <text:p>61</text:p>
              </table:table-cell>
              <table:table-cell office:value-type="float" office:value="0.005551">
                <text:p>0.005551</text:p>
              </table:table-cell>
              <table:table-cell office:value-type="float" office:value="0.005105">
                <text:p>0.005105</text:p>
              </table:table-cell>
              <table:table-cell office:value-type="float" office:value="0.002058">
                <text:p>0.002058</text:p>
              </table:table-cell>
              <table:table-cell office:value-type="float" office:value="0.003663">
                <text:p>0.003663</text:p>
              </table:table-cell>
            </table:table-row>
            <table:table-row>
              <table:table-cell office:value-type="string">
                <text:p>62</text:p>
              </table:table-cell>
              <table:table-cell office:value-type="float" office:value="0.005604">
                <text:p>0.005604</text:p>
              </table:table-cell>
              <table:table-cell office:value-type="float" office:value="0.005094">
                <text:p>0.005094</text:p>
              </table:table-cell>
              <table:table-cell office:value-type="float" office:value="0.00203">
                <text:p>0.00203</text:p>
              </table:table-cell>
              <table:table-cell office:value-type="float" office:value="0.003829">
                <text:p>0.003829</text:p>
              </table:table-cell>
            </table:table-row>
            <table:table-row>
              <table:table-cell office:value-type="string">
                <text:p>63</text:p>
              </table:table-cell>
              <table:table-cell office:value-type="float" office:value="0.005547">
                <text:p>0.005547</text:p>
              </table:table-cell>
              <table:table-cell office:value-type="float" office:value="0.005104">
                <text:p>0.005104</text:p>
              </table:table-cell>
              <table:table-cell office:value-type="float" office:value="0.001938">
                <text:p>0.001938</text:p>
              </table:table-cell>
              <table:table-cell office:value-type="float" office:value="0.003712">
                <text:p>0.003712</text:p>
              </table:table-cell>
            </table:table-row>
            <table:table-row>
              <table:table-cell office:value-type="string">
                <text:p>64</text:p>
              </table:table-cell>
              <table:table-cell office:value-type="float" office:value="0.005402">
                <text:p>0.005402</text:p>
              </table:table-cell>
              <table:table-cell office:value-type="float" office:value="0.005079">
                <text:p>0.005079</text:p>
              </table:table-cell>
              <table:table-cell office:value-type="float" office:value="0.002068">
                <text:p>0.002068</text:p>
              </table:table-cell>
              <table:table-cell office:value-type="float" office:value="0.003753">
                <text:p>0.003753</text:p>
              </table:table-cell>
            </table:table-row>
            <table:table-row>
              <table:table-cell office:value-type="string">
                <text:p>65</text:p>
              </table:table-cell>
              <table:table-cell office:value-type="float" office:value="0.00557">
                <text:p>0.00557</text:p>
              </table:table-cell>
              <table:table-cell office:value-type="float" office:value="0.005113">
                <text:p>0.005113</text:p>
              </table:table-cell>
              <table:table-cell office:value-type="float" office:value="0.001884">
                <text:p>0.001884</text:p>
              </table:table-cell>
              <table:table-cell office:value-type="float" office:value="0.003689">
                <text:p>0.003689</text:p>
              </table:table-cell>
            </table:table-row>
            <table:table-row>
              <table:table-cell office:value-type="string">
                <text:p>66</text:p>
              </table:table-cell>
              <table:table-cell office:value-type="float" office:value="0.00553">
                <text:p>0.00553</text:p>
              </table:table-cell>
              <table:table-cell office:value-type="float" office:value="0.005016">
                <text:p>0.005016</text:p>
              </table:table-cell>
              <table:table-cell office:value-type="float" office:value="0.001856">
                <text:p>0.001856</text:p>
              </table:table-cell>
              <table:table-cell office:value-type="float" office:value="0.003657">
                <text:p>0.003657</text:p>
              </table:table-cell>
            </table:table-row>
            <table:table-row>
              <table:table-cell office:value-type="string">
                <text:p>67</text:p>
              </table:table-cell>
              <table:table-cell office:value-type="float" office:value="0.005391">
                <text:p>0.005391</text:p>
              </table:table-cell>
              <table:table-cell office:value-type="float" office:value="0.005126">
                <text:p>0.005126</text:p>
              </table:table-cell>
              <table:table-cell office:value-type="float" office:value="0.002048">
                <text:p>0.002048</text:p>
              </table:table-cell>
              <table:table-cell office:value-type="float" office:value="0.003655">
                <text:p>0.003655</text:p>
              </table:table-cell>
            </table:table-row>
            <table:table-row>
              <table:table-cell office:value-type="string">
                <text:p>68</text:p>
              </table:table-cell>
              <table:table-cell office:value-type="float" office:value="0.005269">
                <text:p>0.005269</text:p>
              </table:table-cell>
              <table:table-cell office:value-type="float" office:value="0.005099">
                <text:p>0.005099</text:p>
              </table:table-cell>
              <table:table-cell office:value-type="float" office:value="0.002049">
                <text:p>0.002049</text:p>
              </table:table-cell>
              <table:table-cell office:value-type="float" office:value="0.00365">
                <text:p>0.00365</text:p>
              </table:table-cell>
            </table:table-row>
            <table:table-row>
              <table:table-cell office:value-type="string">
                <text:p>69</text:p>
              </table:table-cell>
              <table:table-cell office:value-type="float" office:value="0.005985">
                <text:p>0.005985</text:p>
              </table:table-cell>
              <table:table-cell office:value-type="float" office:value="0.005025">
                <text:p>0.005025</text:p>
              </table:table-cell>
              <table:table-cell office:value-type="float" office:value="0.001874">
                <text:p>0.001874</text:p>
              </table:table-cell>
              <table:table-cell office:value-type="float" office:value="0.003564">
                <text:p>0.003564</text:p>
              </table:table-cell>
            </table:table-row>
            <table:table-row>
              <table:table-cell office:value-type="string">
                <text:p>70</text:p>
              </table:table-cell>
              <table:table-cell office:value-type="float" office:value="0.005687">
                <text:p>0.005687</text:p>
              </table:table-cell>
              <table:table-cell office:value-type="float" office:value="0.00507">
                <text:p>0.00507</text:p>
              </table:table-cell>
              <table:table-cell office:value-type="float" office:value="0.001937">
                <text:p>0.001937</text:p>
              </table:table-cell>
              <table:table-cell office:value-type="float" office:value="0.003326">
                <text:p>0.003326</text:p>
              </table:table-cell>
            </table:table-row>
            <table:table-row>
              <table:table-cell office:value-type="string">
                <text:p>71</text:p>
              </table:table-cell>
              <table:table-cell office:value-type="float" office:value="0.005407">
                <text:p>0.005407</text:p>
              </table:table-cell>
              <table:table-cell office:value-type="float" office:value="0.005063">
                <text:p>0.005063</text:p>
              </table:table-cell>
              <table:table-cell office:value-type="float" office:value="0.002073">
                <text:p>0.002073</text:p>
              </table:table-cell>
              <table:table-cell office:value-type="float" office:value="0.003592">
                <text:p>0.003592</text:p>
              </table:table-cell>
            </table:table-row>
            <table:table-row>
              <table:table-cell office:value-type="string">
                <text:p>72</text:p>
              </table:table-cell>
              <table:table-cell office:value-type="float" office:value="0.00549">
                <text:p>0.00549</text:p>
              </table:table-cell>
              <table:table-cell office:value-type="float" office:value="0.004989">
                <text:p>0.004989</text:p>
              </table:table-cell>
              <table:table-cell office:value-type="float" office:value="0.001985">
                <text:p>0.001985</text:p>
              </table:table-cell>
              <table:table-cell office:value-type="float" office:value="0.003462">
                <text:p>0.003462</text:p>
              </table:table-cell>
            </table:table-row>
            <table:table-row>
              <table:table-cell office:value-type="string">
                <text:p>73</text:p>
              </table:table-cell>
              <table:table-cell office:value-type="float" office:value="0.005597">
                <text:p>0.005597</text:p>
              </table:table-cell>
              <table:table-cell office:value-type="float" office:value="0.005124">
                <text:p>0.005124</text:p>
              </table:table-cell>
              <table:table-cell office:value-type="float" office:value="0.00204">
                <text:p>0.00204</text:p>
              </table:table-cell>
              <table:table-cell office:value-type="float" office:value="0.003497">
                <text:p>0.003497</text:p>
              </table:table-cell>
            </table:table-row>
            <table:table-row>
              <table:table-cell office:value-type="string">
                <text:p>74</text:p>
              </table:table-cell>
              <table:table-cell office:value-type="float" office:value="0.005589">
                <text:p>0.005589</text:p>
              </table:table-cell>
              <table:table-cell office:value-type="float" office:value="0.005045">
                <text:p>0.005045</text:p>
              </table:table-cell>
              <table:table-cell office:value-type="float" office:value="0.002075">
                <text:p>0.002075</text:p>
              </table:table-cell>
              <table:table-cell office:value-type="float" office:value="0.002456">
                <text:p>0.002456</text:p>
              </table:table-cell>
            </table:table-row>
            <table:table-row>
              <table:table-cell office:value-type="string">
                <text:p>75</text:p>
              </table:table-cell>
              <table:table-cell office:value-type="float" office:value="0.005693">
                <text:p>0.005693</text:p>
              </table:table-cell>
              <table:table-cell office:value-type="float" office:value="0.004833">
                <text:p>0.004833</text:p>
              </table:table-cell>
              <table:table-cell office:value-type="float" office:value="0.001995">
                <text:p>0.001995</text:p>
              </table:table-cell>
              <table:table-cell office:value-type="float" office:value="0.003483">
                <text:p>0.003483</text:p>
              </table:table-cell>
            </table:table-row>
            <table:table-row>
              <table:table-cell office:value-type="string">
                <text:p>76</text:p>
              </table:table-cell>
              <table:table-cell office:value-type="float" office:value="0.00561">
                <text:p>0.00561</text:p>
              </table:table-cell>
              <table:table-cell office:value-type="float" office:value="0.004978">
                <text:p>0.004978</text:p>
              </table:table-cell>
              <table:table-cell office:value-type="float" office:value="0.001947">
                <text:p>0.001947</text:p>
              </table:table-cell>
              <table:table-cell office:value-type="float" office:value="0.003514">
                <text:p>0.003514</text:p>
              </table:table-cell>
            </table:table-row>
            <table:table-row>
              <table:table-cell office:value-type="string">
                <text:p>77</text:p>
              </table:table-cell>
              <table:table-cell office:value-type="float" office:value="0.005653">
                <text:p>0.005653</text:p>
              </table:table-cell>
              <table:table-cell office:value-type="float" office:value="0.005208">
                <text:p>0.005208</text:p>
              </table:table-cell>
              <table:table-cell office:value-type="float" office:value="0.001902">
                <text:p>0.001902</text:p>
              </table:table-cell>
              <table:table-cell office:value-type="float" office:value="0.003494">
                <text:p>0.003494</text:p>
              </table:table-cell>
            </table:table-row>
            <table:table-row>
              <table:table-cell office:value-type="string">
                <text:p>78</text:p>
              </table:table-cell>
              <table:table-cell office:value-type="float" office:value="0.005627">
                <text:p>0.005627</text:p>
              </table:table-cell>
              <table:table-cell office:value-type="float" office:value="0.004957">
                <text:p>0.004957</text:p>
              </table:table-cell>
              <table:table-cell office:value-type="float" office:value="0.002005">
                <text:p>0.002005</text:p>
              </table:table-cell>
              <table:table-cell office:value-type="float" office:value="0.003475">
                <text:p>0.003475</text:p>
              </table:table-cell>
            </table:table-row>
            <table:table-row>
              <table:table-cell office:value-type="string">
                <text:p>79</text:p>
              </table:table-cell>
              <table:table-cell office:value-type="float" office:value="0.005708">
                <text:p>0.005708</text:p>
              </table:table-cell>
              <table:table-cell office:value-type="float" office:value="0.005044">
                <text:p>0.005044</text:p>
              </table:table-cell>
              <table:table-cell office:value-type="float" office:value="0.002032">
                <text:p>0.002032</text:p>
              </table:table-cell>
              <table:table-cell office:value-type="float" office:value="0.003514">
                <text:p>0.003514</text:p>
              </table:table-cell>
            </table:table-row>
            <table:table-row>
              <table:table-cell office:value-type="string">
                <text:p>80</text:p>
              </table:table-cell>
              <table:table-cell office:value-type="float" office:value="0.005599">
                <text:p>0.005599</text:p>
              </table:table-cell>
              <table:table-cell office:value-type="float" office:value="0.005132">
                <text:p>0.005132</text:p>
              </table:table-cell>
              <table:table-cell office:value-type="float" office:value="0.002069">
                <text:p>0.002069</text:p>
              </table:table-cell>
              <table:table-cell office:value-type="float" office:value="0.003273">
                <text:p>0.003273</text:p>
              </table:table-cell>
            </table:table-row>
            <table:table-row>
              <table:table-cell office:value-type="string">
                <text:p>81</text:p>
              </table:table-cell>
              <table:table-cell office:value-type="float" office:value="0.005686">
                <text:p>0.005686</text:p>
              </table:table-cell>
              <table:table-cell office:value-type="float" office:value="0.005061">
                <text:p>0.005061</text:p>
              </table:table-cell>
              <table:table-cell office:value-type="float" office:value="0.002035">
                <text:p>0.002035</text:p>
              </table:table-cell>
              <table:table-cell office:value-type="float" office:value="0.003381">
                <text:p>0.003381</text:p>
              </table:table-cell>
            </table:table-row>
            <table:table-row>
              <table:table-cell office:value-type="string">
                <text:p>82</text:p>
              </table:table-cell>
              <table:table-cell office:value-type="float" office:value="0.005715">
                <text:p>0.005715</text:p>
              </table:table-cell>
              <table:table-cell office:value-type="float" office:value="0.005028">
                <text:p>0.005028</text:p>
              </table:table-cell>
              <table:table-cell office:value-type="float" office:value="0.001971">
                <text:p>0.001971</text:p>
              </table:table-cell>
              <table:table-cell office:value-type="float" office:value="0.003404">
                <text:p>0.003404</text:p>
              </table:table-cell>
            </table:table-row>
            <table:table-row>
              <table:table-cell office:value-type="string">
                <text:p>83</text:p>
              </table:table-cell>
              <table:table-cell office:value-type="float" office:value="0.005702">
                <text:p>0.005702</text:p>
              </table:table-cell>
              <table:table-cell office:value-type="float" office:value="0.004998">
                <text:p>0.004998</text:p>
              </table:table-cell>
              <table:table-cell office:value-type="float" office:value="0.002034">
                <text:p>0.002034</text:p>
              </table:table-cell>
              <table:table-cell office:value-type="float" office:value="0.003306">
                <text:p>0.003306</text:p>
              </table:table-cell>
            </table:table-row>
            <table:table-row>
              <table:table-cell office:value-type="string">
                <text:p>84</text:p>
              </table:table-cell>
              <table:table-cell office:value-type="float" office:value="0.005699">
                <text:p>0.005699</text:p>
              </table:table-cell>
              <table:table-cell office:value-type="float" office:value="0.004833">
                <text:p>0.004833</text:p>
              </table:table-cell>
              <table:table-cell office:value-type="float" office:value="0.001967">
                <text:p>0.001967</text:p>
              </table:table-cell>
              <table:table-cell office:value-type="float" office:value="0.003387">
                <text:p>0.003387</text:p>
              </table:table-cell>
            </table:table-row>
            <table:table-row>
              <table:table-cell office:value-type="string">
                <text:p>85</text:p>
              </table:table-cell>
              <table:table-cell office:value-type="float" office:value="0.005727">
                <text:p>0.005727</text:p>
              </table:table-cell>
              <table:table-cell office:value-type="float" office:value="0.005157">
                <text:p>0.005157</text:p>
              </table:table-cell>
              <table:table-cell office:value-type="float" office:value="0.002011">
                <text:p>0.002011</text:p>
              </table:table-cell>
              <table:table-cell office:value-type="float" office:value="0.003391">
                <text:p>0.003391</text:p>
              </table:table-cell>
            </table:table-row>
            <table:table-row>
              <table:table-cell office:value-type="string">
                <text:p>86</text:p>
              </table:table-cell>
              <table:table-cell office:value-type="float" office:value="0.005637">
                <text:p>0.005637</text:p>
              </table:table-cell>
              <table:table-cell office:value-type="float" office:value="0.005049">
                <text:p>0.005049</text:p>
              </table:table-cell>
              <table:table-cell office:value-type="float" office:value="0.002061">
                <text:p>0.002061</text:p>
              </table:table-cell>
              <table:table-cell office:value-type="float" office:value="0.003248">
                <text:p>0.003248</text:p>
              </table:table-cell>
            </table:table-row>
            <table:table-row>
              <table:table-cell office:value-type="string">
                <text:p>87</text:p>
              </table:table-cell>
              <table:table-cell office:value-type="float" office:value="0.005624">
                <text:p>0.005624</text:p>
              </table:table-cell>
              <table:table-cell office:value-type="float" office:value="0.005155">
                <text:p>0.005155</text:p>
              </table:table-cell>
              <table:table-cell office:value-type="float" office:value="0.001898">
                <text:p>0.001898</text:p>
              </table:table-cell>
              <table:table-cell office:value-type="float" office:value="0.00334">
                <text:p>0.00334</text:p>
              </table:table-cell>
            </table:table-row>
            <table:table-row>
              <table:table-cell office:value-type="string">
                <text:p>88</text:p>
              </table:table-cell>
              <table:table-cell office:value-type="float" office:value="0.005701">
                <text:p>0.005701</text:p>
              </table:table-cell>
              <table:table-cell office:value-type="float" office:value="0.005149">
                <text:p>0.005149</text:p>
              </table:table-cell>
              <table:table-cell office:value-type="float" office:value="0.001449">
                <text:p>0.001449</text:p>
              </table:table-cell>
              <table:table-cell office:value-type="float" office:value="0.00324">
                <text:p>0.00324</text:p>
              </table:table-cell>
            </table:table-row>
            <table:table-row>
              <table:table-cell office:value-type="string">
                <text:p>89</text:p>
              </table:table-cell>
              <table:table-cell office:value-type="float" office:value="0.005722">
                <text:p>0.005722</text:p>
              </table:table-cell>
              <table:table-cell office:value-type="float" office:value="0.005077">
                <text:p>0.005077</text:p>
              </table:table-cell>
              <table:table-cell office:value-type="float" office:value="0.001891">
                <text:p>0.001891</text:p>
              </table:table-cell>
              <table:table-cell office:value-type="float" office:value="0.003177">
                <text:p>0.003177</text:p>
              </table:table-cell>
            </table:table-row>
            <table:table-row>
              <table:table-cell office:value-type="string">
                <text:p>90</text:p>
              </table:table-cell>
              <table:table-cell office:value-type="float" office:value="0.005604">
                <text:p>0.005604</text:p>
              </table:table-cell>
              <table:table-cell office:value-type="float" office:value="0.005029">
                <text:p>0.005029</text:p>
              </table:table-cell>
              <table:table-cell office:value-type="float" office:value="0.002008">
                <text:p>0.002008</text:p>
              </table:table-cell>
              <table:table-cell office:value-type="float" office:value="0.003165">
                <text:p>0.003165</text:p>
              </table:table-cell>
            </table:table-row>
            <table:table-row>
              <table:table-cell office:value-type="string">
                <text:p>91</text:p>
              </table:table-cell>
              <table:table-cell office:value-type="float" office:value="0.005654">
                <text:p>0.005654</text:p>
              </table:table-cell>
              <table:table-cell office:value-type="float" office:value="0.004983">
                <text:p>0.004983</text:p>
              </table:table-cell>
              <table:table-cell office:value-type="float" office:value="0.001981">
                <text:p>0.001981</text:p>
              </table:table-cell>
              <table:table-cell office:value-type="float" office:value="0.00314">
                <text:p>0.00314</text:p>
              </table:table-cell>
            </table:table-row>
            <table:table-row>
              <table:table-cell office:value-type="string">
                <text:p>92</text:p>
              </table:table-cell>
              <table:table-cell office:value-type="float" office:value="0.005632">
                <text:p>0.005632</text:p>
              </table:table-cell>
              <table:table-cell office:value-type="float" office:value="0.00451">
                <text:p>0.00451</text:p>
              </table:table-cell>
              <table:table-cell office:value-type="float" office:value="0.00177">
                <text:p>0.00177</text:p>
              </table:table-cell>
              <table:table-cell office:value-type="float" office:value="0.003236">
                <text:p>0.003236</text:p>
              </table:table-cell>
            </table:table-row>
            <table:table-row>
              <table:table-cell office:value-type="string">
                <text:p>93</text:p>
              </table:table-cell>
              <table:table-cell office:value-type="float" office:value="0.005536">
                <text:p>0.005536</text:p>
              </table:table-cell>
              <table:table-cell office:value-type="float" office:value="0.004795">
                <text:p>0.004795</text:p>
              </table:table-cell>
              <table:table-cell office:value-type="float" office:value="0.001928">
                <text:p>0.001928</text:p>
              </table:table-cell>
              <table:table-cell office:value-type="float" office:value="0.002894">
                <text:p>0.002894</text:p>
              </table:table-cell>
            </table:table-row>
            <table:table-row>
              <table:table-cell office:value-type="string">
                <text:p>94</text:p>
              </table:table-cell>
              <table:table-cell office:value-type="float" office:value="0.005877">
                <text:p>0.005877</text:p>
              </table:table-cell>
              <table:table-cell office:value-type="float" office:value="0.004903">
                <text:p>0.004903</text:p>
              </table:table-cell>
              <table:table-cell office:value-type="float" office:value="0.002064">
                <text:p>0.002064</text:p>
              </table:table-cell>
              <table:table-cell office:value-type="float" office:value="0.003051">
                <text:p>0.003051</text:p>
              </table:table-cell>
            </table:table-row>
            <table:table-row>
              <table:table-cell office:value-type="string">
                <text:p>95</text:p>
              </table:table-cell>
              <table:table-cell office:value-type="float" office:value="0.005698">
                <text:p>0.005698</text:p>
              </table:table-cell>
              <table:table-cell office:value-type="float" office:value="0.004968">
                <text:p>0.004968</text:p>
              </table:table-cell>
              <table:table-cell office:value-type="float" office:value="0.002051">
                <text:p>0.002051</text:p>
              </table:table-cell>
              <table:table-cell office:value-type="float" office:value="0.003176">
                <text:p>0.003176</text:p>
              </table:table-cell>
            </table:table-row>
            <table:table-row>
              <table:table-cell office:value-type="string">
                <text:p>96</text:p>
              </table:table-cell>
              <table:table-cell office:value-type="float" office:value="0.005753">
                <text:p>0.005753</text:p>
              </table:table-cell>
              <table:table-cell office:value-type="float" office:value="0.005075">
                <text:p>0.005075</text:p>
              </table:table-cell>
              <table:table-cell office:value-type="float" office:value="0.002011">
                <text:p>0.002011</text:p>
              </table:table-cell>
              <table:table-cell office:value-type="float" office:value="0.003182">
                <text:p>0.003182</text:p>
              </table:table-cell>
            </table:table-row>
            <table:table-row>
              <table:table-cell office:value-type="string">
                <text:p>97</text:p>
              </table:table-cell>
              <table:table-cell office:value-type="float" office:value="0.005387">
                <text:p>0.005387</text:p>
              </table:table-cell>
              <table:table-cell office:value-type="float" office:value="0.004755">
                <text:p>0.004755</text:p>
              </table:table-cell>
              <table:table-cell office:value-type="float" office:value="0.002044">
                <text:p>0.002044</text:p>
              </table:table-cell>
              <table:table-cell office:value-type="float" office:value="0.003003">
                <text:p>0.003003</text:p>
              </table:table-cell>
            </table:table-row>
            <table:table-row>
              <table:table-cell office:value-type="string">
                <text:p>98</text:p>
              </table:table-cell>
              <table:table-cell office:value-type="float" office:value="0.005352">
                <text:p>0.005352</text:p>
              </table:table-cell>
              <table:table-cell office:value-type="float" office:value="0.005105">
                <text:p>0.005105</text:p>
              </table:table-cell>
              <table:table-cell office:value-type="float" office:value="0.002057">
                <text:p>0.002057</text:p>
              </table:table-cell>
              <table:table-cell office:value-type="float" office:value="0.003167">
                <text:p>0.003167</text:p>
              </table:table-cell>
            </table:table-row>
            <table:table-row>
              <table:table-cell office:value-type="string">
                <text:p>99</text:p>
              </table:table-cell>
              <table:table-cell office:value-type="float" office:value="0.005463">
                <text:p>0.005463</text:p>
              </table:table-cell>
              <table:table-cell office:value-type="float" office:value="0.005">
                <text:p>0.005</text:p>
              </table:table-cell>
              <table:table-cell office:value-type="float" office:value="0.002036">
                <text:p>0.002036</text:p>
              </table:table-cell>
              <table:table-cell office:value-type="float" office:value="0.003134">
                <text:p>0.003134</text:p>
              </table:table-cell>
            </table:table-row>
            <table:table-row>
              <table:table-cell office:value-type="string">
                <text:p>100</text:p>
              </table:table-cell>
              <table:table-cell office:value-type="float" office:value="0.00552">
                <text:p>0.00552</text:p>
              </table:table-cell>
              <table:table-cell office:value-type="float" office:value="0.005154">
                <text:p>0.005154</text:p>
              </table:table-cell>
              <table:table-cell office:value-type="float" office:value="0.002091">
                <text:p>0.002091</text:p>
              </table:table-cell>
              <table:table-cell office:value-type="float" office:value="0.003075">
                <text:p>0.003075</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9.004cm" xlink:href="." xlink:type="simple" chart:class="chart:line" chart:style-name="ch1">
        <chart:title svg:x="7.347cm" svg:y="0.316cm" chart:style-name="ch2">
          <text:p>Delay</text:p>
        </chart:title>
        <chart:plot-area chart:style-name="ch3" chart:data-source-has-labels="both" svg:x="1.33cm" svg:y="1.275cm" svg:width="14.349cm" svg:height="6.568cm">
          <chartooo:coordinate-region svg:x="2.242cm" svg:y="1.474cm" svg:width="13.437cm" svg:height="5.577cm"/>
          <chart:axis chart:dimension="x" chart:name="primary-x" chart:style-name="ch4" chartooo:axis-type="text">
            <chart:title svg:x="8.354cm" svg:y="8.023cm" chart:style-name="ch5">
              <text:p>n</text:p>
            </chart:title>
            <chart:categories table:cell-range-address="local-table.$A$2:.$A$101"/>
          </chart:axis>
          <chart:axis chart:dimension="y" chart:name="primary-y" chart:style-name="ch4">
            <chart:title svg:x="0.451cm" svg:y="5.503cm" chart:style-name="ch6">
              <text:p>Delay in sec</text:p>
            </chart:title>
            <chart:grid chart:style-name="ch7" chart:class="major"/>
          </chart:axis>
          <chart:series chart:style-name="ch8" chart:values-cell-range-address="local-table.$B$2:.$B$101" chart:label-cell-address="local-table.$B$1" chart:class="chart:line">
            <chart:data-point chart:repeated="100"/>
          </chart:series>
          <chart:series chart:style-name="ch9" chart:values-cell-range-address="local-table.$C$2:.$C$101" chart:label-cell-address="local-table.$C$1" chart:class="chart:line">
            <chart:data-point chart:repeated="100"/>
          </chart:series>
          <chart:series chart:style-name="ch10" chart:values-cell-range-address="local-table.$D$2:.$D$101" chart:label-cell-address="local-table.$D$1" chart:class="chart:line">
            <chart:data-point chart:repeated="100"/>
          </chart:series>
          <chart:series chart:style-name="ch11" chart:values-cell-range-address="local-table.$E$2:.$E$101" chart:label-cell-address="local-table.$E$1" chart:class="chart:line">
            <chart:data-point chart:repeated="100"/>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I</text:p>
              </table:table-cell>
              <table:table-cell office:value-type="string">
                <text:p>Column J</text:p>
              </table:table-cell>
              <table:table-cell office:value-type="string">
                <text:p>Column K</text:p>
              </table:table-cell>
              <table:table-cell office:value-type="string">
                <text:p>Column L</text:p>
              </table:table-cell>
            </table:table-row>
          </table:table-header-rows>
          <table:table-rows>
            <table:table-row>
              <table:table-cell office:value-type="string">
                <text:p>1</text:p>
              </table:table-cell>
              <table:table-cell office:value-type="float" office:value="0.012253">
                <text:p>0.012253</text:p>
              </table:table-cell>
              <table:table-cell office:value-type="float" office:value="0.013035">
                <text:p>0.013035</text:p>
              </table:table-cell>
              <table:table-cell office:value-type="float" office:value="0.011554">
                <text:p>0.011554</text:p>
              </table:table-cell>
              <table:table-cell office:value-type="float" office:value="0.007627">
                <text:p>0.007627</text:p>
              </table:table-cell>
            </table:table-row>
            <table:table-row>
              <table:table-cell office:value-type="string">
                <text:p>2</text:p>
              </table:table-cell>
              <table:table-cell office:value-type="float" office:value="0.011202">
                <text:p>0.011202</text:p>
              </table:table-cell>
              <table:table-cell office:value-type="float" office:value="0.012557">
                <text:p>0.012557</text:p>
              </table:table-cell>
              <table:table-cell office:value-type="float" office:value="0.011195">
                <text:p>0.011195</text:p>
              </table:table-cell>
              <table:table-cell office:value-type="float" office:value="0.0074">
                <text:p>0.0074</text:p>
              </table:table-cell>
            </table:table-row>
            <table:table-row>
              <table:table-cell office:value-type="string">
                <text:p>3</text:p>
              </table:table-cell>
              <table:table-cell office:value-type="float" office:value="0.011121">
                <text:p>0.011121</text:p>
              </table:table-cell>
              <table:table-cell office:value-type="float" office:value="0.012777">
                <text:p>0.012777</text:p>
              </table:table-cell>
              <table:table-cell office:value-type="float" office:value="0.010927">
                <text:p>0.010927</text:p>
              </table:table-cell>
              <table:table-cell office:value-type="float" office:value="0.007013">
                <text:p>0.007013</text:p>
              </table:table-cell>
            </table:table-row>
            <table:table-row>
              <table:table-cell office:value-type="string">
                <text:p>4</text:p>
              </table:table-cell>
              <table:table-cell office:value-type="float" office:value="0.01123">
                <text:p>0.01123</text:p>
              </table:table-cell>
              <table:table-cell office:value-type="float" office:value="0.012466">
                <text:p>0.012466</text:p>
              </table:table-cell>
              <table:table-cell office:value-type="float" office:value="0.010954">
                <text:p>0.010954</text:p>
              </table:table-cell>
              <table:table-cell office:value-type="float" office:value="0.006816">
                <text:p>0.006816</text:p>
              </table:table-cell>
            </table:table-row>
            <table:table-row>
              <table:table-cell office:value-type="string">
                <text:p>5</text:p>
              </table:table-cell>
              <table:table-cell office:value-type="float" office:value="0.011231">
                <text:p>0.011231</text:p>
              </table:table-cell>
              <table:table-cell office:value-type="float" office:value="0.012609">
                <text:p>0.012609</text:p>
              </table:table-cell>
              <table:table-cell office:value-type="float" office:value="0.010909">
                <text:p>0.010909</text:p>
              </table:table-cell>
              <table:table-cell office:value-type="float" office:value="0.006774">
                <text:p>0.006774</text:p>
              </table:table-cell>
            </table:table-row>
            <table:table-row>
              <table:table-cell office:value-type="string">
                <text:p>6</text:p>
              </table:table-cell>
              <table:table-cell office:value-type="float" office:value="0.011186">
                <text:p>0.011186</text:p>
              </table:table-cell>
              <table:table-cell office:value-type="float" office:value="0.012423">
                <text:p>0.012423</text:p>
              </table:table-cell>
              <table:table-cell office:value-type="float" office:value="0.011007">
                <text:p>0.011007</text:p>
              </table:table-cell>
              <table:table-cell office:value-type="float" office:value="0.006806">
                <text:p>0.006806</text:p>
              </table:table-cell>
            </table:table-row>
            <table:table-row>
              <table:table-cell office:value-type="string">
                <text:p>7</text:p>
              </table:table-cell>
              <table:table-cell office:value-type="float" office:value="0.011282">
                <text:p>0.011282</text:p>
              </table:table-cell>
              <table:table-cell office:value-type="float" office:value="0.012506">
                <text:p>0.012506</text:p>
              </table:table-cell>
              <table:table-cell office:value-type="float" office:value="0.0109">
                <text:p>0.0109</text:p>
              </table:table-cell>
              <table:table-cell office:value-type="float" office:value="0.006947">
                <text:p>0.006947</text:p>
              </table:table-cell>
            </table:table-row>
            <table:table-row>
              <table:table-cell office:value-type="string">
                <text:p>8</text:p>
              </table:table-cell>
              <table:table-cell office:value-type="float" office:value="0.011262">
                <text:p>0.011262</text:p>
              </table:table-cell>
              <table:table-cell office:value-type="float" office:value="0.012451">
                <text:p>0.012451</text:p>
              </table:table-cell>
              <table:table-cell office:value-type="float" office:value="0.011019">
                <text:p>0.011019</text:p>
              </table:table-cell>
              <table:table-cell office:value-type="float" office:value="0.007493">
                <text:p>0.007493</text:p>
              </table:table-cell>
            </table:table-row>
            <table:table-row>
              <table:table-cell office:value-type="string">
                <text:p>9</text:p>
              </table:table-cell>
              <table:table-cell office:value-type="float" office:value="0.011215">
                <text:p>0.011215</text:p>
              </table:table-cell>
              <table:table-cell office:value-type="float" office:value="0.012424">
                <text:p>0.012424</text:p>
              </table:table-cell>
              <table:table-cell office:value-type="float" office:value="0.011007">
                <text:p>0.011007</text:p>
              </table:table-cell>
              <table:table-cell office:value-type="float" office:value="0.00747">
                <text:p>0.00747</text:p>
              </table:table-cell>
            </table:table-row>
            <table:table-row>
              <table:table-cell office:value-type="string">
                <text:p>10</text:p>
              </table:table-cell>
              <table:table-cell office:value-type="float" office:value="0.011134">
                <text:p>0.011134</text:p>
              </table:table-cell>
              <table:table-cell office:value-type="float" office:value="0.012519">
                <text:p>0.012519</text:p>
              </table:table-cell>
              <table:table-cell office:value-type="float" office:value="0.010924">
                <text:p>0.010924</text:p>
              </table:table-cell>
              <table:table-cell office:value-type="float" office:value="0.006994">
                <text:p>0.006994</text:p>
              </table:table-cell>
            </table:table-row>
            <table:table-row>
              <table:table-cell office:value-type="string">
                <text:p>11</text:p>
              </table:table-cell>
              <table:table-cell office:value-type="float" office:value="0.01157">
                <text:p>0.01157</text:p>
              </table:table-cell>
              <table:table-cell office:value-type="float" office:value="0.012415">
                <text:p>0.012415</text:p>
              </table:table-cell>
              <table:table-cell office:value-type="float" office:value="0.011138">
                <text:p>0.011138</text:p>
              </table:table-cell>
              <table:table-cell office:value-type="float" office:value="0.006875">
                <text:p>0.006875</text:p>
              </table:table-cell>
            </table:table-row>
            <table:table-row>
              <table:table-cell office:value-type="string">
                <text:p>12</text:p>
              </table:table-cell>
              <table:table-cell office:value-type="float" office:value="0.011126">
                <text:p>0.011126</text:p>
              </table:table-cell>
              <table:table-cell office:value-type="float" office:value="0.012451">
                <text:p>0.012451</text:p>
              </table:table-cell>
              <table:table-cell office:value-type="float" office:value="0.011024">
                <text:p>0.011024</text:p>
              </table:table-cell>
              <table:table-cell office:value-type="float" office:value="0.006895">
                <text:p>0.006895</text:p>
              </table:table-cell>
            </table:table-row>
            <table:table-row>
              <table:table-cell office:value-type="string">
                <text:p>13</text:p>
              </table:table-cell>
              <table:table-cell office:value-type="float" office:value="0.011411">
                <text:p>0.011411</text:p>
              </table:table-cell>
              <table:table-cell office:value-type="float" office:value="0.012461">
                <text:p>0.012461</text:p>
              </table:table-cell>
              <table:table-cell office:value-type="float" office:value="0.01094">
                <text:p>0.01094</text:p>
              </table:table-cell>
              <table:table-cell office:value-type="float" office:value="0.007048">
                <text:p>0.007048</text:p>
              </table:table-cell>
            </table:table-row>
            <table:table-row>
              <table:table-cell office:value-type="string">
                <text:p>14</text:p>
              </table:table-cell>
              <table:table-cell office:value-type="float" office:value="0.011687">
                <text:p>0.011687</text:p>
              </table:table-cell>
              <table:table-cell office:value-type="float" office:value="0.012502">
                <text:p>0.012502</text:p>
              </table:table-cell>
              <table:table-cell office:value-type="float" office:value="0.010883">
                <text:p>0.010883</text:p>
              </table:table-cell>
              <table:table-cell office:value-type="float" office:value="0.007138">
                <text:p>0.007138</text:p>
              </table:table-cell>
            </table:table-row>
            <table:table-row>
              <table:table-cell office:value-type="string">
                <text:p>15</text:p>
              </table:table-cell>
              <table:table-cell office:value-type="float" office:value="0.012047">
                <text:p>0.012047</text:p>
              </table:table-cell>
              <table:table-cell office:value-type="float" office:value="0.012393">
                <text:p>0.012393</text:p>
              </table:table-cell>
              <table:table-cell office:value-type="float" office:value="0.010807">
                <text:p>0.010807</text:p>
              </table:table-cell>
              <table:table-cell office:value-type="float" office:value="0.006801">
                <text:p>0.006801</text:p>
              </table:table-cell>
            </table:table-row>
            <table:table-row>
              <table:table-cell office:value-type="string">
                <text:p>16</text:p>
              </table:table-cell>
              <table:table-cell office:value-type="float" office:value="0.011216">
                <text:p>0.011216</text:p>
              </table:table-cell>
              <table:table-cell office:value-type="float" office:value="0.012677">
                <text:p>0.012677</text:p>
              </table:table-cell>
              <table:table-cell office:value-type="float" office:value="0.010798">
                <text:p>0.010798</text:p>
              </table:table-cell>
              <table:table-cell office:value-type="float" office:value="0.00676">
                <text:p>0.00676</text:p>
              </table:table-cell>
            </table:table-row>
            <table:table-row>
              <table:table-cell office:value-type="string">
                <text:p>17</text:p>
              </table:table-cell>
              <table:table-cell office:value-type="float" office:value="0.011559">
                <text:p>0.011559</text:p>
              </table:table-cell>
              <table:table-cell office:value-type="float" office:value="0.012723">
                <text:p>0.012723</text:p>
              </table:table-cell>
              <table:table-cell office:value-type="float" office:value="0.010994">
                <text:p>0.010994</text:p>
              </table:table-cell>
              <table:table-cell office:value-type="float" office:value="0.006827">
                <text:p>0.006827</text:p>
              </table:table-cell>
            </table:table-row>
            <table:table-row>
              <table:table-cell office:value-type="string">
                <text:p>18</text:p>
              </table:table-cell>
              <table:table-cell office:value-type="float" office:value="0.011203">
                <text:p>0.011203</text:p>
              </table:table-cell>
              <table:table-cell office:value-type="float" office:value="0.012448">
                <text:p>0.012448</text:p>
              </table:table-cell>
              <table:table-cell office:value-type="float" office:value="0.010907">
                <text:p>0.010907</text:p>
              </table:table-cell>
              <table:table-cell office:value-type="float" office:value="0.014438">
                <text:p>0.014438</text:p>
              </table:table-cell>
            </table:table-row>
            <table:table-row>
              <table:table-cell office:value-type="string">
                <text:p>19</text:p>
              </table:table-cell>
              <table:table-cell office:value-type="float" office:value="0.011152">
                <text:p>0.011152</text:p>
              </table:table-cell>
              <table:table-cell office:value-type="float" office:value="0.01255">
                <text:p>0.01255</text:p>
              </table:table-cell>
              <table:table-cell office:value-type="float" office:value="0.010909">
                <text:p>0.010909</text:p>
              </table:table-cell>
              <table:table-cell office:value-type="float" office:value="0.006989">
                <text:p>0.006989</text:p>
              </table:table-cell>
            </table:table-row>
            <table:table-row>
              <table:table-cell office:value-type="string">
                <text:p>20</text:p>
              </table:table-cell>
              <table:table-cell office:value-type="float" office:value="0.011393">
                <text:p>0.011393</text:p>
              </table:table-cell>
              <table:table-cell office:value-type="float" office:value="0.01251">
                <text:p>0.01251</text:p>
              </table:table-cell>
              <table:table-cell office:value-type="float" office:value="0.010876">
                <text:p>0.010876</text:p>
              </table:table-cell>
              <table:table-cell office:value-type="float" office:value="0.007986">
                <text:p>0.007986</text:p>
              </table:table-cell>
            </table:table-row>
            <table:table-row>
              <table:table-cell office:value-type="string">
                <text:p>21</text:p>
              </table:table-cell>
              <table:table-cell office:value-type="float" office:value="0.011149">
                <text:p>0.011149</text:p>
              </table:table-cell>
              <table:table-cell office:value-type="float" office:value="0.01242">
                <text:p>0.01242</text:p>
              </table:table-cell>
              <table:table-cell office:value-type="float" office:value="0.01094">
                <text:p>0.01094</text:p>
              </table:table-cell>
              <table:table-cell office:value-type="float" office:value="0.0068">
                <text:p>0.0068</text:p>
              </table:table-cell>
            </table:table-row>
            <table:table-row>
              <table:table-cell office:value-type="string">
                <text:p>22</text:p>
              </table:table-cell>
              <table:table-cell office:value-type="float" office:value="0.011223">
                <text:p>0.011223</text:p>
              </table:table-cell>
              <table:table-cell office:value-type="float" office:value="0.012431">
                <text:p>0.012431</text:p>
              </table:table-cell>
              <table:table-cell office:value-type="float" office:value="0.010944">
                <text:p>0.010944</text:p>
              </table:table-cell>
              <table:table-cell office:value-type="float" office:value="0.00683">
                <text:p>0.00683</text:p>
              </table:table-cell>
            </table:table-row>
            <table:table-row>
              <table:table-cell office:value-type="string">
                <text:p>23</text:p>
              </table:table-cell>
              <table:table-cell office:value-type="float" office:value="0.011111">
                <text:p>0.011111</text:p>
              </table:table-cell>
              <table:table-cell office:value-type="float" office:value="0.012408">
                <text:p>0.012408</text:p>
              </table:table-cell>
              <table:table-cell office:value-type="float" office:value="0.011007">
                <text:p>0.011007</text:p>
              </table:table-cell>
              <table:table-cell office:value-type="float" office:value="0.007031">
                <text:p>0.007031</text:p>
              </table:table-cell>
            </table:table-row>
            <table:table-row>
              <table:table-cell office:value-type="string">
                <text:p>24</text:p>
              </table:table-cell>
              <table:table-cell office:value-type="float" office:value="0.011291">
                <text:p>0.011291</text:p>
              </table:table-cell>
              <table:table-cell office:value-type="float" office:value="0.01256">
                <text:p>0.01256</text:p>
              </table:table-cell>
              <table:table-cell office:value-type="float" office:value="0.010971">
                <text:p>0.010971</text:p>
              </table:table-cell>
              <table:table-cell office:value-type="float" office:value="0.006847">
                <text:p>0.006847</text:p>
              </table:table-cell>
            </table:table-row>
            <table:table-row>
              <table:table-cell office:value-type="string">
                <text:p>25</text:p>
              </table:table-cell>
              <table:table-cell office:value-type="float" office:value="0.011629">
                <text:p>0.011629</text:p>
              </table:table-cell>
              <table:table-cell office:value-type="float" office:value="0.012637">
                <text:p>0.012637</text:p>
              </table:table-cell>
              <table:table-cell office:value-type="float" office:value="0.010919">
                <text:p>0.010919</text:p>
              </table:table-cell>
              <table:table-cell office:value-type="float" office:value="0.00681">
                <text:p>0.00681</text:p>
              </table:table-cell>
            </table:table-row>
            <table:table-row>
              <table:table-cell office:value-type="string">
                <text:p>26</text:p>
              </table:table-cell>
              <table:table-cell office:value-type="float" office:value="0.011392">
                <text:p>0.011392</text:p>
              </table:table-cell>
              <table:table-cell office:value-type="float" office:value="0.012445">
                <text:p>0.012445</text:p>
              </table:table-cell>
              <table:table-cell office:value-type="float" office:value="0.010995">
                <text:p>0.010995</text:p>
              </table:table-cell>
              <table:table-cell office:value-type="float" office:value="0.006984">
                <text:p>0.006984</text:p>
              </table:table-cell>
            </table:table-row>
            <table:table-row>
              <table:table-cell office:value-type="string">
                <text:p>27</text:p>
              </table:table-cell>
              <table:table-cell office:value-type="float" office:value="0.011309">
                <text:p>0.011309</text:p>
              </table:table-cell>
              <table:table-cell office:value-type="float" office:value="0.012503">
                <text:p>0.012503</text:p>
              </table:table-cell>
              <table:table-cell office:value-type="float" office:value="0.01095">
                <text:p>0.01095</text:p>
              </table:table-cell>
              <table:table-cell office:value-type="float" office:value="0.007846">
                <text:p>0.007846</text:p>
              </table:table-cell>
            </table:table-row>
            <table:table-row>
              <table:table-cell office:value-type="string">
                <text:p>28</text:p>
              </table:table-cell>
              <table:table-cell office:value-type="float" office:value="0.011282">
                <text:p>0.011282</text:p>
              </table:table-cell>
              <table:table-cell office:value-type="float" office:value="0.013072">
                <text:p>0.013072</text:p>
              </table:table-cell>
              <table:table-cell office:value-type="float" office:value="0.011293">
                <text:p>0.011293</text:p>
              </table:table-cell>
              <table:table-cell office:value-type="float" office:value="0.007168">
                <text:p>0.007168</text:p>
              </table:table-cell>
            </table:table-row>
            <table:table-row>
              <table:table-cell office:value-type="string">
                <text:p>29</text:p>
              </table:table-cell>
              <table:table-cell office:value-type="float" office:value="0.011215">
                <text:p>0.011215</text:p>
              </table:table-cell>
              <table:table-cell office:value-type="float" office:value="0.01268">
                <text:p>0.01268</text:p>
              </table:table-cell>
              <table:table-cell office:value-type="float" office:value="0.010966">
                <text:p>0.010966</text:p>
              </table:table-cell>
              <table:table-cell office:value-type="float" office:value="0.00679">
                <text:p>0.00679</text:p>
              </table:table-cell>
            </table:table-row>
            <table:table-row>
              <table:table-cell office:value-type="string">
                <text:p>30</text:p>
              </table:table-cell>
              <table:table-cell office:value-type="float" office:value="0.011271">
                <text:p>0.011271</text:p>
              </table:table-cell>
              <table:table-cell office:value-type="float" office:value="0.01249">
                <text:p>0.01249</text:p>
              </table:table-cell>
              <table:table-cell office:value-type="float" office:value="0.010921">
                <text:p>0.010921</text:p>
              </table:table-cell>
              <table:table-cell office:value-type="float" office:value="0.006761">
                <text:p>0.006761</text:p>
              </table:table-cell>
            </table:table-row>
            <table:table-row>
              <table:table-cell office:value-type="string">
                <text:p>31</text:p>
              </table:table-cell>
              <table:table-cell office:value-type="float" office:value="0.011203">
                <text:p>0.011203</text:p>
              </table:table-cell>
              <table:table-cell office:value-type="float" office:value="0.012431">
                <text:p>0.012431</text:p>
              </table:table-cell>
              <table:table-cell office:value-type="float" office:value="0.011012">
                <text:p>0.011012</text:p>
              </table:table-cell>
              <table:table-cell office:value-type="float" office:value="0.007117">
                <text:p>0.007117</text:p>
              </table:table-cell>
            </table:table-row>
            <table:table-row>
              <table:table-cell office:value-type="string">
                <text:p>32</text:p>
              </table:table-cell>
              <table:table-cell office:value-type="float" office:value="0.011152">
                <text:p>0.011152</text:p>
              </table:table-cell>
              <table:table-cell office:value-type="float" office:value="0.012598">
                <text:p>0.012598</text:p>
              </table:table-cell>
              <table:table-cell office:value-type="float" office:value="0.010986">
                <text:p>0.010986</text:p>
              </table:table-cell>
              <table:table-cell office:value-type="float" office:value="0.007762">
                <text:p>0.007762</text:p>
              </table:table-cell>
            </table:table-row>
            <table:table-row>
              <table:table-cell office:value-type="string">
                <text:p>33</text:p>
              </table:table-cell>
              <table:table-cell office:value-type="float" office:value="0.011109">
                <text:p>0.011109</text:p>
              </table:table-cell>
              <table:table-cell office:value-type="float" office:value="0.012542">
                <text:p>0.012542</text:p>
              </table:table-cell>
              <table:table-cell office:value-type="float" office:value="0.010939">
                <text:p>0.010939</text:p>
              </table:table-cell>
              <table:table-cell office:value-type="float" office:value="0.007019">
                <text:p>0.007019</text:p>
              </table:table-cell>
            </table:table-row>
            <table:table-row>
              <table:table-cell office:value-type="string">
                <text:p>34</text:p>
              </table:table-cell>
              <table:table-cell office:value-type="float" office:value="0.011251">
                <text:p>0.011251</text:p>
              </table:table-cell>
              <table:table-cell office:value-type="float" office:value="0.012409">
                <text:p>0.012409</text:p>
              </table:table-cell>
              <table:table-cell office:value-type="float" office:value="0.010887">
                <text:p>0.010887</text:p>
              </table:table-cell>
              <table:table-cell office:value-type="float" office:value="0.006859">
                <text:p>0.006859</text:p>
              </table:table-cell>
            </table:table-row>
            <table:table-row>
              <table:table-cell office:value-type="string">
                <text:p>35</text:p>
              </table:table-cell>
              <table:table-cell office:value-type="float" office:value="0.011349">
                <text:p>0.011349</text:p>
              </table:table-cell>
              <table:table-cell office:value-type="float" office:value="0.012458">
                <text:p>0.012458</text:p>
              </table:table-cell>
              <table:table-cell office:value-type="float" office:value="0.01092">
                <text:p>0.01092</text:p>
              </table:table-cell>
              <table:table-cell office:value-type="float" office:value="0.006817">
                <text:p>0.006817</text:p>
              </table:table-cell>
            </table:table-row>
            <table:table-row>
              <table:table-cell office:value-type="string">
                <text:p>36</text:p>
              </table:table-cell>
              <table:table-cell office:value-type="float" office:value="0.011383">
                <text:p>0.011383</text:p>
              </table:table-cell>
              <table:table-cell office:value-type="float" office:value="0.012345">
                <text:p>0.012345</text:p>
              </table:table-cell>
              <table:table-cell office:value-type="float" office:value="0.0109">
                <text:p>0.0109</text:p>
              </table:table-cell>
              <table:table-cell office:value-type="float" office:value="0.006743">
                <text:p>0.006743</text:p>
              </table:table-cell>
            </table:table-row>
            <table:table-row>
              <table:table-cell office:value-type="string">
                <text:p>37</text:p>
              </table:table-cell>
              <table:table-cell office:value-type="float" office:value="0.011165">
                <text:p>0.011165</text:p>
              </table:table-cell>
              <table:table-cell office:value-type="float" office:value="0.012386">
                <text:p>0.012386</text:p>
              </table:table-cell>
              <table:table-cell office:value-type="float" office:value="0.010787">
                <text:p>0.010787</text:p>
              </table:table-cell>
              <table:table-cell office:value-type="float" office:value="0.007298">
                <text:p>0.007298</text:p>
              </table:table-cell>
            </table:table-row>
            <table:table-row>
              <table:table-cell office:value-type="string">
                <text:p>38</text:p>
              </table:table-cell>
              <table:table-cell office:value-type="float" office:value="0.011333">
                <text:p>0.011333</text:p>
              </table:table-cell>
              <table:table-cell office:value-type="float" office:value="0.012435">
                <text:p>0.012435</text:p>
              </table:table-cell>
              <table:table-cell office:value-type="float" office:value="0.011277">
                <text:p>0.011277</text:p>
              </table:table-cell>
              <table:table-cell office:value-type="float" office:value="0.007256">
                <text:p>0.007256</text:p>
              </table:table-cell>
            </table:table-row>
            <table:table-row>
              <table:table-cell office:value-type="string">
                <text:p>39</text:p>
              </table:table-cell>
              <table:table-cell office:value-type="float" office:value="0.01115">
                <text:p>0.01115</text:p>
              </table:table-cell>
              <table:table-cell office:value-type="float" office:value="0.012685">
                <text:p>0.012685</text:p>
              </table:table-cell>
              <table:table-cell office:value-type="float" office:value="0.010904">
                <text:p>0.010904</text:p>
              </table:table-cell>
              <table:table-cell office:value-type="float" office:value="0.006817">
                <text:p>0.006817</text:p>
              </table:table-cell>
            </table:table-row>
            <table:table-row>
              <table:table-cell office:value-type="string">
                <text:p>40</text:p>
              </table:table-cell>
              <table:table-cell office:value-type="float" office:value="0.011238">
                <text:p>0.011238</text:p>
              </table:table-cell>
              <table:table-cell office:value-type="float" office:value="0.012542">
                <text:p>0.012542</text:p>
              </table:table-cell>
              <table:table-cell office:value-type="float" office:value="0.010996">
                <text:p>0.010996</text:p>
              </table:table-cell>
              <table:table-cell office:value-type="float" office:value="0.006767">
                <text:p>0.006767</text:p>
              </table:table-cell>
            </table:table-row>
            <table:table-row>
              <table:table-cell office:value-type="string">
                <text:p>41</text:p>
              </table:table-cell>
              <table:table-cell office:value-type="float" office:value="0.011189">
                <text:p>0.011189</text:p>
              </table:table-cell>
              <table:table-cell office:value-type="float" office:value="0.012675">
                <text:p>0.012675</text:p>
              </table:table-cell>
              <table:table-cell office:value-type="float" office:value="0.010876">
                <text:p>0.010876</text:p>
              </table:table-cell>
              <table:table-cell office:value-type="float" office:value="0.006867">
                <text:p>0.006867</text:p>
              </table:table-cell>
            </table:table-row>
            <table:table-row>
              <table:table-cell office:value-type="string">
                <text:p>42</text:p>
              </table:table-cell>
              <table:table-cell office:value-type="float" office:value="0.011208">
                <text:p>0.011208</text:p>
              </table:table-cell>
              <table:table-cell office:value-type="float" office:value="0.01234">
                <text:p>0.01234</text:p>
              </table:table-cell>
              <table:table-cell office:value-type="float" office:value="0.010898">
                <text:p>0.010898</text:p>
              </table:table-cell>
              <table:table-cell office:value-type="float" office:value="0.006929">
                <text:p>0.006929</text:p>
              </table:table-cell>
            </table:table-row>
            <table:table-row>
              <table:table-cell office:value-type="string">
                <text:p>43</text:p>
              </table:table-cell>
              <table:table-cell office:value-type="float" office:value="0.011183">
                <text:p>0.011183</text:p>
              </table:table-cell>
              <table:table-cell office:value-type="float" office:value="0.012455">
                <text:p>0.012455</text:p>
              </table:table-cell>
              <table:table-cell office:value-type="float" office:value="0.010987">
                <text:p>0.010987</text:p>
              </table:table-cell>
              <table:table-cell office:value-type="float" office:value="0.006939">
                <text:p>0.006939</text:p>
              </table:table-cell>
            </table:table-row>
            <table:table-row>
              <table:table-cell office:value-type="string">
                <text:p>44</text:p>
              </table:table-cell>
              <table:table-cell office:value-type="float" office:value="0.011221">
                <text:p>0.011221</text:p>
              </table:table-cell>
              <table:table-cell office:value-type="float" office:value="0.012378">
                <text:p>0.012378</text:p>
              </table:table-cell>
              <table:table-cell office:value-type="float" office:value="0.011046">
                <text:p>0.011046</text:p>
              </table:table-cell>
              <table:table-cell office:value-type="float" office:value="0.007783">
                <text:p>0.007783</text:p>
              </table:table-cell>
            </table:table-row>
            <table:table-row>
              <table:table-cell office:value-type="string">
                <text:p>45</text:p>
              </table:table-cell>
              <table:table-cell office:value-type="float" office:value="0.011222">
                <text:p>0.011222</text:p>
              </table:table-cell>
              <table:table-cell office:value-type="float" office:value="0.012526">
                <text:p>0.012526</text:p>
              </table:table-cell>
              <table:table-cell office:value-type="float" office:value="0.010954">
                <text:p>0.010954</text:p>
              </table:table-cell>
              <table:table-cell office:value-type="float" office:value="0.006821">
                <text:p>0.006821</text:p>
              </table:table-cell>
            </table:table-row>
            <table:table-row>
              <table:table-cell office:value-type="string">
                <text:p>46</text:p>
              </table:table-cell>
              <table:table-cell office:value-type="float" office:value="0.011361">
                <text:p>0.011361</text:p>
              </table:table-cell>
              <table:table-cell office:value-type="float" office:value="0.012461">
                <text:p>0.012461</text:p>
              </table:table-cell>
              <table:table-cell office:value-type="float" office:value="0.010839">
                <text:p>0.010839</text:p>
              </table:table-cell>
              <table:table-cell office:value-type="float" office:value="0.007055">
                <text:p>0.007055</text:p>
              </table:table-cell>
            </table:table-row>
            <table:table-row>
              <table:table-cell office:value-type="string">
                <text:p>47</text:p>
              </table:table-cell>
              <table:table-cell office:value-type="float" office:value="0.011278">
                <text:p>0.011278</text:p>
              </table:table-cell>
              <table:table-cell office:value-type="float" office:value="0.012589">
                <text:p>0.012589</text:p>
              </table:table-cell>
              <table:table-cell office:value-type="float" office:value="0.010813">
                <text:p>0.010813</text:p>
              </table:table-cell>
              <table:table-cell office:value-type="float" office:value="0.006915">
                <text:p>0.006915</text:p>
              </table:table-cell>
            </table:table-row>
            <table:table-row>
              <table:table-cell office:value-type="string">
                <text:p>48</text:p>
              </table:table-cell>
              <table:table-cell office:value-type="float" office:value="0.011209">
                <text:p>0.011209</text:p>
              </table:table-cell>
              <table:table-cell office:value-type="float" office:value="0.012477">
                <text:p>0.012477</text:p>
              </table:table-cell>
              <table:table-cell office:value-type="float" office:value="0.01114">
                <text:p>0.01114</text:p>
              </table:table-cell>
              <table:table-cell office:value-type="float" office:value="0.006762">
                <text:p>0.006762</text:p>
              </table:table-cell>
            </table:table-row>
            <table:table-row>
              <table:table-cell office:value-type="string">
                <text:p>49</text:p>
              </table:table-cell>
              <table:table-cell office:value-type="float" office:value="0.011125">
                <text:p>0.011125</text:p>
              </table:table-cell>
              <table:table-cell office:value-type="float" office:value="0.012811">
                <text:p>0.012811</text:p>
              </table:table-cell>
              <table:table-cell office:value-type="float" office:value="0.011234">
                <text:p>0.011234</text:p>
              </table:table-cell>
              <table:table-cell office:value-type="float" office:value="0.006833">
                <text:p>0.006833</text:p>
              </table:table-cell>
            </table:table-row>
            <table:table-row>
              <table:table-cell office:value-type="string">
                <text:p>50</text:p>
              </table:table-cell>
              <table:table-cell office:value-type="float" office:value="0.011145">
                <text:p>0.011145</text:p>
              </table:table-cell>
              <table:table-cell office:value-type="float" office:value="0.012424">
                <text:p>0.012424</text:p>
              </table:table-cell>
              <table:table-cell office:value-type="float" office:value="0.011075">
                <text:p>0.011075</text:p>
              </table:table-cell>
              <table:table-cell office:value-type="float" office:value="0.006839">
                <text:p>0.006839</text:p>
              </table:table-cell>
            </table:table-row>
            <table:table-row>
              <table:table-cell office:value-type="string">
                <text:p>51</text:p>
              </table:table-cell>
              <table:table-cell office:value-type="float" office:value="0.011207">
                <text:p>0.011207</text:p>
              </table:table-cell>
              <table:table-cell office:value-type="float" office:value="0.012578">
                <text:p>0.012578</text:p>
              </table:table-cell>
              <table:table-cell office:value-type="float" office:value="0.01091">
                <text:p>0.01091</text:p>
              </table:table-cell>
              <table:table-cell office:value-type="float" office:value="0.006766">
                <text:p>0.006766</text:p>
              </table:table-cell>
            </table:table-row>
            <table:table-row>
              <table:table-cell office:value-type="string">
                <text:p>52</text:p>
              </table:table-cell>
              <table:table-cell office:value-type="float" office:value="0.011225">
                <text:p>0.011225</text:p>
              </table:table-cell>
              <table:table-cell office:value-type="float" office:value="0.012593">
                <text:p>0.012593</text:p>
              </table:table-cell>
              <table:table-cell office:value-type="float" office:value="0.01096">
                <text:p>0.01096</text:p>
              </table:table-cell>
              <table:table-cell office:value-type="float" office:value="0.006907">
                <text:p>0.006907</text:p>
              </table:table-cell>
            </table:table-row>
            <table:table-row>
              <table:table-cell office:value-type="string">
                <text:p>53</text:p>
              </table:table-cell>
              <table:table-cell office:value-type="float" office:value="0.011211">
                <text:p>0.011211</text:p>
              </table:table-cell>
              <table:table-cell office:value-type="float" office:value="0.012423">
                <text:p>0.012423</text:p>
              </table:table-cell>
              <table:table-cell office:value-type="float" office:value="0.010907">
                <text:p>0.010907</text:p>
              </table:table-cell>
              <table:table-cell office:value-type="float" office:value="0.006991">
                <text:p>0.006991</text:p>
              </table:table-cell>
            </table:table-row>
            <table:table-row>
              <table:table-cell office:value-type="string">
                <text:p>54</text:p>
              </table:table-cell>
              <table:table-cell office:value-type="float" office:value="0.011234">
                <text:p>0.011234</text:p>
              </table:table-cell>
              <table:table-cell office:value-type="float" office:value="0.012489">
                <text:p>0.012489</text:p>
              </table:table-cell>
              <table:table-cell office:value-type="float" office:value="0.010957">
                <text:p>0.010957</text:p>
              </table:table-cell>
              <table:table-cell office:value-type="float" office:value="0.006922">
                <text:p>0.006922</text:p>
              </table:table-cell>
            </table:table-row>
            <table:table-row>
              <table:table-cell office:value-type="string">
                <text:p>55</text:p>
              </table:table-cell>
              <table:table-cell office:value-type="float" office:value="0.011416">
                <text:p>0.011416</text:p>
              </table:table-cell>
              <table:table-cell office:value-type="float" office:value="0.012494">
                <text:p>0.012494</text:p>
              </table:table-cell>
              <table:table-cell office:value-type="float" office:value="0.01099">
                <text:p>0.01099</text:p>
              </table:table-cell>
              <table:table-cell office:value-type="float" office:value="0.007095">
                <text:p>0.007095</text:p>
              </table:table-cell>
            </table:table-row>
            <table:table-row>
              <table:table-cell office:value-type="string">
                <text:p>56</text:p>
              </table:table-cell>
              <table:table-cell office:value-type="float" office:value="0.011274">
                <text:p>0.011274</text:p>
              </table:table-cell>
              <table:table-cell office:value-type="float" office:value="0.012466">
                <text:p>0.012466</text:p>
              </table:table-cell>
              <table:table-cell office:value-type="float" office:value="0.011107">
                <text:p>0.011107</text:p>
              </table:table-cell>
              <table:table-cell office:value-type="float" office:value="0.006886">
                <text:p>0.006886</text:p>
              </table:table-cell>
            </table:table-row>
            <table:table-row>
              <table:table-cell office:value-type="string">
                <text:p>57</text:p>
              </table:table-cell>
              <table:table-cell office:value-type="float" office:value="0.011155">
                <text:p>0.011155</text:p>
              </table:table-cell>
              <table:table-cell office:value-type="float" office:value="0.013198">
                <text:p>0.013198</text:p>
              </table:table-cell>
              <table:table-cell office:value-type="float" office:value="0.011015">
                <text:p>0.011015</text:p>
              </table:table-cell>
              <table:table-cell office:value-type="float" office:value="0.006847">
                <text:p>0.006847</text:p>
              </table:table-cell>
            </table:table-row>
            <table:table-row>
              <table:table-cell office:value-type="string">
                <text:p>58</text:p>
              </table:table-cell>
              <table:table-cell office:value-type="float" office:value="0.011264">
                <text:p>0.011264</text:p>
              </table:table-cell>
              <table:table-cell office:value-type="float" office:value="0.012875">
                <text:p>0.012875</text:p>
              </table:table-cell>
              <table:table-cell office:value-type="float" office:value="0.01112">
                <text:p>0.01112</text:p>
              </table:table-cell>
              <table:table-cell office:value-type="float" office:value="0.006872">
                <text:p>0.006872</text:p>
              </table:table-cell>
            </table:table-row>
            <table:table-row>
              <table:table-cell office:value-type="string">
                <text:p>59</text:p>
              </table:table-cell>
              <table:table-cell office:value-type="float" office:value="0.011427">
                <text:p>0.011427</text:p>
              </table:table-cell>
              <table:table-cell office:value-type="float" office:value="0.012454">
                <text:p>0.012454</text:p>
              </table:table-cell>
              <table:table-cell office:value-type="float" office:value="0.010913">
                <text:p>0.010913</text:p>
              </table:table-cell>
              <table:table-cell office:value-type="float" office:value="0.007004">
                <text:p>0.007004</text:p>
              </table:table-cell>
            </table:table-row>
            <table:table-row>
              <table:table-cell office:value-type="string">
                <text:p>60</text:p>
              </table:table-cell>
              <table:table-cell office:value-type="float" office:value="0.011173">
                <text:p>0.011173</text:p>
              </table:table-cell>
              <table:table-cell office:value-type="float" office:value="0.012466">
                <text:p>0.012466</text:p>
              </table:table-cell>
              <table:table-cell office:value-type="float" office:value="0.010913">
                <text:p>0.010913</text:p>
              </table:table-cell>
              <table:table-cell office:value-type="float" office:value="0.006952">
                <text:p>0.006952</text:p>
              </table:table-cell>
            </table:table-row>
            <table:table-row>
              <table:table-cell office:value-type="string">
                <text:p>61</text:p>
              </table:table-cell>
              <table:table-cell office:value-type="float" office:value="0.011235">
                <text:p>0.011235</text:p>
              </table:table-cell>
              <table:table-cell office:value-type="float" office:value="0.012366">
                <text:p>0.012366</text:p>
              </table:table-cell>
              <table:table-cell office:value-type="float" office:value="0.010895">
                <text:p>0.010895</text:p>
              </table:table-cell>
              <table:table-cell office:value-type="float" office:value="0.007007">
                <text:p>0.007007</text:p>
              </table:table-cell>
            </table:table-row>
            <table:table-row>
              <table:table-cell office:value-type="string">
                <text:p>62</text:p>
              </table:table-cell>
              <table:table-cell office:value-type="float" office:value="0.011165">
                <text:p>0.011165</text:p>
              </table:table-cell>
              <table:table-cell office:value-type="float" office:value="0.012461">
                <text:p>0.012461</text:p>
              </table:table-cell>
              <table:table-cell office:value-type="float" office:value="0.010859">
                <text:p>0.010859</text:p>
              </table:table-cell>
              <table:table-cell office:value-type="float" office:value="0.006742">
                <text:p>0.006742</text:p>
              </table:table-cell>
            </table:table-row>
            <table:table-row>
              <table:table-cell office:value-type="string">
                <text:p>63</text:p>
              </table:table-cell>
              <table:table-cell office:value-type="float" office:value="0.011167">
                <text:p>0.011167</text:p>
              </table:table-cell>
              <table:table-cell office:value-type="float" office:value="0.012525">
                <text:p>0.012525</text:p>
              </table:table-cell>
              <table:table-cell office:value-type="float" office:value="0.010927">
                <text:p>0.010927</text:p>
              </table:table-cell>
              <table:table-cell office:value-type="float" office:value="0.006873">
                <text:p>0.006873</text:p>
              </table:table-cell>
            </table:table-row>
            <table:table-row>
              <table:table-cell office:value-type="string">
                <text:p>64</text:p>
              </table:table-cell>
              <table:table-cell office:value-type="float" office:value="0.011321">
                <text:p>0.011321</text:p>
              </table:table-cell>
              <table:table-cell office:value-type="float" office:value="0.012478">
                <text:p>0.012478</text:p>
              </table:table-cell>
              <table:table-cell office:value-type="float" office:value="0.010927">
                <text:p>0.010927</text:p>
              </table:table-cell>
              <table:table-cell office:value-type="float" office:value="0.006809">
                <text:p>0.006809</text:p>
              </table:table-cell>
            </table:table-row>
            <table:table-row>
              <table:table-cell office:value-type="string">
                <text:p>65</text:p>
              </table:table-cell>
              <table:table-cell office:value-type="float" office:value="0.011208">
                <text:p>0.011208</text:p>
              </table:table-cell>
              <table:table-cell office:value-type="float" office:value="0.012839">
                <text:p>0.012839</text:p>
              </table:table-cell>
              <table:table-cell office:value-type="float" office:value="0.011039">
                <text:p>0.011039</text:p>
              </table:table-cell>
              <table:table-cell office:value-type="float" office:value="0.006741">
                <text:p>0.006741</text:p>
              </table:table-cell>
            </table:table-row>
            <table:table-row>
              <table:table-cell office:value-type="string">
                <text:p>66</text:p>
              </table:table-cell>
              <table:table-cell office:value-type="float" office:value="0.011184">
                <text:p>0.011184</text:p>
              </table:table-cell>
              <table:table-cell office:value-type="float" office:value="0.012527">
                <text:p>0.012527</text:p>
              </table:table-cell>
              <table:table-cell office:value-type="float" office:value="0.010988">
                <text:p>0.010988</text:p>
              </table:table-cell>
              <table:table-cell office:value-type="float" office:value="0.006813">
                <text:p>0.006813</text:p>
              </table:table-cell>
            </table:table-row>
            <table:table-row>
              <table:table-cell office:value-type="string">
                <text:p>67</text:p>
              </table:table-cell>
              <table:table-cell office:value-type="float" office:value="0.011441">
                <text:p>0.011441</text:p>
              </table:table-cell>
              <table:table-cell office:value-type="float" office:value="0.012466">
                <text:p>0.012466</text:p>
              </table:table-cell>
              <table:table-cell office:value-type="float" office:value="0.010954">
                <text:p>0.010954</text:p>
              </table:table-cell>
              <table:table-cell office:value-type="float" office:value="0.006869">
                <text:p>0.006869</text:p>
              </table:table-cell>
            </table:table-row>
            <table:table-row>
              <table:table-cell office:value-type="string">
                <text:p>68</text:p>
              </table:table-cell>
              <table:table-cell office:value-type="float" office:value="0.011637">
                <text:p>0.011637</text:p>
              </table:table-cell>
              <table:table-cell office:value-type="float" office:value="0.012432">
                <text:p>0.012432</text:p>
              </table:table-cell>
              <table:table-cell office:value-type="float" office:value="0.010811">
                <text:p>0.010811</text:p>
              </table:table-cell>
              <table:table-cell office:value-type="float" office:value="0.006865">
                <text:p>0.006865</text:p>
              </table:table-cell>
            </table:table-row>
            <table:table-row>
              <table:table-cell office:value-type="string">
                <text:p>69</text:p>
              </table:table-cell>
              <table:table-cell office:value-type="float" office:value="0.011702">
                <text:p>0.011702</text:p>
              </table:table-cell>
              <table:table-cell office:value-type="float" office:value="0.012468">
                <text:p>0.012468</text:p>
              </table:table-cell>
              <table:table-cell office:value-type="float" office:value="0.011065">
                <text:p>0.011065</text:p>
              </table:table-cell>
              <table:table-cell office:value-type="float" office:value="0.00681">
                <text:p>0.00681</text:p>
              </table:table-cell>
            </table:table-row>
            <table:table-row>
              <table:table-cell office:value-type="string">
                <text:p>70</text:p>
              </table:table-cell>
              <table:table-cell office:value-type="float" office:value="0.01108">
                <text:p>0.01108</text:p>
              </table:table-cell>
              <table:table-cell office:value-type="float" office:value="0.012553">
                <text:p>0.012553</text:p>
              </table:table-cell>
              <table:table-cell office:value-type="float" office:value="0.010984">
                <text:p>0.010984</text:p>
              </table:table-cell>
              <table:table-cell office:value-type="float" office:value="0.007013">
                <text:p>0.007013</text:p>
              </table:table-cell>
            </table:table-row>
            <table:table-row>
              <table:table-cell office:value-type="string">
                <text:p>71</text:p>
              </table:table-cell>
              <table:table-cell office:value-type="float" office:value="0.011354">
                <text:p>0.011354</text:p>
              </table:table-cell>
              <table:table-cell office:value-type="float" office:value="0.01257">
                <text:p>0.01257</text:p>
              </table:table-cell>
              <table:table-cell office:value-type="float" office:value="0.010877">
                <text:p>0.010877</text:p>
              </table:table-cell>
              <table:table-cell office:value-type="float" office:value="0.00682">
                <text:p>0.00682</text:p>
              </table:table-cell>
            </table:table-row>
            <table:table-row>
              <table:table-cell office:value-type="string">
                <text:p>72</text:p>
              </table:table-cell>
              <table:table-cell office:value-type="float" office:value="0.011315">
                <text:p>0.011315</text:p>
              </table:table-cell>
              <table:table-cell office:value-type="float" office:value="0.012538">
                <text:p>0.012538</text:p>
              </table:table-cell>
              <table:table-cell office:value-type="float" office:value="0.010834">
                <text:p>0.010834</text:p>
              </table:table-cell>
              <table:table-cell office:value-type="float" office:value="0.007068">
                <text:p>0.007068</text:p>
              </table:table-cell>
            </table:table-row>
            <table:table-row>
              <table:table-cell office:value-type="string">
                <text:p>73</text:p>
              </table:table-cell>
              <table:table-cell office:value-type="float" office:value="0.011183">
                <text:p>0.011183</text:p>
              </table:table-cell>
              <table:table-cell office:value-type="float" office:value="0.012581">
                <text:p>0.012581</text:p>
              </table:table-cell>
              <table:table-cell office:value-type="float" office:value="0.010861">
                <text:p>0.010861</text:p>
              </table:table-cell>
              <table:table-cell office:value-type="float" office:value="0.006964">
                <text:p>0.006964</text:p>
              </table:table-cell>
            </table:table-row>
            <table:table-row>
              <table:table-cell office:value-type="string">
                <text:p>74</text:p>
              </table:table-cell>
              <table:table-cell office:value-type="float" office:value="0.011166">
                <text:p>0.011166</text:p>
              </table:table-cell>
              <table:table-cell office:value-type="float" office:value="0.012463">
                <text:p>0.012463</text:p>
              </table:table-cell>
              <table:table-cell office:value-type="float" office:value="0.010933">
                <text:p>0.010933</text:p>
              </table:table-cell>
              <table:table-cell office:value-type="float" office:value="0.007808">
                <text:p>0.007808</text:p>
              </table:table-cell>
            </table:table-row>
            <table:table-row>
              <table:table-cell office:value-type="string">
                <text:p>75</text:p>
              </table:table-cell>
              <table:table-cell office:value-type="float" office:value="0.011284">
                <text:p>0.011284</text:p>
              </table:table-cell>
              <table:table-cell office:value-type="float" office:value="0.012797">
                <text:p>0.012797</text:p>
              </table:table-cell>
              <table:table-cell office:value-type="float" office:value="0.011081">
                <text:p>0.011081</text:p>
              </table:table-cell>
              <table:table-cell office:value-type="float" office:value="0.007006">
                <text:p>0.007006</text:p>
              </table:table-cell>
            </table:table-row>
            <table:table-row>
              <table:table-cell office:value-type="string">
                <text:p>76</text:p>
              </table:table-cell>
              <table:table-cell office:value-type="float" office:value="0.011233">
                <text:p>0.011233</text:p>
              </table:table-cell>
              <table:table-cell office:value-type="float" office:value="0.012676">
                <text:p>0.012676</text:p>
              </table:table-cell>
              <table:table-cell office:value-type="float" office:value="0.010988">
                <text:p>0.010988</text:p>
              </table:table-cell>
              <table:table-cell office:value-type="float" office:value="0.006804">
                <text:p>0.006804</text:p>
              </table:table-cell>
            </table:table-row>
            <table:table-row>
              <table:table-cell office:value-type="string">
                <text:p>77</text:p>
              </table:table-cell>
              <table:table-cell office:value-type="float" office:value="0.011235">
                <text:p>0.011235</text:p>
              </table:table-cell>
              <table:table-cell office:value-type="float" office:value="0.012538">
                <text:p>0.012538</text:p>
              </table:table-cell>
              <table:table-cell office:value-type="float" office:value="0.010916">
                <text:p>0.010916</text:p>
              </table:table-cell>
              <table:table-cell office:value-type="float" office:value="0.006964">
                <text:p>0.006964</text:p>
              </table:table-cell>
            </table:table-row>
            <table:table-row>
              <table:table-cell office:value-type="string">
                <text:p>78</text:p>
              </table:table-cell>
              <table:table-cell office:value-type="float" office:value="0.011288">
                <text:p>0.011288</text:p>
              </table:table-cell>
              <table:table-cell office:value-type="float" office:value="0.012652">
                <text:p>0.012652</text:p>
              </table:table-cell>
              <table:table-cell office:value-type="float" office:value="0.010833">
                <text:p>0.010833</text:p>
              </table:table-cell>
              <table:table-cell office:value-type="float" office:value="0.006821">
                <text:p>0.006821</text:p>
              </table:table-cell>
            </table:table-row>
            <table:table-row>
              <table:table-cell office:value-type="string">
                <text:p>79</text:p>
              </table:table-cell>
              <table:table-cell office:value-type="float" office:value="0.011079">
                <text:p>0.011079</text:p>
              </table:table-cell>
              <table:table-cell office:value-type="float" office:value="0.012607">
                <text:p>0.012607</text:p>
              </table:table-cell>
              <table:table-cell office:value-type="float" office:value="0.010946">
                <text:p>0.010946</text:p>
              </table:table-cell>
              <table:table-cell office:value-type="float" office:value="0.006893">
                <text:p>0.006893</text:p>
              </table:table-cell>
            </table:table-row>
            <table:table-row>
              <table:table-cell office:value-type="string">
                <text:p>80</text:p>
              </table:table-cell>
              <table:table-cell office:value-type="float" office:value="0.011135">
                <text:p>0.011135</text:p>
              </table:table-cell>
              <table:table-cell office:value-type="float" office:value="0.012501">
                <text:p>0.012501</text:p>
              </table:table-cell>
              <table:table-cell office:value-type="float" office:value="0.010783">
                <text:p>0.010783</text:p>
              </table:table-cell>
              <table:table-cell office:value-type="float" office:value="0.006973">
                <text:p>0.006973</text:p>
              </table:table-cell>
            </table:table-row>
            <table:table-row>
              <table:table-cell office:value-type="string">
                <text:p>81</text:p>
              </table:table-cell>
              <table:table-cell office:value-type="float" office:value="0.011241">
                <text:p>0.011241</text:p>
              </table:table-cell>
              <table:table-cell office:value-type="float" office:value="0.012575">
                <text:p>0.012575</text:p>
              </table:table-cell>
              <table:table-cell office:value-type="float" office:value="0.010899">
                <text:p>0.010899</text:p>
              </table:table-cell>
              <table:table-cell office:value-type="float" office:value="0.006845">
                <text:p>0.006845</text:p>
              </table:table-cell>
            </table:table-row>
            <table:table-row>
              <table:table-cell office:value-type="string">
                <text:p>82</text:p>
              </table:table-cell>
              <table:table-cell office:value-type="float" office:value="0.01122">
                <text:p>0.01122</text:p>
              </table:table-cell>
              <table:table-cell office:value-type="float" office:value="0.012488">
                <text:p>0.012488</text:p>
              </table:table-cell>
              <table:table-cell office:value-type="float" office:value="0.010977">
                <text:p>0.010977</text:p>
              </table:table-cell>
              <table:table-cell office:value-type="float" office:value="0.006897">
                <text:p>0.006897</text:p>
              </table:table-cell>
            </table:table-row>
            <table:table-row>
              <table:table-cell office:value-type="string">
                <text:p>83</text:p>
              </table:table-cell>
              <table:table-cell office:value-type="float" office:value="0.011166">
                <text:p>0.011166</text:p>
              </table:table-cell>
              <table:table-cell office:value-type="float" office:value="0.012558">
                <text:p>0.012558</text:p>
              </table:table-cell>
              <table:table-cell office:value-type="float" office:value="0.010888">
                <text:p>0.010888</text:p>
              </table:table-cell>
              <table:table-cell office:value-type="float" office:value="0.006711">
                <text:p>0.006711</text:p>
              </table:table-cell>
            </table:table-row>
            <table:table-row>
              <table:table-cell office:value-type="string">
                <text:p>84</text:p>
              </table:table-cell>
              <table:table-cell office:value-type="float" office:value="0.011166">
                <text:p>0.011166</text:p>
              </table:table-cell>
              <table:table-cell office:value-type="float" office:value="0.012756">
                <text:p>0.012756</text:p>
              </table:table-cell>
              <table:table-cell office:value-type="float" office:value="0.011025">
                <text:p>0.011025</text:p>
              </table:table-cell>
              <table:table-cell office:value-type="float" office:value="0.006807">
                <text:p>0.006807</text:p>
              </table:table-cell>
            </table:table-row>
            <table:table-row>
              <table:table-cell office:value-type="string">
                <text:p>85</text:p>
              </table:table-cell>
              <table:table-cell office:value-type="float" office:value="0.011139">
                <text:p>0.011139</text:p>
              </table:table-cell>
              <table:table-cell office:value-type="float" office:value="0.012537">
                <text:p>0.012537</text:p>
              </table:table-cell>
              <table:table-cell office:value-type="float" office:value="0.010904">
                <text:p>0.010904</text:p>
              </table:table-cell>
              <table:table-cell office:value-type="float" office:value="0.006829">
                <text:p>0.006829</text:p>
              </table:table-cell>
            </table:table-row>
            <table:table-row>
              <table:table-cell office:value-type="string">
                <text:p>86</text:p>
              </table:table-cell>
              <table:table-cell office:value-type="float" office:value="0.011187">
                <text:p>0.011187</text:p>
              </table:table-cell>
              <table:table-cell office:value-type="float" office:value="0.012692">
                <text:p>0.012692</text:p>
              </table:table-cell>
              <table:table-cell office:value-type="float" office:value="0.010893">
                <text:p>0.010893</text:p>
              </table:table-cell>
              <table:table-cell office:value-type="float" office:value="0.00681">
                <text:p>0.00681</text:p>
              </table:table-cell>
            </table:table-row>
            <table:table-row>
              <table:table-cell office:value-type="string">
                <text:p>87</text:p>
              </table:table-cell>
              <table:table-cell office:value-type="float" office:value="0.01125">
                <text:p>0.01125</text:p>
              </table:table-cell>
              <table:table-cell office:value-type="float" office:value="0.012518">
                <text:p>0.012518</text:p>
              </table:table-cell>
              <table:table-cell office:value-type="float" office:value="0.010981">
                <text:p>0.010981</text:p>
              </table:table-cell>
              <table:table-cell office:value-type="float" office:value="0.006791">
                <text:p>0.006791</text:p>
              </table:table-cell>
            </table:table-row>
            <table:table-row>
              <table:table-cell office:value-type="string">
                <text:p>88</text:p>
              </table:table-cell>
              <table:table-cell office:value-type="float" office:value="0.011115">
                <text:p>0.011115</text:p>
              </table:table-cell>
              <table:table-cell office:value-type="float" office:value="0.012532">
                <text:p>0.012532</text:p>
              </table:table-cell>
              <table:table-cell office:value-type="float" office:value="0.011404">
                <text:p>0.011404</text:p>
              </table:table-cell>
              <table:table-cell office:value-type="float" office:value="0.006788">
                <text:p>0.006788</text:p>
              </table:table-cell>
            </table:table-row>
            <table:table-row>
              <table:table-cell office:value-type="string">
                <text:p>89</text:p>
              </table:table-cell>
              <table:table-cell office:value-type="float" office:value="0.011192">
                <text:p>0.011192</text:p>
              </table:table-cell>
              <table:table-cell office:value-type="float" office:value="0.01253">
                <text:p>0.01253</text:p>
              </table:table-cell>
              <table:table-cell office:value-type="float" office:value="0.011017">
                <text:p>0.011017</text:p>
              </table:table-cell>
              <table:table-cell office:value-type="float" office:value="0.006812">
                <text:p>0.006812</text:p>
              </table:table-cell>
            </table:table-row>
            <table:table-row>
              <table:table-cell office:value-type="string">
                <text:p>90</text:p>
              </table:table-cell>
              <table:table-cell office:value-type="float" office:value="0.01124">
                <text:p>0.01124</text:p>
              </table:table-cell>
              <table:table-cell office:value-type="float" office:value="0.012496">
                <text:p>0.012496</text:p>
              </table:table-cell>
              <table:table-cell office:value-type="float" office:value="0.010878">
                <text:p>0.010878</text:p>
              </table:table-cell>
              <table:table-cell office:value-type="float" office:value="0.006827">
                <text:p>0.006827</text:p>
              </table:table-cell>
            </table:table-row>
            <table:table-row>
              <table:table-cell office:value-type="string">
                <text:p>91</text:p>
              </table:table-cell>
              <table:table-cell office:value-type="float" office:value="0.011192">
                <text:p>0.011192</text:p>
              </table:table-cell>
              <table:table-cell office:value-type="float" office:value="0.012598">
                <text:p>0.012598</text:p>
              </table:table-cell>
              <table:table-cell office:value-type="float" office:value="0.010917">
                <text:p>0.010917</text:p>
              </table:table-cell>
              <table:table-cell office:value-type="float" office:value="0.00679">
                <text:p>0.00679</text:p>
              </table:table-cell>
            </table:table-row>
            <table:table-row>
              <table:table-cell office:value-type="string">
                <text:p>92</text:p>
              </table:table-cell>
              <table:table-cell office:value-type="float" office:value="0.011263">
                <text:p>0.011263</text:p>
              </table:table-cell>
              <table:table-cell office:value-type="float" office:value="0.013182">
                <text:p>0.013182</text:p>
              </table:table-cell>
              <table:table-cell office:value-type="float" office:value="0.011344">
                <text:p>0.011344</text:p>
              </table:table-cell>
              <table:table-cell office:value-type="float" office:value="0.006898">
                <text:p>0.006898</text:p>
              </table:table-cell>
            </table:table-row>
            <table:table-row>
              <table:table-cell office:value-type="string">
                <text:p>93</text:p>
              </table:table-cell>
              <table:table-cell office:value-type="float" office:value="0.011572">
                <text:p>0.011572</text:p>
              </table:table-cell>
              <table:table-cell office:value-type="float" office:value="0.012834">
                <text:p>0.012834</text:p>
              </table:table-cell>
              <table:table-cell office:value-type="float" office:value="0.011095">
                <text:p>0.011095</text:p>
              </table:table-cell>
              <table:table-cell office:value-type="float" office:value="0.007166">
                <text:p>0.007166</text:p>
              </table:table-cell>
            </table:table-row>
            <table:table-row>
              <table:table-cell office:value-type="string">
                <text:p>94</text:p>
              </table:table-cell>
              <table:table-cell office:value-type="float" office:value="0.011953">
                <text:p>0.011953</text:p>
              </table:table-cell>
              <table:table-cell office:value-type="float" office:value="0.012605">
                <text:p>0.012605</text:p>
              </table:table-cell>
              <table:table-cell office:value-type="float" office:value="0.01116">
                <text:p>0.01116</text:p>
              </table:table-cell>
              <table:table-cell office:value-type="float" office:value="0.00699">
                <text:p>0.00699</text:p>
              </table:table-cell>
            </table:table-row>
            <table:table-row>
              <table:table-cell office:value-type="string">
                <text:p>95</text:p>
              </table:table-cell>
              <table:table-cell office:value-type="float" office:value="0.011211">
                <text:p>0.011211</text:p>
              </table:table-cell>
              <table:table-cell office:value-type="float" office:value="0.012503">
                <text:p>0.012503</text:p>
              </table:table-cell>
              <table:table-cell office:value-type="float" office:value="0.010793">
                <text:p>0.010793</text:p>
              </table:table-cell>
              <table:table-cell office:value-type="float" office:value="0.006916">
                <text:p>0.006916</text:p>
              </table:table-cell>
            </table:table-row>
            <table:table-row>
              <table:table-cell office:value-type="string">
                <text:p>96</text:p>
              </table:table-cell>
              <table:table-cell office:value-type="float" office:value="0.011473">
                <text:p>0.011473</text:p>
              </table:table-cell>
              <table:table-cell office:value-type="float" office:value="0.012413">
                <text:p>0.012413</text:p>
              </table:table-cell>
              <table:table-cell office:value-type="float" office:value="0.010832">
                <text:p>0.010832</text:p>
              </table:table-cell>
              <table:table-cell office:value-type="float" office:value="0.006848">
                <text:p>0.006848</text:p>
              </table:table-cell>
            </table:table-row>
            <table:table-row>
              <table:table-cell office:value-type="string">
                <text:p>97</text:p>
              </table:table-cell>
              <table:table-cell office:value-type="float" office:value="0.011343">
                <text:p>0.011343</text:p>
              </table:table-cell>
              <table:table-cell office:value-type="float" office:value="0.012859">
                <text:p>0.012859</text:p>
              </table:table-cell>
              <table:table-cell office:value-type="float" office:value="0.010856">
                <text:p>0.010856</text:p>
              </table:table-cell>
              <table:table-cell office:value-type="float" office:value="0.00699">
                <text:p>0.00699</text:p>
              </table:table-cell>
            </table:table-row>
            <table:table-row>
              <table:table-cell office:value-type="string">
                <text:p>98</text:p>
              </table:table-cell>
              <table:table-cell office:value-type="float" office:value="0.011351">
                <text:p>0.011351</text:p>
              </table:table-cell>
              <table:table-cell office:value-type="float" office:value="0.012517">
                <text:p>0.012517</text:p>
              </table:table-cell>
              <table:table-cell office:value-type="float" office:value="0.010801">
                <text:p>0.010801</text:p>
              </table:table-cell>
              <table:table-cell office:value-type="float" office:value="0.006831">
                <text:p>0.006831</text:p>
              </table:table-cell>
            </table:table-row>
            <table:table-row>
              <table:table-cell office:value-type="string">
                <text:p>99</text:p>
              </table:table-cell>
              <table:table-cell office:value-type="float" office:value="0.011212">
                <text:p>0.011212</text:p>
              </table:table-cell>
              <table:table-cell office:value-type="float" office:value="0.012538">
                <text:p>0.012538</text:p>
              </table:table-cell>
              <table:table-cell office:value-type="float" office:value="0.011002">
                <text:p>0.011002</text:p>
              </table:table-cell>
              <table:table-cell office:value-type="float" office:value="0.006888">
                <text:p>0.006888</text:p>
              </table:table-cell>
            </table:table-row>
            <table:table-row>
              <table:table-cell office:value-type="string">
                <text:p>100</text:p>
              </table:table-cell>
              <table:table-cell office:value-type="float" office:value="0.011095">
                <text:p>0.011095</text:p>
              </table:table-cell>
              <table:table-cell office:value-type="float" office:value="0.012491">
                <text:p>0.012491</text:p>
              </table:table-cell>
              <table:table-cell office:value-type="float" office:value="0.011042">
                <text:p>0.011042</text:p>
              </table:table-cell>
              <table:table-cell office:value-type="float" office:value="0.006874">
                <text:p>0.006874</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line" chart:style-name="ch1">
        <chart:title svg:x="6.328cm" svg:y="0.315cm" chart:style-name="ch2">
          <text:p>Root Dispersion</text:p>
        </chart:title>
        <chart:plot-area chart:style-name="ch3" chart:data-source-has-labels="both" svg:x="1.33cm" svg:y="1.273cm" svg:width="14.35cm" svg:height="6.566cm">
          <chartooo:coordinate-region svg:x="2.242cm" svg:y="1.472cm" svg:width="13.438cm" svg:height="5.575cm"/>
          <chart:axis chart:dimension="x" chart:name="primary-x" chart:style-name="ch4" chartooo:axis-type="text">
            <chart:title svg:x="8.355cm" svg:y="8.018cm" chart:style-name="ch5">
              <text:p>n</text:p>
            </chart:title>
            <chart:categories table:cell-range-address="local-table.$A$2:.$A$101"/>
          </chart:axis>
          <chart:axis chart:dimension="y" chart:name="primary-y" chart:style-name="ch4">
            <chart:title svg:x="0.451cm" svg:y="6.24cm" chart:style-name="ch6">
              <text:p>Root Dispersion in sec</text:p>
            </chart:title>
            <chart:grid chart:style-name="ch7" chart:class="major"/>
          </chart:axis>
          <chart:series chart:style-name="ch8" chart:values-cell-range-address="local-table.$B$2:.$B$101" chart:label-cell-address="local-table.$B$1" chart:class="chart:line">
            <chart:data-point chart:repeated="100"/>
          </chart:series>
          <chart:series chart:style-name="ch9" chart:values-cell-range-address="local-table.$C$2:.$C$101" chart:label-cell-address="local-table.$C$1" chart:class="chart:line">
            <chart:data-point chart:repeated="100"/>
          </chart:series>
          <chart:series chart:style-name="ch10" chart:values-cell-range-address="local-table.$D$2:.$D$101" chart:label-cell-address="local-table.$D$1" chart:class="chart:line">
            <chart:data-point chart:repeated="100"/>
          </chart:series>
          <chart:series chart:style-name="ch11" chart:values-cell-range-address="local-table.$E$2:.$E$101" chart:label-cell-address="local-table.$E$1" chart:class="chart:line">
            <chart:data-point chart:repeated="100"/>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O</text:p>
              </table:table-cell>
              <table:table-cell office:value-type="string">
                <text:p>Column P</text:p>
              </table:table-cell>
              <table:table-cell office:value-type="string">
                <text:p>Column Q</text:p>
              </table:table-cell>
              <table:table-cell office:value-type="string">
                <text:p>Column R</text:p>
              </table:table-cell>
            </table:table-row>
          </table:table-header-rows>
          <table:table-rows>
            <table:table-row>
              <table:table-cell office:value-type="string">
                <text:p>1</text:p>
              </table:table-cell>
              <table:table-cell office:value-type="float" office:value="0.000198">
                <text:p>0.000198</text:p>
              </table:table-cell>
              <table:table-cell office:value-type="float" office:value="0.048813">
                <text:p>0.048813</text:p>
              </table:table-cell>
              <table:table-cell office:value-type="float" office:value="0.036148">
                <text:p>0.036148</text:p>
              </table:table-cell>
              <table:table-cell office:value-type="float" office:value="0.016708">
                <text:p>0.016708</text:p>
              </table:table-cell>
            </table:table-row>
            <table:table-row>
              <table:table-cell office:value-type="string">
                <text:p>2</text:p>
              </table:table-cell>
              <table:table-cell office:value-type="float" office:value="0.000198">
                <text:p>0.000198</text:p>
              </table:table-cell>
              <table:table-cell office:value-type="float" office:value="0.048935">
                <text:p>0.048935</text:p>
              </table:table-cell>
              <table:table-cell office:value-type="float" office:value="0.03627">
                <text:p>0.03627</text:p>
              </table:table-cell>
              <table:table-cell office:value-type="float" office:value="0.01683">
                <text:p>0.01683</text:p>
              </table:table-cell>
            </table:table-row>
            <table:table-row>
              <table:table-cell office:value-type="string">
                <text:p>3</text:p>
              </table:table-cell>
              <table:table-cell office:value-type="float" office:value="0.000198">
                <text:p>0.000198</text:p>
              </table:table-cell>
              <table:table-cell office:value-type="float" office:value="0.049042">
                <text:p>0.049042</text:p>
              </table:table-cell>
              <table:table-cell office:value-type="float" office:value="0.036392">
                <text:p>0.036392</text:p>
              </table:table-cell>
              <table:table-cell office:value-type="float" office:value="0.016953">
                <text:p>0.016953</text:p>
              </table:table-cell>
            </table:table-row>
            <table:table-row>
              <table:table-cell office:value-type="string">
                <text:p>4</text:p>
              </table:table-cell>
              <table:table-cell office:value-type="float" office:value="0.000198">
                <text:p>0.000198</text:p>
              </table:table-cell>
              <table:table-cell office:value-type="float" office:value="0.049164">
                <text:p>0.049164</text:p>
              </table:table-cell>
              <table:table-cell office:value-type="float" office:value="0.036514">
                <text:p>0.036514</text:p>
              </table:table-cell>
              <table:table-cell office:value-type="float" office:value="0.017075">
                <text:p>0.017075</text:p>
              </table:table-cell>
            </table:table-row>
            <table:table-row>
              <table:table-cell office:value-type="string">
                <text:p>5</text:p>
              </table:table-cell>
              <table:table-cell office:value-type="float" office:value="0.000198">
                <text:p>0.000198</text:p>
              </table:table-cell>
              <table:table-cell office:value-type="float" office:value="0.049286">
                <text:p>0.049286</text:p>
              </table:table-cell>
              <table:table-cell office:value-type="float" office:value="0.036621">
                <text:p>0.036621</text:p>
              </table:table-cell>
              <table:table-cell office:value-type="float" office:value="0.017197">
                <text:p>0.017197</text:p>
              </table:table-cell>
            </table:table-row>
            <table:table-row>
              <table:table-cell office:value-type="string">
                <text:p>6</text:p>
              </table:table-cell>
              <table:table-cell office:value-type="float" office:value="0.000198">
                <text:p>0.000198</text:p>
              </table:table-cell>
              <table:table-cell office:value-type="float" office:value="0.049408">
                <text:p>0.049408</text:p>
              </table:table-cell>
              <table:table-cell office:value-type="float" office:value="0.036743">
                <text:p>0.036743</text:p>
              </table:table-cell>
              <table:table-cell office:value-type="float" office:value="0.017319">
                <text:p>0.017319</text:p>
              </table:table-cell>
            </table:table-row>
            <table:table-row>
              <table:table-cell office:value-type="string">
                <text:p>7</text:p>
              </table:table-cell>
              <table:table-cell office:value-type="float" office:value="0.000198">
                <text:p>0.000198</text:p>
              </table:table-cell>
              <table:table-cell office:value-type="float" office:value="0.04953">
                <text:p>0.04953</text:p>
              </table:table-cell>
              <table:table-cell office:value-type="float" office:value="0.036865">
                <text:p>0.036865</text:p>
              </table:table-cell>
              <table:table-cell office:value-type="float" office:value="0.017426">
                <text:p>0.017426</text:p>
              </table:table-cell>
            </table:table-row>
            <table:table-row>
              <table:table-cell office:value-type="string">
                <text:p>8</text:p>
              </table:table-cell>
              <table:table-cell office:value-type="float" office:value="0.000198">
                <text:p>0.000198</text:p>
              </table:table-cell>
              <table:table-cell office:value-type="float" office:value="0.049652">
                <text:p>0.049652</text:p>
              </table:table-cell>
              <table:table-cell office:value-type="float" office:value="0.036987">
                <text:p>0.036987</text:p>
              </table:table-cell>
              <table:table-cell office:value-type="float" office:value="0.017548">
                <text:p>0.017548</text:p>
              </table:table-cell>
            </table:table-row>
            <table:table-row>
              <table:table-cell office:value-type="string">
                <text:p>9</text:p>
              </table:table-cell>
              <table:table-cell office:value-type="float" office:value="0.000198">
                <text:p>0.000198</text:p>
              </table:table-cell>
              <table:table-cell office:value-type="float" office:value="0.049774">
                <text:p>0.049774</text:p>
              </table:table-cell>
              <table:table-cell office:value-type="float" office:value="0.037109">
                <text:p>0.037109</text:p>
              </table:table-cell>
              <table:table-cell office:value-type="float" office:value="0.01767">
                <text:p>0.01767</text:p>
              </table:table-cell>
            </table:table-row>
            <table:table-row>
              <table:table-cell office:value-type="string">
                <text:p>10</text:p>
              </table:table-cell>
              <table:table-cell office:value-type="float" office:value="0.000198">
                <text:p>0.000198</text:p>
              </table:table-cell>
              <table:table-cell office:value-type="float" office:value="0.049881">
                <text:p>0.049881</text:p>
              </table:table-cell>
              <table:table-cell office:value-type="float" office:value="0.037231">
                <text:p>0.037231</text:p>
              </table:table-cell>
              <table:table-cell office:value-type="float" office:value="0.017792">
                <text:p>0.017792</text:p>
              </table:table-cell>
            </table:table-row>
            <table:table-row>
              <table:table-cell office:value-type="string">
                <text:p>11</text:p>
              </table:table-cell>
              <table:table-cell office:value-type="float" office:value="0.000198">
                <text:p>0.000198</text:p>
              </table:table-cell>
              <table:table-cell office:value-type="float" office:value="0.050003">
                <text:p>0.050003</text:p>
              </table:table-cell>
              <table:table-cell office:value-type="float" office:value="0.037354">
                <text:p>0.037354</text:p>
              </table:table-cell>
              <table:table-cell office:value-type="float" office:value="0.017914">
                <text:p>0.017914</text:p>
              </table:table-cell>
            </table:table-row>
            <table:table-row>
              <table:table-cell office:value-type="string">
                <text:p>12</text:p>
              </table:table-cell>
              <table:table-cell office:value-type="float" office:value="0.000198">
                <text:p>0.000198</text:p>
              </table:table-cell>
              <table:table-cell office:value-type="float" office:value="0.050125">
                <text:p>0.050125</text:p>
              </table:table-cell>
              <table:table-cell office:value-type="float" office:value="0.03746">
                <text:p>0.03746</text:p>
              </table:table-cell>
              <table:table-cell office:value-type="float" office:value="0.018036">
                <text:p>0.018036</text:p>
              </table:table-cell>
            </table:table-row>
            <table:table-row>
              <table:table-cell office:value-type="string">
                <text:p>13</text:p>
              </table:table-cell>
              <table:table-cell office:value-type="float" office:value="0.000214">
                <text:p>0.000214</text:p>
              </table:table-cell>
              <table:table-cell office:value-type="float" office:value="0.050247">
                <text:p>0.050247</text:p>
              </table:table-cell>
              <table:table-cell office:value-type="float" office:value="0.037582">
                <text:p>0.037582</text:p>
              </table:table-cell>
              <table:table-cell office:value-type="float" office:value="0.018158">
                <text:p>0.018158</text:p>
              </table:table-cell>
            </table:table-row>
            <table:table-row>
              <table:table-cell office:value-type="string">
                <text:p>14</text:p>
              </table:table-cell>
              <table:table-cell office:value-type="float" office:value="0.000214">
                <text:p>0.000214</text:p>
              </table:table-cell>
              <table:table-cell office:value-type="float" office:value="0.050369">
                <text:p>0.050369</text:p>
              </table:table-cell>
              <table:table-cell office:value-type="float" office:value="0.037704">
                <text:p>0.037704</text:p>
              </table:table-cell>
              <table:table-cell office:value-type="float" office:value="0.01828">
                <text:p>0.01828</text:p>
              </table:table-cell>
            </table:table-row>
            <table:table-row>
              <table:table-cell office:value-type="string">
                <text:p>15</text:p>
              </table:table-cell>
              <table:table-cell office:value-type="float" office:value="0.000214">
                <text:p>0.000214</text:p>
              </table:table-cell>
              <table:table-cell office:value-type="float" office:value="0.050491">
                <text:p>0.050491</text:p>
              </table:table-cell>
              <table:table-cell office:value-type="float" office:value="0.037827">
                <text:p>0.037827</text:p>
              </table:table-cell>
              <table:table-cell office:value-type="float" office:value="0.018387">
                <text:p>0.018387</text:p>
              </table:table-cell>
            </table:table-row>
            <table:table-row>
              <table:table-cell office:value-type="string">
                <text:p>16</text:p>
              </table:table-cell>
              <table:table-cell office:value-type="float" office:value="0.000198">
                <text:p>0.000198</text:p>
              </table:table-cell>
              <table:table-cell office:value-type="float" office:value="0.050613">
                <text:p>0.050613</text:p>
              </table:table-cell>
              <table:table-cell office:value-type="float" office:value="0.037949">
                <text:p>0.037949</text:p>
              </table:table-cell>
              <table:table-cell office:value-type="float" office:value="0.018509">
                <text:p>0.018509</text:p>
              </table:table-cell>
            </table:table-row>
            <table:table-row>
              <table:table-cell office:value-type="string">
                <text:p>17</text:p>
              </table:table-cell>
              <table:table-cell office:value-type="float" office:value="0.000198">
                <text:p>0.000198</text:p>
              </table:table-cell>
              <table:table-cell office:value-type="float" office:value="0.05072">
                <text:p>0.05072</text:p>
              </table:table-cell>
              <table:table-cell office:value-type="float" office:value="0.038071">
                <text:p>0.038071</text:p>
              </table:table-cell>
              <table:table-cell office:value-type="float" office:value="0.018631">
                <text:p>0.018631</text:p>
              </table:table-cell>
            </table:table-row>
            <table:table-row>
              <table:table-cell office:value-type="string">
                <text:p>18</text:p>
              </table:table-cell>
              <table:table-cell office:value-type="float" office:value="0.000198">
                <text:p>0.000198</text:p>
              </table:table-cell>
              <table:table-cell office:value-type="float" office:value="0.050842">
                <text:p>0.050842</text:p>
              </table:table-cell>
              <table:table-cell office:value-type="float" office:value="0.038193">
                <text:p>0.038193</text:p>
              </table:table-cell>
              <table:table-cell office:value-type="float" office:value="0.018753">
                <text:p>0.018753</text:p>
              </table:table-cell>
            </table:table-row>
            <table:table-row>
              <table:table-cell office:value-type="string">
                <text:p>19</text:p>
              </table:table-cell>
              <table:table-cell office:value-type="float" office:value="0.000214">
                <text:p>0.000214</text:p>
              </table:table-cell>
              <table:table-cell office:value-type="float" office:value="0.050964">
                <text:p>0.050964</text:p>
              </table:table-cell>
              <table:table-cell office:value-type="float" office:value="0.0383">
                <text:p>0.0383</text:p>
              </table:table-cell>
              <table:table-cell office:value-type="float" office:value="0.018875">
                <text:p>0.018875</text:p>
              </table:table-cell>
            </table:table-row>
            <table:table-row>
              <table:table-cell office:value-type="string">
                <text:p>20</text:p>
              </table:table-cell>
              <table:table-cell office:value-type="float" office:value="0.000214">
                <text:p>0.000214</text:p>
              </table:table-cell>
              <table:table-cell office:value-type="float" office:value="0.051102">
                <text:p>0.051102</text:p>
              </table:table-cell>
              <table:table-cell office:value-type="float" office:value="0.038422">
                <text:p>0.038422</text:p>
              </table:table-cell>
              <table:table-cell office:value-type="float" office:value="0.019012">
                <text:p>0.019012</text:p>
              </table:table-cell>
            </table:table-row>
            <table:table-row>
              <table:table-cell office:value-type="string">
                <text:p>21</text:p>
              </table:table-cell>
              <table:table-cell office:value-type="float" office:value="0.000214">
                <text:p>0.000214</text:p>
              </table:table-cell>
              <table:table-cell office:value-type="float" office:value="0.020111">
                <text:p>0.020111</text:p>
              </table:table-cell>
              <table:table-cell office:value-type="float" office:value="0.038544">
                <text:p>0.038544</text:p>
              </table:table-cell>
              <table:table-cell office:value-type="float" office:value="0.019135">
                <text:p>0.019135</text:p>
              </table:table-cell>
            </table:table-row>
            <table:table-row>
              <table:table-cell office:value-type="string">
                <text:p>22</text:p>
              </table:table-cell>
              <table:table-cell office:value-type="float" office:value="0.000198">
                <text:p>0.000198</text:p>
              </table:table-cell>
              <table:table-cell office:value-type="float" office:value="0.020233">
                <text:p>0.020233</text:p>
              </table:table-cell>
              <table:table-cell office:value-type="float" office:value="0.038666">
                <text:p>0.038666</text:p>
              </table:table-cell>
              <table:table-cell office:value-type="float" office:value="0.019241">
                <text:p>0.019241</text:p>
              </table:table-cell>
            </table:table-row>
            <table:table-row>
              <table:table-cell office:value-type="string">
                <text:p>23</text:p>
              </table:table-cell>
              <table:table-cell office:value-type="float" office:value="0.000214">
                <text:p>0.000214</text:p>
              </table:table-cell>
              <table:table-cell office:value-type="float" office:value="0.020355">
                <text:p>0.020355</text:p>
              </table:table-cell>
              <table:table-cell office:value-type="float" office:value="0.038788">
                <text:p>0.038788</text:p>
              </table:table-cell>
              <table:table-cell office:value-type="float" office:value="0.019363">
                <text:p>0.019363</text:p>
              </table:table-cell>
            </table:table-row>
            <table:table-row>
              <table:table-cell office:value-type="string">
                <text:p>24</text:p>
              </table:table-cell>
              <table:table-cell office:value-type="float" office:value="0.000214">
                <text:p>0.000214</text:p>
              </table:table-cell>
              <table:table-cell office:value-type="float" office:value="0.020477">
                <text:p>0.020477</text:p>
              </table:table-cell>
              <table:table-cell office:value-type="float" office:value="0.038925">
                <text:p>0.038925</text:p>
              </table:table-cell>
              <table:table-cell office:value-type="float" office:value="0.019485">
                <text:p>0.019485</text:p>
              </table:table-cell>
            </table:table-row>
            <table:table-row>
              <table:table-cell office:value-type="string">
                <text:p>25</text:p>
              </table:table-cell>
              <table:table-cell office:value-type="float" office:value="0.000214">
                <text:p>0.000214</text:p>
              </table:table-cell>
              <table:table-cell office:value-type="float" office:value="0.020599">
                <text:p>0.020599</text:p>
              </table:table-cell>
              <table:table-cell office:value-type="float" office:value="0.039047">
                <text:p>0.039047</text:p>
              </table:table-cell>
              <table:table-cell office:value-type="float" office:value="0.019608">
                <text:p>0.019608</text:p>
              </table:table-cell>
            </table:table-row>
            <table:table-row>
              <table:table-cell office:value-type="string">
                <text:p>26</text:p>
              </table:table-cell>
              <table:table-cell office:value-type="float" office:value="0.000214">
                <text:p>0.000214</text:p>
              </table:table-cell>
              <table:table-cell office:value-type="float" office:value="0.020721">
                <text:p>0.020721</text:p>
              </table:table-cell>
              <table:table-cell office:value-type="float" office:value="0.039169">
                <text:p>0.039169</text:p>
              </table:table-cell>
              <table:table-cell office:value-type="float" office:value="0.01973">
                <text:p>0.01973</text:p>
              </table:table-cell>
            </table:table-row>
            <table:table-row>
              <table:table-cell office:value-type="string">
                <text:p>27</text:p>
              </table:table-cell>
              <table:table-cell office:value-type="float" office:value="0.000198">
                <text:p>0.000198</text:p>
              </table:table-cell>
              <table:table-cell office:value-type="float" office:value="0.020828">
                <text:p>0.020828</text:p>
              </table:table-cell>
              <table:table-cell office:value-type="float" office:value="0.039276">
                <text:p>0.039276</text:p>
              </table:table-cell>
              <table:table-cell office:value-type="float" office:value="0.019852">
                <text:p>0.019852</text:p>
              </table:table-cell>
            </table:table-row>
            <table:table-row>
              <table:table-cell office:value-type="string">
                <text:p>28</text:p>
              </table:table-cell>
              <table:table-cell office:value-type="float" office:value="0.000198">
                <text:p>0.000198</text:p>
              </table:table-cell>
              <table:table-cell office:value-type="float" office:value="0.02095">
                <text:p>0.02095</text:p>
              </table:table-cell>
              <table:table-cell office:value-type="float" office:value="0.039398">
                <text:p>0.039398</text:p>
              </table:table-cell>
              <table:table-cell office:value-type="float" office:value="0.019974">
                <text:p>0.019974</text:p>
              </table:table-cell>
            </table:table-row>
            <table:table-row>
              <table:table-cell office:value-type="string">
                <text:p>29</text:p>
              </table:table-cell>
              <table:table-cell office:value-type="float" office:value="0.000198">
                <text:p>0.000198</text:p>
              </table:table-cell>
              <table:table-cell office:value-type="float" office:value="0.021072">
                <text:p>0.021072</text:p>
              </table:table-cell>
              <table:table-cell office:value-type="float" office:value="0.03952">
                <text:p>0.03952</text:p>
              </table:table-cell>
              <table:table-cell office:value-type="float" office:value="0.020081">
                <text:p>0.020081</text:p>
              </table:table-cell>
            </table:table-row>
            <table:table-row>
              <table:table-cell office:value-type="string">
                <text:p>30</text:p>
              </table:table-cell>
              <table:table-cell office:value-type="float" office:value="0.000214">
                <text:p>0.000214</text:p>
              </table:table-cell>
              <table:table-cell office:value-type="float" office:value="0.021194">
                <text:p>0.021194</text:p>
              </table:table-cell>
              <table:table-cell office:value-type="float" office:value="0.039642">
                <text:p>0.039642</text:p>
              </table:table-cell>
              <table:table-cell office:value-type="float" office:value="0.020203">
                <text:p>0.020203</text:p>
              </table:table-cell>
            </table:table-row>
            <table:table-row>
              <table:table-cell office:value-type="string">
                <text:p>31</text:p>
              </table:table-cell>
              <table:table-cell office:value-type="float" office:value="0.000214">
                <text:p>0.000214</text:p>
              </table:table-cell>
              <table:table-cell office:value-type="float" office:value="0.021317">
                <text:p>0.021317</text:p>
              </table:table-cell>
              <table:table-cell office:value-type="float" office:value="0.039764">
                <text:p>0.039764</text:p>
              </table:table-cell>
              <table:table-cell office:value-type="float" office:value="0.020325">
                <text:p>0.020325</text:p>
              </table:table-cell>
            </table:table-row>
            <table:table-row>
              <table:table-cell office:value-type="string">
                <text:p>32</text:p>
              </table:table-cell>
              <table:table-cell office:value-type="float" office:value="0.000214">
                <text:p>0.000214</text:p>
              </table:table-cell>
              <table:table-cell office:value-type="float" office:value="0.021439">
                <text:p>0.021439</text:p>
              </table:table-cell>
              <table:table-cell office:value-type="float" office:value="0.039886">
                <text:p>0.039886</text:p>
              </table:table-cell>
              <table:table-cell office:value-type="float" office:value="0.020447">
                <text:p>0.020447</text:p>
              </table:table-cell>
            </table:table-row>
            <table:table-row>
              <table:table-cell office:value-type="string">
                <text:p>33</text:p>
              </table:table-cell>
              <table:table-cell office:value-type="float" office:value="0.000214">
                <text:p>0.000214</text:p>
              </table:table-cell>
              <table:table-cell office:value-type="float" office:value="0.021561">
                <text:p>0.021561</text:p>
              </table:table-cell>
              <table:table-cell office:value-type="float" office:value="0.040009">
                <text:p>0.040009</text:p>
              </table:table-cell>
              <table:table-cell office:value-type="float" office:value="0.020569">
                <text:p>0.020569</text:p>
              </table:table-cell>
            </table:table-row>
            <table:table-row>
              <table:table-cell office:value-type="string">
                <text:p>34</text:p>
              </table:table-cell>
              <table:table-cell office:value-type="float" office:value="0.000214">
                <text:p>0.000214</text:p>
              </table:table-cell>
              <table:table-cell office:value-type="float" office:value="0.021683">
                <text:p>0.021683</text:p>
              </table:table-cell>
              <table:table-cell office:value-type="float" office:value="0.040115">
                <text:p>0.040115</text:p>
              </table:table-cell>
              <table:table-cell office:value-type="float" office:value="0.020691">
                <text:p>0.020691</text:p>
              </table:table-cell>
            </table:table-row>
            <table:table-row>
              <table:table-cell office:value-type="string">
                <text:p>35</text:p>
              </table:table-cell>
              <table:table-cell office:value-type="float" office:value="0.000198">
                <text:p>0.000198</text:p>
              </table:table-cell>
              <table:table-cell office:value-type="float" office:value="0.02179">
                <text:p>0.02179</text:p>
              </table:table-cell>
              <table:table-cell office:value-type="float" office:value="0.040237">
                <text:p>0.040237</text:p>
              </table:table-cell>
              <table:table-cell office:value-type="float" office:value="0.020813">
                <text:p>0.020813</text:p>
              </table:table-cell>
            </table:table-row>
            <table:table-row>
              <table:table-cell office:value-type="string">
                <text:p>36</text:p>
              </table:table-cell>
              <table:table-cell office:value-type="float" office:value="0.000214">
                <text:p>0.000214</text:p>
              </table:table-cell>
              <table:table-cell office:value-type="float" office:value="0.021912">
                <text:p>0.021912</text:p>
              </table:table-cell>
              <table:table-cell office:value-type="float" office:value="0.040359">
                <text:p>0.040359</text:p>
              </table:table-cell>
              <table:table-cell office:value-type="float" office:value="0.020935">
                <text:p>0.020935</text:p>
              </table:table-cell>
            </table:table-row>
            <table:table-row>
              <table:table-cell office:value-type="string">
                <text:p>37</text:p>
              </table:table-cell>
              <table:table-cell office:value-type="float" office:value="0.000214">
                <text:p>0.000214</text:p>
              </table:table-cell>
              <table:table-cell office:value-type="float" office:value="0.022034">
                <text:p>0.022034</text:p>
              </table:table-cell>
              <table:table-cell office:value-type="float" office:value="0.040482">
                <text:p>0.040482</text:p>
              </table:table-cell>
              <table:table-cell office:value-type="float" office:value="0.021042">
                <text:p>0.021042</text:p>
              </table:table-cell>
            </table:table-row>
            <table:table-row>
              <table:table-cell office:value-type="string">
                <text:p>38</text:p>
              </table:table-cell>
              <table:table-cell office:value-type="float" office:value="0.000198">
                <text:p>0.000198</text:p>
              </table:table-cell>
              <table:table-cell office:value-type="float" office:value="0.022156">
                <text:p>0.022156</text:p>
              </table:table-cell>
              <table:table-cell office:value-type="float" office:value="0.040604">
                <text:p>0.040604</text:p>
              </table:table-cell>
              <table:table-cell office:value-type="float" office:value="0.021164">
                <text:p>0.021164</text:p>
              </table:table-cell>
            </table:table-row>
            <table:table-row>
              <table:table-cell office:value-type="string">
                <text:p>39</text:p>
              </table:table-cell>
              <table:table-cell office:value-type="float" office:value="0.000214">
                <text:p>0.000214</text:p>
              </table:table-cell>
              <table:table-cell office:value-type="float" office:value="0.022278">
                <text:p>0.022278</text:p>
              </table:table-cell>
              <table:table-cell office:value-type="float" office:value="0.040726">
                <text:p>0.040726</text:p>
              </table:table-cell>
              <table:table-cell office:value-type="float" office:value="0.021286">
                <text:p>0.021286</text:p>
              </table:table-cell>
            </table:table-row>
            <table:table-row>
              <table:table-cell office:value-type="string">
                <text:p>40</text:p>
              </table:table-cell>
              <table:table-cell office:value-type="float" office:value="0.000198">
                <text:p>0.000198</text:p>
              </table:table-cell>
              <table:table-cell office:value-type="float" office:value="0.0224">
                <text:p>0.0224</text:p>
              </table:table-cell>
              <table:table-cell office:value-type="float" office:value="0.040848">
                <text:p>0.040848</text:p>
              </table:table-cell>
              <table:table-cell office:value-type="float" office:value="0.021408">
                <text:p>0.021408</text:p>
              </table:table-cell>
            </table:table-row>
            <table:table-row>
              <table:table-cell office:value-type="string">
                <text:p>41</text:p>
              </table:table-cell>
              <table:table-cell office:value-type="float" office:value="0.000214">
                <text:p>0.000214</text:p>
              </table:table-cell>
              <table:table-cell office:value-type="float" office:value="0.022522">
                <text:p>0.022522</text:p>
              </table:table-cell>
              <table:table-cell office:value-type="float" office:value="0.040955">
                <text:p>0.040955</text:p>
              </table:table-cell>
              <table:table-cell office:value-type="float" office:value="0.02153">
                <text:p>0.02153</text:p>
              </table:table-cell>
            </table:table-row>
            <table:table-row>
              <table:table-cell office:value-type="string">
                <text:p>42</text:p>
              </table:table-cell>
              <table:table-cell office:value-type="float" office:value="0.000198">
                <text:p>0.000198</text:p>
              </table:table-cell>
              <table:table-cell office:value-type="float" office:value="0.022629">
                <text:p>0.022629</text:p>
              </table:table-cell>
              <table:table-cell office:value-type="float" office:value="0.041077">
                <text:p>0.041077</text:p>
              </table:table-cell>
              <table:table-cell office:value-type="float" office:value="0.021652">
                <text:p>0.021652</text:p>
              </table:table-cell>
            </table:table-row>
            <table:table-row>
              <table:table-cell office:value-type="string">
                <text:p>43</text:p>
              </table:table-cell>
              <table:table-cell office:value-type="float" office:value="0.000214">
                <text:p>0.000214</text:p>
              </table:table-cell>
              <table:table-cell office:value-type="float" office:value="0.022751">
                <text:p>0.022751</text:p>
              </table:table-cell>
              <table:table-cell office:value-type="float" office:value="0.041199">
                <text:p>0.041199</text:p>
              </table:table-cell>
              <table:table-cell office:value-type="float" office:value="0.021774">
                <text:p>0.021774</text:p>
              </table:table-cell>
            </table:table-row>
            <table:table-row>
              <table:table-cell office:value-type="string">
                <text:p>44</text:p>
              </table:table-cell>
              <table:table-cell office:value-type="float" office:value="0.000214">
                <text:p>0.000214</text:p>
              </table:table-cell>
              <table:table-cell office:value-type="float" office:value="0.022873">
                <text:p>0.022873</text:p>
              </table:table-cell>
              <table:table-cell office:value-type="float" office:value="0.041321">
                <text:p>0.041321</text:p>
              </table:table-cell>
              <table:table-cell office:value-type="float" office:value="0.021881">
                <text:p>0.021881</text:p>
              </table:table-cell>
            </table:table-row>
            <table:table-row>
              <table:table-cell office:value-type="string">
                <text:p>45</text:p>
              </table:table-cell>
              <table:table-cell office:value-type="float" office:value="0.000214">
                <text:p>0.000214</text:p>
              </table:table-cell>
              <table:table-cell office:value-type="float" office:value="0.022995">
                <text:p>0.022995</text:p>
              </table:table-cell>
              <table:table-cell office:value-type="float" office:value="0.041443">
                <text:p>0.041443</text:p>
              </table:table-cell>
              <table:table-cell office:value-type="float" office:value="0.022003">
                <text:p>0.022003</text:p>
              </table:table-cell>
            </table:table-row>
            <table:table-row>
              <table:table-cell office:value-type="string">
                <text:p>46</text:p>
              </table:table-cell>
              <table:table-cell office:value-type="float" office:value="0.000214">
                <text:p>0.000214</text:p>
              </table:table-cell>
              <table:table-cell office:value-type="float" office:value="0.023117">
                <text:p>0.023117</text:p>
              </table:table-cell>
              <table:table-cell office:value-type="float" office:value="0.041565">
                <text:p>0.041565</text:p>
              </table:table-cell>
              <table:table-cell office:value-type="float" office:value="0.022125">
                <text:p>0.022125</text:p>
              </table:table-cell>
            </table:table-row>
            <table:table-row>
              <table:table-cell office:value-type="string">
                <text:p>47</text:p>
              </table:table-cell>
              <table:table-cell office:value-type="float" office:value="0.000214">
                <text:p>0.000214</text:p>
              </table:table-cell>
              <table:table-cell office:value-type="float" office:value="0.023239">
                <text:p>0.023239</text:p>
              </table:table-cell>
              <table:table-cell office:value-type="float" office:value="0.041687">
                <text:p>0.041687</text:p>
              </table:table-cell>
              <table:table-cell office:value-type="float" office:value="0.022247">
                <text:p>0.022247</text:p>
              </table:table-cell>
            </table:table-row>
            <table:table-row>
              <table:table-cell office:value-type="string">
                <text:p>48</text:p>
              </table:table-cell>
              <table:table-cell office:value-type="float" office:value="0.000214">
                <text:p>0.000214</text:p>
              </table:table-cell>
              <table:table-cell office:value-type="float" office:value="0.023361">
                <text:p>0.023361</text:p>
              </table:table-cell>
              <table:table-cell office:value-type="float" office:value="0.041809">
                <text:p>0.041809</text:p>
              </table:table-cell>
              <table:table-cell office:value-type="float" office:value="0.022369">
                <text:p>0.022369</text:p>
              </table:table-cell>
            </table:table-row>
            <table:table-row>
              <table:table-cell office:value-type="string">
                <text:p>49</text:p>
              </table:table-cell>
              <table:table-cell office:value-type="float" office:value="0.000214">
                <text:p>0.000214</text:p>
              </table:table-cell>
              <table:table-cell office:value-type="float" office:value="0.023468">
                <text:p>0.023468</text:p>
              </table:table-cell>
              <table:table-cell office:value-type="float" office:value="0.041916">
                <text:p>0.041916</text:p>
              </table:table-cell>
              <table:table-cell office:value-type="float" office:value="0.022491">
                <text:p>0.022491</text:p>
              </table:table-cell>
            </table:table-row>
            <table:table-row>
              <table:table-cell office:value-type="string">
                <text:p>50</text:p>
              </table:table-cell>
              <table:table-cell office:value-type="float" office:value="0.000214">
                <text:p>0.000214</text:p>
              </table:table-cell>
              <table:table-cell office:value-type="float" office:value="0.02359">
                <text:p>0.02359</text:p>
              </table:table-cell>
              <table:table-cell office:value-type="float" office:value="0.042038">
                <text:p>0.042038</text:p>
              </table:table-cell>
              <table:table-cell office:value-type="float" office:value="0.022614">
                <text:p>0.022614</text:p>
              </table:table-cell>
            </table:table-row>
            <table:table-row>
              <table:table-cell office:value-type="string">
                <text:p>51</text:p>
              </table:table-cell>
              <table:table-cell office:value-type="float" office:value="0.000214">
                <text:p>0.000214</text:p>
              </table:table-cell>
              <table:table-cell office:value-type="float" office:value="0.023712">
                <text:p>0.023712</text:p>
              </table:table-cell>
              <table:table-cell office:value-type="float" office:value="0.04216">
                <text:p>0.04216</text:p>
              </table:table-cell>
              <table:table-cell office:value-type="float" office:value="0.02272">
                <text:p>0.02272</text:p>
              </table:table-cell>
            </table:table-row>
            <table:table-row>
              <table:table-cell office:value-type="string">
                <text:p>52</text:p>
              </table:table-cell>
              <table:table-cell office:value-type="float" office:value="0.000214">
                <text:p>0.000214</text:p>
              </table:table-cell>
              <table:table-cell office:value-type="float" office:value="0.023834">
                <text:p>0.023834</text:p>
              </table:table-cell>
              <table:table-cell office:value-type="float" office:value="0.042282">
                <text:p>0.042282</text:p>
              </table:table-cell>
              <table:table-cell office:value-type="float" office:value="0.022842">
                <text:p>0.022842</text:p>
              </table:table-cell>
            </table:table-row>
            <table:table-row>
              <table:table-cell office:value-type="string">
                <text:p>53</text:p>
              </table:table-cell>
              <table:table-cell office:value-type="float" office:value="0.000214">
                <text:p>0.000214</text:p>
              </table:table-cell>
              <table:table-cell office:value-type="float" office:value="0.023956">
                <text:p>0.023956</text:p>
              </table:table-cell>
              <table:table-cell office:value-type="float" office:value="0.042404">
                <text:p>0.042404</text:p>
              </table:table-cell>
              <table:table-cell office:value-type="float" office:value="0.022964">
                <text:p>0.022964</text:p>
              </table:table-cell>
            </table:table-row>
            <table:table-row>
              <table:table-cell office:value-type="string">
                <text:p>54</text:p>
              </table:table-cell>
              <table:table-cell office:value-type="float" office:value="0.000214">
                <text:p>0.000214</text:p>
              </table:table-cell>
              <table:table-cell office:value-type="float" office:value="0.024078">
                <text:p>0.024078</text:p>
              </table:table-cell>
              <table:table-cell office:value-type="float" office:value="0.042526">
                <text:p>0.042526</text:p>
              </table:table-cell>
              <table:table-cell office:value-type="float" office:value="0.023087">
                <text:p>0.023087</text:p>
              </table:table-cell>
            </table:table-row>
            <table:table-row>
              <table:table-cell office:value-type="string">
                <text:p>55</text:p>
              </table:table-cell>
              <table:table-cell office:value-type="float" office:value="0.000229">
                <text:p>0.000229</text:p>
              </table:table-cell>
              <table:table-cell office:value-type="float" office:value="0.0242">
                <text:p>0.0242</text:p>
              </table:table-cell>
              <table:table-cell office:value-type="float" office:value="0.042648">
                <text:p>0.042648</text:p>
              </table:table-cell>
              <table:table-cell office:value-type="float" office:value="0.023209">
                <text:p>0.023209</text:p>
              </table:table-cell>
            </table:table-row>
            <table:table-row>
              <table:table-cell office:value-type="string">
                <text:p>56</text:p>
              </table:table-cell>
              <table:table-cell office:value-type="float" office:value="0.000229">
                <text:p>0.000229</text:p>
              </table:table-cell>
              <table:table-cell office:value-type="float" office:value="0.024323">
                <text:p>0.024323</text:p>
              </table:table-cell>
              <table:table-cell office:value-type="float" office:value="0.042755">
                <text:p>0.042755</text:p>
              </table:table-cell>
              <table:table-cell office:value-type="float" office:value="0.023331">
                <text:p>0.023331</text:p>
              </table:table-cell>
            </table:table-row>
            <table:table-row>
              <table:table-cell office:value-type="string">
                <text:p>57</text:p>
              </table:table-cell>
              <table:table-cell office:value-type="float" office:value="0.000214">
                <text:p>0.000214</text:p>
              </table:table-cell>
              <table:table-cell office:value-type="float" office:value="0.024429">
                <text:p>0.024429</text:p>
              </table:table-cell>
              <table:table-cell office:value-type="float" office:value="0.042877">
                <text:p>0.042877</text:p>
              </table:table-cell>
              <table:table-cell office:value-type="float" office:value="0.023453">
                <text:p>0.023453</text:p>
              </table:table-cell>
            </table:table-row>
            <table:table-row>
              <table:table-cell office:value-type="string">
                <text:p>58</text:p>
              </table:table-cell>
              <table:table-cell office:value-type="float" office:value="0.000214">
                <text:p>0.000214</text:p>
              </table:table-cell>
              <table:table-cell office:value-type="float" office:value="0.024551">
                <text:p>0.024551</text:p>
              </table:table-cell>
              <table:table-cell office:value-type="float" office:value="0.042999">
                <text:p>0.042999</text:p>
              </table:table-cell>
              <table:table-cell office:value-type="float" office:value="0.023575">
                <text:p>0.023575</text:p>
              </table:table-cell>
            </table:table-row>
            <table:table-row>
              <table:table-cell office:value-type="string">
                <text:p>59</text:p>
              </table:table-cell>
              <table:table-cell office:value-type="float" office:value="0.000229">
                <text:p>0.000229</text:p>
              </table:table-cell>
              <table:table-cell office:value-type="float" office:value="0.024689">
                <text:p>0.024689</text:p>
              </table:table-cell>
              <table:table-cell office:value-type="float" office:value="0.043121">
                <text:p>0.043121</text:p>
              </table:table-cell>
              <table:table-cell office:value-type="float" office:value="0.023682">
                <text:p>0.023682</text:p>
              </table:table-cell>
            </table:table-row>
            <table:table-row>
              <table:table-cell office:value-type="string">
                <text:p>60</text:p>
              </table:table-cell>
              <table:table-cell office:value-type="float" office:value="0.000214">
                <text:p>0.000214</text:p>
              </table:table-cell>
              <table:table-cell office:value-type="float" office:value="0.024811">
                <text:p>0.024811</text:p>
              </table:table-cell>
              <table:table-cell office:value-type="float" office:value="0.043243">
                <text:p>0.043243</text:p>
              </table:table-cell>
              <table:table-cell office:value-type="float" office:value="0.023804">
                <text:p>0.023804</text:p>
              </table:table-cell>
            </table:table-row>
            <table:table-row>
              <table:table-cell office:value-type="string">
                <text:p>61</text:p>
              </table:table-cell>
              <table:table-cell office:value-type="float" office:value="0.000229">
                <text:p>0.000229</text:p>
              </table:table-cell>
              <table:table-cell office:value-type="float" office:value="0.024933">
                <text:p>0.024933</text:p>
              </table:table-cell>
              <table:table-cell office:value-type="float" office:value="0.043365">
                <text:p>0.043365</text:p>
              </table:table-cell>
              <table:table-cell office:value-type="float" office:value="0.023926">
                <text:p>0.023926</text:p>
              </table:table-cell>
            </table:table-row>
            <table:table-row>
              <table:table-cell office:value-type="string">
                <text:p>62</text:p>
              </table:table-cell>
              <table:table-cell office:value-type="float" office:value="0.000214">
                <text:p>0.000214</text:p>
              </table:table-cell>
              <table:table-cell office:value-type="float" office:value="0.025055">
                <text:p>0.025055</text:p>
              </table:table-cell>
              <table:table-cell office:value-type="float" office:value="0.043488">
                <text:p>0.043488</text:p>
              </table:table-cell>
              <table:table-cell office:value-type="float" office:value="0.024048">
                <text:p>0.024048</text:p>
              </table:table-cell>
            </table:table-row>
            <table:table-row>
              <table:table-cell office:value-type="string">
                <text:p>63</text:p>
              </table:table-cell>
              <table:table-cell office:value-type="float" office:value="0.000214">
                <text:p>0.000214</text:p>
              </table:table-cell>
              <table:table-cell office:value-type="float" office:value="0.025177">
                <text:p>0.025177</text:p>
              </table:table-cell>
              <table:table-cell office:value-type="float" office:value="0.04361">
                <text:p>0.04361</text:p>
              </table:table-cell>
              <table:table-cell office:value-type="float" office:value="0.02417">
                <text:p>0.02417</text:p>
              </table:table-cell>
            </table:table-row>
            <table:table-row>
              <table:table-cell office:value-type="string">
                <text:p>64</text:p>
              </table:table-cell>
              <table:table-cell office:value-type="float" office:value="0.000214">
                <text:p>0.000214</text:p>
              </table:table-cell>
              <table:table-cell office:value-type="float" office:value="0.025284">
                <text:p>0.025284</text:p>
              </table:table-cell>
              <table:table-cell office:value-type="float" office:value="0.043716">
                <text:p>0.043716</text:p>
              </table:table-cell>
              <table:table-cell office:value-type="float" office:value="0.024292">
                <text:p>0.024292</text:p>
              </table:table-cell>
            </table:table-row>
            <table:table-row>
              <table:table-cell office:value-type="string">
                <text:p>65</text:p>
              </table:table-cell>
              <table:table-cell office:value-type="float" office:value="0.000229">
                <text:p>0.000229</text:p>
              </table:table-cell>
              <table:table-cell office:value-type="float" office:value="0.025406">
                <text:p>0.025406</text:p>
              </table:table-cell>
              <table:table-cell office:value-type="float" office:value="0.043839">
                <text:p>0.043839</text:p>
              </table:table-cell>
              <table:table-cell office:value-type="float" office:value="0.024414">
                <text:p>0.024414</text:p>
              </table:table-cell>
            </table:table-row>
            <table:table-row>
              <table:table-cell office:value-type="string">
                <text:p>66</text:p>
              </table:table-cell>
              <table:table-cell office:value-type="float" office:value="0.000229">
                <text:p>0.000229</text:p>
              </table:table-cell>
              <table:table-cell office:value-type="float" office:value="0.025528">
                <text:p>0.025528</text:p>
              </table:table-cell>
              <table:table-cell office:value-type="float" office:value="0.043961">
                <text:p>0.043961</text:p>
              </table:table-cell>
              <table:table-cell office:value-type="float" office:value="0.024521">
                <text:p>0.024521</text:p>
              </table:table-cell>
            </table:table-row>
            <table:table-row>
              <table:table-cell office:value-type="string">
                <text:p>67</text:p>
              </table:table-cell>
              <table:table-cell office:value-type="float" office:value="0.000229">
                <text:p>0.000229</text:p>
              </table:table-cell>
              <table:table-cell office:value-type="float" office:value="0.02565">
                <text:p>0.02565</text:p>
              </table:table-cell>
              <table:table-cell office:value-type="float" office:value="0.044083">
                <text:p>0.044083</text:p>
              </table:table-cell>
              <table:table-cell office:value-type="float" office:value="0.024643">
                <text:p>0.024643</text:p>
              </table:table-cell>
            </table:table-row>
            <table:table-row>
              <table:table-cell office:value-type="string">
                <text:p>68</text:p>
              </table:table-cell>
              <table:table-cell office:value-type="float" office:value="0.000229">
                <text:p>0.000229</text:p>
              </table:table-cell>
              <table:table-cell office:value-type="float" office:value="0.025772">
                <text:p>0.025772</text:p>
              </table:table-cell>
              <table:table-cell office:value-type="float" office:value="0.044205">
                <text:p>0.044205</text:p>
              </table:table-cell>
              <table:table-cell office:value-type="float" office:value="0.024765">
                <text:p>0.024765</text:p>
              </table:table-cell>
            </table:table-row>
            <table:table-row>
              <table:table-cell office:value-type="string">
                <text:p>69</text:p>
              </table:table-cell>
              <table:table-cell office:value-type="float" office:value="0.000214">
                <text:p>0.000214</text:p>
              </table:table-cell>
              <table:table-cell office:value-type="float" office:value="0.025894">
                <text:p>0.025894</text:p>
              </table:table-cell>
              <table:table-cell office:value-type="float" office:value="0.044342">
                <text:p>0.044342</text:p>
              </table:table-cell>
              <table:table-cell office:value-type="float" office:value="0.024887">
                <text:p>0.024887</text:p>
              </table:table-cell>
            </table:table-row>
            <table:table-row>
              <table:table-cell office:value-type="string">
                <text:p>70</text:p>
              </table:table-cell>
              <table:table-cell office:value-type="float" office:value="0.000214">
                <text:p>0.000214</text:p>
              </table:table-cell>
              <table:table-cell office:value-type="float" office:value="0.026016">
                <text:p>0.026016</text:p>
              </table:table-cell>
              <table:table-cell office:value-type="float" office:value="0.044464">
                <text:p>0.044464</text:p>
              </table:table-cell>
              <table:table-cell office:value-type="float" office:value="0.025009">
                <text:p>0.025009</text:p>
              </table:table-cell>
            </table:table-row>
            <table:table-row>
              <table:table-cell office:value-type="string">
                <text:p>71</text:p>
              </table:table-cell>
              <table:table-cell office:value-type="float" office:value="0.000229">
                <text:p>0.000229</text:p>
              </table:table-cell>
              <table:table-cell office:value-type="float" office:value="0.026123">
                <text:p>0.026123</text:p>
              </table:table-cell>
              <table:table-cell office:value-type="float" office:value="0.044571">
                <text:p>0.044571</text:p>
              </table:table-cell>
              <table:table-cell office:value-type="float" office:value="0.025131">
                <text:p>0.025131</text:p>
              </table:table-cell>
            </table:table-row>
            <table:table-row>
              <table:table-cell office:value-type="string">
                <text:p>72</text:p>
              </table:table-cell>
              <table:table-cell office:value-type="float" office:value="0.000229">
                <text:p>0.000229</text:p>
              </table:table-cell>
              <table:table-cell office:value-type="float" office:value="0.026245">
                <text:p>0.026245</text:p>
              </table:table-cell>
              <table:table-cell office:value-type="float" office:value="0.044693">
                <text:p>0.044693</text:p>
              </table:table-cell>
              <table:table-cell office:value-type="float" office:value="0.025253">
                <text:p>0.025253</text:p>
              </table:table-cell>
            </table:table-row>
            <table:table-row>
              <table:table-cell office:value-type="string">
                <text:p>73</text:p>
              </table:table-cell>
              <table:table-cell office:value-type="float" office:value="0.000229">
                <text:p>0.000229</text:p>
              </table:table-cell>
              <table:table-cell office:value-type="float" office:value="0.026367">
                <text:p>0.026367</text:p>
              </table:table-cell>
              <table:table-cell office:value-type="float" office:value="0.044815">
                <text:p>0.044815</text:p>
              </table:table-cell>
              <table:table-cell office:value-type="float" office:value="0.02536">
                <text:p>0.02536</text:p>
              </table:table-cell>
            </table:table-row>
            <table:table-row>
              <table:table-cell office:value-type="string">
                <text:p>74</text:p>
              </table:table-cell>
              <table:table-cell office:value-type="float" office:value="0.000214">
                <text:p>0.000214</text:p>
              </table:table-cell>
              <table:table-cell office:value-type="float" office:value="0.026489">
                <text:p>0.026489</text:p>
              </table:table-cell>
              <table:table-cell office:value-type="float" office:value="0.044937">
                <text:p>0.044937</text:p>
              </table:table-cell>
              <table:table-cell office:value-type="float" office:value="0.025482">
                <text:p>0.025482</text:p>
              </table:table-cell>
            </table:table-row>
            <table:table-row>
              <table:table-cell office:value-type="string">
                <text:p>75</text:p>
              </table:table-cell>
              <table:table-cell office:value-type="float" office:value="0.000214">
                <text:p>0.000214</text:p>
              </table:table-cell>
              <table:table-cell office:value-type="float" office:value="0.026611">
                <text:p>0.026611</text:p>
              </table:table-cell>
              <table:table-cell office:value-type="float" office:value="0.045059">
                <text:p>0.045059</text:p>
              </table:table-cell>
              <table:table-cell office:value-type="float" office:value="0.025604">
                <text:p>0.025604</text:p>
              </table:table-cell>
            </table:table-row>
            <table:table-row>
              <table:table-cell office:value-type="string">
                <text:p>76</text:p>
              </table:table-cell>
              <table:table-cell office:value-type="float" office:value="0.000229">
                <text:p>0.000229</text:p>
              </table:table-cell>
              <table:table-cell office:value-type="float" office:value="0.026733">
                <text:p>0.026733</text:p>
              </table:table-cell>
              <table:table-cell office:value-type="float" office:value="0.045181">
                <text:p>0.045181</text:p>
              </table:table-cell>
              <table:table-cell office:value-type="float" office:value="0.025726">
                <text:p>0.025726</text:p>
              </table:table-cell>
            </table:table-row>
            <table:table-row>
              <table:table-cell office:value-type="string">
                <text:p>77</text:p>
              </table:table-cell>
              <table:table-cell office:value-type="float" office:value="0.000229">
                <text:p>0.000229</text:p>
              </table:table-cell>
              <table:table-cell office:value-type="float" office:value="0.026855">
                <text:p>0.026855</text:p>
              </table:table-cell>
              <table:table-cell office:value-type="float" office:value="0.045303">
                <text:p>0.045303</text:p>
              </table:table-cell>
              <table:table-cell office:value-type="float" office:value="0.025848">
                <text:p>0.025848</text:p>
              </table:table-cell>
            </table:table-row>
            <table:table-row>
              <table:table-cell office:value-type="string">
                <text:p>78</text:p>
              </table:table-cell>
              <table:table-cell office:value-type="float" office:value="0.000229">
                <text:p>0.000229</text:p>
              </table:table-cell>
              <table:table-cell office:value-type="float" office:value="0.026978">
                <text:p>0.026978</text:p>
              </table:table-cell>
              <table:table-cell office:value-type="float" office:value="0.04541">
                <text:p>0.04541</text:p>
              </table:table-cell>
              <table:table-cell office:value-type="float" office:value="0.02597">
                <text:p>0.02597</text:p>
              </table:table-cell>
            </table:table-row>
            <table:table-row>
              <table:table-cell office:value-type="string">
                <text:p>79</text:p>
              </table:table-cell>
              <table:table-cell office:value-type="float" office:value="0.000214">
                <text:p>0.000214</text:p>
              </table:table-cell>
              <table:table-cell office:value-type="float" office:value="0.027084">
                <text:p>0.027084</text:p>
              </table:table-cell>
              <table:table-cell office:value-type="float" office:value="0.045532">
                <text:p>0.045532</text:p>
              </table:table-cell>
              <table:table-cell office:value-type="float" office:value="0.026093">
                <text:p>0.026093</text:p>
              </table:table-cell>
            </table:table-row>
            <table:table-row>
              <table:table-cell office:value-type="string">
                <text:p>80</text:p>
              </table:table-cell>
              <table:table-cell office:value-type="float" office:value="0.000229">
                <text:p>0.000229</text:p>
              </table:table-cell>
              <table:table-cell office:value-type="float" office:value="0.027206">
                <text:p>0.027206</text:p>
              </table:table-cell>
              <table:table-cell office:value-type="float" office:value="0.045654">
                <text:p>0.045654</text:p>
              </table:table-cell>
              <table:table-cell office:value-type="float" office:value="0.026215">
                <text:p>0.026215</text:p>
              </table:table-cell>
            </table:table-row>
            <table:table-row>
              <table:table-cell office:value-type="string">
                <text:p>81</text:p>
              </table:table-cell>
              <table:table-cell office:value-type="float" office:value="0.000214">
                <text:p>0.000214</text:p>
              </table:table-cell>
              <table:table-cell office:value-type="float" office:value="0.027328">
                <text:p>0.027328</text:p>
              </table:table-cell>
              <table:table-cell office:value-type="float" office:value="0.045776">
                <text:p>0.045776</text:p>
              </table:table-cell>
              <table:table-cell office:value-type="float" office:value="0.026321">
                <text:p>0.026321</text:p>
              </table:table-cell>
            </table:table-row>
            <table:table-row>
              <table:table-cell office:value-type="string">
                <text:p>82</text:p>
              </table:table-cell>
              <table:table-cell office:value-type="float" office:value="0.000214">
                <text:p>0.000214</text:p>
              </table:table-cell>
              <table:table-cell office:value-type="float" office:value="0.027451">
                <text:p>0.027451</text:p>
              </table:table-cell>
              <table:table-cell office:value-type="float" office:value="0.045898">
                <text:p>0.045898</text:p>
              </table:table-cell>
              <table:table-cell office:value-type="float" office:value="0.026443">
                <text:p>0.026443</text:p>
              </table:table-cell>
            </table:table-row>
            <table:table-row>
              <table:table-cell office:value-type="string">
                <text:p>83</text:p>
              </table:table-cell>
              <table:table-cell office:value-type="float" office:value="0.000229">
                <text:p>0.000229</text:p>
              </table:table-cell>
              <table:table-cell office:value-type="float" office:value="0.027573">
                <text:p>0.027573</text:p>
              </table:table-cell>
              <table:table-cell office:value-type="float" office:value="0.046021">
                <text:p>0.046021</text:p>
              </table:table-cell>
              <table:table-cell office:value-type="float" office:value="0.026566">
                <text:p>0.026566</text:p>
              </table:table-cell>
            </table:table-row>
            <table:table-row>
              <table:table-cell office:value-type="string">
                <text:p>84</text:p>
              </table:table-cell>
              <table:table-cell office:value-type="float" office:value="0.000229">
                <text:p>0.000229</text:p>
              </table:table-cell>
              <table:table-cell office:value-type="float" office:value="0.027695">
                <text:p>0.027695</text:p>
              </table:table-cell>
              <table:table-cell office:value-type="float" office:value="0.01738">
                <text:p>0.01738</text:p>
              </table:table-cell>
              <table:table-cell office:value-type="float" office:value="0.026688">
                <text:p>0.026688</text:p>
              </table:table-cell>
            </table:table-row>
            <table:table-row>
              <table:table-cell office:value-type="string">
                <text:p>85</text:p>
              </table:table-cell>
              <table:table-cell office:value-type="float" office:value="0.000214">
                <text:p>0.000214</text:p>
              </table:table-cell>
              <table:table-cell office:value-type="float" office:value="0.027817">
                <text:p>0.027817</text:p>
              </table:table-cell>
              <table:table-cell office:value-type="float" office:value="0.017502">
                <text:p>0.017502</text:p>
              </table:table-cell>
              <table:table-cell office:value-type="float" office:value="0.02681">
                <text:p>0.02681</text:p>
              </table:table-cell>
            </table:table-row>
            <table:table-row>
              <table:table-cell office:value-type="string">
                <text:p>86</text:p>
              </table:table-cell>
              <table:table-cell office:value-type="float" office:value="0.000214">
                <text:p>0.000214</text:p>
              </table:table-cell>
              <table:table-cell office:value-type="float" office:value="0.027924">
                <text:p>0.027924</text:p>
              </table:table-cell>
              <table:table-cell office:value-type="float" office:value="0.017624">
                <text:p>0.017624</text:p>
              </table:table-cell>
              <table:table-cell office:value-type="float" office:value="0.026932">
                <text:p>0.026932</text:p>
              </table:table-cell>
            </table:table-row>
            <table:table-row>
              <table:table-cell office:value-type="string">
                <text:p>87</text:p>
              </table:table-cell>
              <table:table-cell office:value-type="float" office:value="0.000214">
                <text:p>0.000214</text:p>
              </table:table-cell>
              <table:table-cell office:value-type="float" office:value="0.028046">
                <text:p>0.028046</text:p>
              </table:table-cell>
              <table:table-cell office:value-type="float" office:value="0.017746">
                <text:p>0.017746</text:p>
              </table:table-cell>
              <table:table-cell office:value-type="float" office:value="0.027054">
                <text:p>0.027054</text:p>
              </table:table-cell>
            </table:table-row>
            <table:table-row>
              <table:table-cell office:value-type="string">
                <text:p>88</text:p>
              </table:table-cell>
              <table:table-cell office:value-type="float" office:value="0.000229">
                <text:p>0.000229</text:p>
              </table:table-cell>
              <table:table-cell office:value-type="float" office:value="0.028168">
                <text:p>0.028168</text:p>
              </table:table-cell>
              <table:table-cell office:value-type="float" office:value="0.017868">
                <text:p>0.017868</text:p>
              </table:table-cell>
              <table:table-cell office:value-type="float" office:value="0.027161">
                <text:p>0.027161</text:p>
              </table:table-cell>
            </table:table-row>
            <table:table-row>
              <table:table-cell office:value-type="string">
                <text:p>89</text:p>
              </table:table-cell>
              <table:table-cell office:value-type="float" office:value="0.000229">
                <text:p>0.000229</text:p>
              </table:table-cell>
              <table:table-cell office:value-type="float" office:value="0.02829">
                <text:p>0.02829</text:p>
              </table:table-cell>
              <table:table-cell office:value-type="float" office:value="0.01799">
                <text:p>0.01799</text:p>
              </table:table-cell>
              <table:table-cell office:value-type="float" office:value="0.027298">
                <text:p>0.027298</text:p>
              </table:table-cell>
            </table:table-row>
            <table:table-row>
              <table:table-cell office:value-type="string">
                <text:p>90</text:p>
              </table:table-cell>
              <table:table-cell office:value-type="float" office:value="0.000214">
                <text:p>0.000214</text:p>
              </table:table-cell>
              <table:table-cell office:value-type="float" office:value="0.028412">
                <text:p>0.028412</text:p>
              </table:table-cell>
              <table:table-cell office:value-type="float" office:value="0.018097">
                <text:p>0.018097</text:p>
              </table:table-cell>
              <table:table-cell office:value-type="float" office:value="0.02742">
                <text:p>0.02742</text:p>
              </table:table-cell>
            </table:table-row>
            <table:table-row>
              <table:table-cell office:value-type="string">
                <text:p>91</text:p>
              </table:table-cell>
              <table:table-cell office:value-type="float" office:value="0.000214">
                <text:p>0.000214</text:p>
              </table:table-cell>
              <table:table-cell office:value-type="float" office:value="0.028534">
                <text:p>0.028534</text:p>
              </table:table-cell>
              <table:table-cell office:value-type="float" office:value="0.018219">
                <text:p>0.018219</text:p>
              </table:table-cell>
              <table:table-cell office:value-type="float" office:value="0.027542">
                <text:p>0.027542</text:p>
              </table:table-cell>
            </table:table-row>
            <table:table-row>
              <table:table-cell office:value-type="string">
                <text:p>92</text:p>
              </table:table-cell>
              <table:table-cell office:value-type="float" office:value="0.000214">
                <text:p>0.000214</text:p>
              </table:table-cell>
              <table:table-cell office:value-type="float" office:value="0.028656">
                <text:p>0.028656</text:p>
              </table:table-cell>
              <table:table-cell office:value-type="float" office:value="0.018341">
                <text:p>0.018341</text:p>
              </table:table-cell>
              <table:table-cell office:value-type="float" office:value="0.027664">
                <text:p>0.027664</text:p>
              </table:table-cell>
            </table:table-row>
            <table:table-row>
              <table:table-cell office:value-type="string">
                <text:p>93</text:p>
              </table:table-cell>
              <table:table-cell office:value-type="float" office:value="0.000229">
                <text:p>0.000229</text:p>
              </table:table-cell>
              <table:table-cell office:value-type="float" office:value="0.028763">
                <text:p>0.028763</text:p>
              </table:table-cell>
              <table:table-cell office:value-type="float" office:value="0.018463">
                <text:p>0.018463</text:p>
              </table:table-cell>
              <table:table-cell office:value-type="float" office:value="0.027786">
                <text:p>0.027786</text:p>
              </table:table-cell>
            </table:table-row>
            <table:table-row>
              <table:table-cell office:value-type="string">
                <text:p>94</text:p>
              </table:table-cell>
              <table:table-cell office:value-type="float" office:value="0.000229">
                <text:p>0.000229</text:p>
              </table:table-cell>
              <table:table-cell office:value-type="float" office:value="0.028885">
                <text:p>0.028885</text:p>
              </table:table-cell>
              <table:table-cell office:value-type="float" office:value="0.018585">
                <text:p>0.018585</text:p>
              </table:table-cell>
              <table:table-cell office:value-type="float" office:value="0.027908">
                <text:p>0.027908</text:p>
              </table:table-cell>
            </table:table-row>
            <table:table-row>
              <table:table-cell office:value-type="string">
                <text:p>95</text:p>
              </table:table-cell>
              <table:table-cell office:value-type="float" office:value="0.000229">
                <text:p>0.000229</text:p>
              </table:table-cell>
              <table:table-cell office:value-type="float" office:value="0.029007">
                <text:p>0.029007</text:p>
              </table:table-cell>
              <table:table-cell office:value-type="float" office:value="0.018707">
                <text:p>0.018707</text:p>
              </table:table-cell>
              <table:table-cell office:value-type="float" office:value="0.028015">
                <text:p>0.028015</text:p>
              </table:table-cell>
            </table:table-row>
            <table:table-row>
              <table:table-cell office:value-type="string">
                <text:p>96</text:p>
              </table:table-cell>
              <table:table-cell office:value-type="float" office:value="0.000214">
                <text:p>0.000214</text:p>
              </table:table-cell>
              <table:table-cell office:value-type="float" office:value="0.029129">
                <text:p>0.029129</text:p>
              </table:table-cell>
              <table:table-cell office:value-type="float" office:value="0.018829">
                <text:p>0.018829</text:p>
              </table:table-cell>
              <table:table-cell office:value-type="float" office:value="0.028137">
                <text:p>0.028137</text:p>
              </table:table-cell>
            </table:table-row>
            <table:table-row>
              <table:table-cell office:value-type="string">
                <text:p>97</text:p>
              </table:table-cell>
              <table:table-cell office:value-type="float" office:value="0.000214">
                <text:p>0.000214</text:p>
              </table:table-cell>
              <table:table-cell office:value-type="float" office:value="0.029251">
                <text:p>0.029251</text:p>
              </table:table-cell>
              <table:table-cell office:value-type="float" office:value="0.018936">
                <text:p>0.018936</text:p>
              </table:table-cell>
              <table:table-cell office:value-type="float" office:value="0.028259">
                <text:p>0.028259</text:p>
              </table:table-cell>
            </table:table-row>
            <table:table-row>
              <table:table-cell office:value-type="string">
                <text:p>98</text:p>
              </table:table-cell>
              <table:table-cell office:value-type="float" office:value="0.000229">
                <text:p>0.000229</text:p>
              </table:table-cell>
              <table:table-cell office:value-type="float" office:value="0.029388">
                <text:p>0.029388</text:p>
              </table:table-cell>
              <table:table-cell office:value-type="float" office:value="0.019058">
                <text:p>0.019058</text:p>
              </table:table-cell>
              <table:table-cell office:value-type="float" office:value="0.028381">
                <text:p>0.028381</text:p>
              </table:table-cell>
            </table:table-row>
            <table:table-row>
              <table:table-cell office:value-type="string">
                <text:p>99</text:p>
              </table:table-cell>
              <table:table-cell office:value-type="float" office:value="0.000244">
                <text:p>0.000244</text:p>
              </table:table-cell>
              <table:table-cell office:value-type="float" office:value="0.02951">
                <text:p>0.02951</text:p>
              </table:table-cell>
              <table:table-cell office:value-type="float" office:value="0.01918">
                <text:p>0.01918</text:p>
              </table:table-cell>
              <table:table-cell office:value-type="float" office:value="0.028503">
                <text:p>0.028503</text:p>
              </table:table-cell>
            </table:table-row>
            <table:table-row>
              <table:table-cell office:value-type="string">
                <text:p>100</text:p>
              </table:table-cell>
              <table:table-cell office:value-type="float" office:value="0.000229">
                <text:p>0.000229</text:p>
              </table:table-cell>
              <table:table-cell office:value-type="float" office:value="0.029633">
                <text:p>0.029633</text:p>
              </table:table-cell>
              <table:table-cell office:value-type="float" office:value="0.019302">
                <text:p>0.019302</text:p>
              </table:table-cell>
              <table:table-cell office:value-type="float" office:value="0.028625">
                <text:p>0.028625</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